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B000000432B0F6103513301AC.png" manifest:media-type="image/png"/>
  <manifest:file-entry manifest:full-path="Pictures/10000201000000FB00000043FD8A2FF8FD12F73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áblázat1" style:family="table">
      <style:table-properties style:width="6.6771in" fo:margin-left="0.0139in" fo:margin-top="0in" fo:margin-bottom="0in" table:align="left"/>
    </style:style>
    <style:style style:name="Táblázat1.A" style:family="table-column">
      <style:table-column-properties style:column-width="1.4396in"/>
    </style:style>
    <style:style style:name="Táblázat1.B" style:family="table-column">
      <style:table-column-properties style:column-width="5.2375in"/>
    </style:style>
    <style:style style:name="Táblázat1.1" style:family="table-row">
      <style:table-row-properties style:min-row-height="0.6458in" style:use-optimal-row-height="false"/>
    </style:style>
    <style:style style:name="Táblázat1.A1" style:family="table-cell">
      <style:table-cell-properties style:vertical-align="middle" fo:padding-left="0.075in" fo:padding-right="0.075in" fo:padding-top="0in" fo:padding-bottom="0in" fo:border="none"/>
    </style:style>
    <style:style style:name="Táblázat1.B1" style:family="table-cell">
      <style:table-cell-properties style:vertical-align="middle" fo:padding="0in" fo:border="none" fo:wrap-option="no-wrap"/>
    </style:style>
    <style:style style:name="patientOrRepresentative" style:family="table">
      <style:table-properties style:width="6.1021in" fo:margin-top="0in" fo:margin-bottom="0.1181in" table:align="right"/>
    </style:style>
    <style:style style:name="patientOrRepresentative.A" style:family="table-column">
      <style:table-column-properties style:column-width="0.2694in"/>
    </style:style>
    <style:style style:name="patientOrRepresentative.B" style:family="table-column">
      <style:table-column-properties style:column-width="5.8326in"/>
    </style:style>
    <style:style style:name="patientOrRepresentative.1" style:family="table-row">
      <style:table-row-properties style:min-row-height="0.2347in" style:use-optimal-row-height="false"/>
    </style:style>
    <style:style style:name="patientOrRepresentative.A1" style:family="table-cell">
      <style:table-cell-properties style:vertical-align="middle" fo:padding="0.0396in" fo:border-left="0.05pt solid #000000" fo:border-right="none" fo:border-top="0.05pt solid #000000" fo:border-bottom="0.05pt solid #000000"/>
    </style:style>
    <style:style style:name="patientOrRepresentative.B1" style:family="table-cell">
      <style:table-cell-properties style:vertical-align="middle" fo:padding="0.0396in" fo:border-left="0.05pt solid #000000" fo:border-right="none" fo:border-top="none" fo:border-bottom="none"/>
    </style:style>
    <style:style style:name="patientOrRepresentative.2" style:family="table-row">
      <style:table-row-properties style:min-row-height="0.2938in" style:use-optimal-row-height="false"/>
    </style:style>
    <style:style style:name="patientOrRepresentative.A2" style:family="table-cell">
      <style:table-cell-properties style:vertical-align="middle" fo:padding="0.0396in" fo:border-left="0.05pt solid #000000" fo:border-right="none" fo:border-top="none" fo:border-bottom="0.05pt solid #000000"/>
    </style:style>
    <style:style style:name="isConsideredBlind" style:family="table">
      <style:table-properties style:width="6.6771in" fo:margin-left="0.016in" table:align="left"/>
    </style:style>
    <style:style style:name="isConsideredBlind.A" style:family="table-column">
      <style:table-column-properties style:column-width="0.9389in"/>
    </style:style>
    <style:style style:name="isConsideredBlind.B" style:family="table-column">
      <style:table-column-properties style:column-width="0.3868in"/>
    </style:style>
    <style:style style:name="isConsideredBlind.C" style:family="table-column">
      <style:table-column-properties style:column-width="5.3514in"/>
    </style:style>
    <style:style style:name="isConsideredBlind.1" style:family="table-row">
      <style:table-row-properties style:min-row-height="0.2979in" style:use-optimal-row-height="false"/>
    </style:style>
    <style:style style:name="isConsideredBlind.A1" style:family="table-cell">
      <style:table-cell-properties style:vertical-align="middle" fo:padding-left="0.075in" fo:padding-right="0.075in" fo:padding-top="0in" fo:padding-bottom="0in" fo:border="0.5pt solid #000000"/>
    </style:style>
    <style:style style:name="isConsideredBlind.2" style:family="table-row">
      <style:table-row-properties style:min-row-height="0.2826in" style:use-optimal-row-height="false"/>
    </style:style>
    <style:style style:name="Táblázat4" style:family="table">
      <style:table-properties style:width="6.5278in" fo:margin-left="0in" fo:margin-right="0.1653in" table:align="margins"/>
    </style:style>
    <style:style style:name="Táblázat4.A" style:family="table-column">
      <style:table-column-properties style:column-width="1.9333in" style:rel-column-width="19409*"/>
    </style:style>
    <style:style style:name="Táblázat4.B" style:family="table-column">
      <style:table-column-properties style:column-width="4.5944in" style:rel-column-width="46126*"/>
    </style:style>
    <style:style style:name="Táblázat4.1" style:family="table-row">
      <style:table-row-properties style:min-row-height="0.5479in" style:use-optimal-row-height="false"/>
    </style:style>
    <style:style style:name="Táblázat4.A1" style:family="table-cell">
      <style:table-cell-properties style:vertical-align="middle" fo:padding="0in" fo:border="none"/>
    </style:style>
    <style:style style:name="Táblázat4.B1" style:family="table-cell">
      <style:table-cell-properties style:vertical-align="middle" fo:padding-left="0.075in" fo:padding-right="0.075in" fo:padding-top="0in" fo:padding-bottom="0in" fo:border="none"/>
    </style:style>
    <style:style style:name="Táblázat5" style:family="table">
      <style:table-properties style:width="2.6674in" fo:margin-left="0in" table:align="left"/>
    </style:style>
    <style:style style:name="Táblázat5.A" style:family="table-column">
      <style:table-column-properties style:column-width="0.3236in"/>
    </style:style>
    <style:style style:name="Táblázat5.B" style:family="table-column">
      <style:table-column-properties style:column-width="2.3438in"/>
    </style:style>
    <style:style style:name="Táblázat5.1" style:family="table-row">
      <style:table-row-properties style:min-row-height="0.2868in" style:use-optimal-row-height="false"/>
    </style:style>
    <style:style style:name="Táblázat5.A1" style:family="table-cell">
      <style:table-cell-properties style:vertical-align="middle" fo:padding-left="0.075in" fo:padding-right="0.075in" fo:padding-top="0in" fo:padding-bottom="0in" fo:border="0.5pt solid #000000"/>
    </style:style>
    <style:style style:name="Táblázat5.B1" style:family="table-cell">
      <style:table-cell-properties style:vertical-align="middle" fo:padding-left="0.075in" fo:padding-right="0.075in" fo:padding-top="0in" fo:padding-bottom="0in" fo:border-left="0.5pt solid #000000" fo:border-right="none" fo:border-top="none" fo:border-bottom="none"/>
    </style:style>
    <style:style style:name="Táblázat5.2" style:family="table-row">
      <style:table-row-properties style:min-row-height="0.2486in" style:use-optimal-row-height="false"/>
    </style:style>
    <style:style style:name="Táblázat5.4" style:family="table-row">
      <style:table-row-properties style:min-row-height="0.2444in" style:use-optimal-row-height="false"/>
    </style:style>
    <style:style style:name="Táblázat6" style:family="table">
      <style:table-properties style:width="6.6757in" table:align="left"/>
    </style:style>
    <style:style style:name="Táblázat6.A" style:family="table-column">
      <style:table-column-properties style:column-width="3.4118in"/>
    </style:style>
    <style:style style:name="Táblázat6.B" style:family="table-column">
      <style:table-column-properties style:column-width="3.2639in"/>
    </style:style>
    <style:style style:name="Táblázat6.1" style:family="table-row">
      <style:table-row-properties style:min-row-height="0.7188in" style:use-optimal-row-height="false"/>
    </style:style>
    <style:style style:name="Táblázat6.A1" style:family="table-cell">
      <style:table-cell-properties fo:padding-left="0.075in" fo:padding-right="0.075in" fo:padding-top="0in" fo:padding-bottom="0in" fo:border="0.5pt solid #000000"/>
    </style:style>
    <style:style style:name="Táblázat6.2" style:family="table-row">
      <style:table-row-properties style:min-row-height="0.2743in" style:use-optimal-row-height="false"/>
    </style:style>
    <style:style style:name="Táblázat6.A2" style:family="table-cell">
      <style:table-cell-properties style:vertical-align="middle" fo:padding-left="0.075in" fo:padding-right="0.075in" fo:padding-top="0in" fo:padding-bottom="0in" fo:border="0.5pt solid #000000"/>
    </style:style>
    <style:style style:name="Táblázat6.3" style:family="table-row">
      <style:table-row-properties style:min-row-height="0.2861in" style:use-optimal-row-height="false"/>
    </style:style>
    <style:style style:name="Táblázat6.4" style:family="table-row">
      <style:table-row-properties style:min-row-height="0.2986in" style:use-optimal-row-height="false"/>
    </style:style>
    <style:style style:name="Táblázat6.5" style:family="table-row">
      <style:table-row-properties style:min-row-height="1.2563in" style:use-optimal-row-height="false"/>
    </style:style>
    <style:style style:name="Táblázat7" style:family="table">
      <style:table-properties style:width="3.2611in" fo:margin-left="0in" table:align="left"/>
    </style:style>
    <style:style style:name="Táblázat7.A" style:family="table-column">
      <style:table-column-properties style:column-width="0.9889in"/>
    </style:style>
    <style:style style:name="Táblázat7.B" style:family="table-column">
      <style:table-column-properties style:column-width="2.2722in"/>
    </style:style>
    <style:style style:name="Táblázat7.1" style:family="table-row">
      <style:table-row-properties style:min-row-height="0.2368in" style:use-optimal-row-height="false"/>
    </style:style>
    <style:style style:name="Táblázat7.A1" style:family="table-cell">
      <style:table-cell-properties fo:padding-left="0.075in" fo:padding-right="0.075in" fo:padding-top="0in" fo:padding-bottom="0in" fo:border="none"/>
    </style:style>
    <style:style style:name="Táblázat7.B1" style:family="table-cell">
      <style:table-cell-properties style:vertical-align="middle" fo:padding-left="0.075in" fo:padding-right="0.075in" fo:padding-top="0in" fo:padding-bottom="0in" fo:border="none"/>
    </style:style>
    <style:style style:name="Táblázat7.2" style:family="table-row">
      <style:table-row-properties style:min-row-height="0.225in" style:use-optimal-row-height="false"/>
    </style:style>
    <style:style style:name="visualAcuity" style:family="table">
      <style:table-properties style:width="6.6757in" table:align="left"/>
    </style:style>
    <style:style style:name="visualAcuity.A" style:family="table-column">
      <style:table-column-properties style:column-width="4.4132in"/>
    </style:style>
    <style:style style:name="visualAcuity.B" style:family="table-column">
      <style:table-column-properties style:column-width="1.1833in"/>
    </style:style>
    <style:style style:name="visualAcuity.C" style:family="table-column">
      <style:table-column-properties style:column-width="1.0792in"/>
    </style:style>
    <style:style style:name="visualAcuity.1" style:family="table-row">
      <style:table-row-properties style:min-row-height="0.5056in" style:use-optimal-row-height="false"/>
    </style:style>
    <style:style style:name="visualAcuity.A1" style:family="table-cell">
      <style:table-cell-properties style:vertical-align="middle" fo:padding-left="0.075in" fo:padding-right="0.075in" fo:padding-top="0in" fo:padding-bottom="0in" fo:border="0.5pt solid #000000"/>
    </style:style>
    <style:style style:name="visualAcuity.2" style:family="table-row">
      <style:table-row-properties style:min-row-height="0.1542in" style:use-optimal-row-height="false"/>
    </style:style>
    <style:style style:name="visualAcuity.B2" style:family="table-cell">
      <style:table-cell-properties fo:padding-left="0.075in" fo:padding-right="0.075in" fo:padding-top="0in" fo:padding-bottom="0in" fo:border="0.5pt solid #000000"/>
    </style:style>
    <style:style style:name="visualAcuity.C2" style:family="table-cell">
      <style:table-cell-properties fo:padding-left="0.075in" fo:padding-right="0.075in" fo:padding-top="0in" fo:padding-bottom="0in" fo:border="0.5pt solid #000000"/>
    </style:style>
    <style:style style:name="visualAcuity.3" style:family="table-row">
      <style:table-row-properties style:min-row-height="0.1451in" style:use-optimal-row-height="false"/>
    </style:style>
    <style:style style:name="visualAcuity.4" style:family="table-row">
      <style:table-row-properties style:min-row-height="0.1632in" style:use-optimal-row-height="false"/>
    </style:style>
    <style:style style:name="fieldOfVisionAndLowVisionStatus" style:family="table">
      <style:table-properties style:width="6.6757in" fo:margin-top="0in" fo:margin-bottom="0in" table:align="left"/>
    </style:style>
    <style:style style:name="fieldOfVisionAndLowVisionStatus.A" style:family="table-column">
      <style:table-column-properties style:column-width="3.0299in"/>
    </style:style>
    <style:style style:name="fieldOfVisionAndLowVisionStatus.B" style:family="table-column">
      <style:table-column-properties style:column-width="0.3903in"/>
    </style:style>
    <style:style style:name="fieldOfVisionAndLowVisionStatus.C" style:family="table-column">
      <style:table-column-properties style:column-width="2.8764in"/>
    </style:style>
    <style:style style:name="fieldOfVisionAndLowVisionStatus.D" style:family="table-column">
      <style:table-column-properties style:column-width="0.3792in"/>
    </style:style>
    <style:style style:name="fieldOfVisionAndLowVisionStatus.1" style:family="table-row">
      <style:table-row-properties style:min-row-height="0.2569in" style:use-optimal-row-height="false"/>
    </style:style>
    <style:style style:name="fieldOfVisionAndLowVisionStatus.A1" style:family="table-cell">
      <style:table-cell-properties style:vertical-align="middle" fo:padding-left="0.075in" fo:padding-right="0.075in" fo:padding-top="0in" fo:padding-bottom="0in" fo:border="0.5pt solid #000000"/>
    </style:style>
    <style:style style:name="fieldOfVisionAndLowVisionStatus.2" style:family="table-row">
      <style:table-row-properties style:min-row-height="0.1368in" style:use-optimal-row-height="false"/>
    </style:style>
    <style:style style:name="fieldOfVisionAndLowVisionStatus.A2" style:family="table-cell">
      <style:table-cell-properties fo:padding-left="0.075in" fo:padding-right="0.075in" fo:padding-top="0in" fo:padding-bottom="0in" fo:border="0.5pt solid #000000"/>
    </style:style>
    <style:style style:name="fieldOfVisionAndLowVisionStatus.B2" style:family="table-cell">
      <style:table-cell-properties fo:padding-left="0.075in" fo:padding-right="0.075in" fo:padding-top="0in" fo:padding-bottom="0in" fo:border="0.5pt solid #000000"/>
    </style:style>
    <style:style style:name="fieldOfVisionAndLowVisionStatus.C2" style:family="table-cell">
      <style:table-cell-properties fo:padding-left="0.075in" fo:padding-right="0.075in" fo:padding-top="0in" fo:padding-bottom="0in" fo:border="0.5pt solid #000000"/>
    </style:style>
    <style:style style:name="fieldOfVisionAndLowVisionStatus.D2" style:family="table-cell">
      <style:table-cell-properties fo:padding-left="0.075in" fo:padding-right="0.075in" fo:padding-top="0in" fo:padding-bottom="0in" fo:border="0.5pt solid #000000"/>
    </style:style>
    <style:style style:name="fieldOfVisionAndLowVisionStatus.3" style:family="table-row">
      <style:table-row-properties style:min-row-height="0.2903in" style:use-optimal-row-height="false"/>
    </style:style>
    <style:style style:name="fieldOfVisionAndLowVisionStatus.B3" style:family="table-cell">
      <style:table-cell-properties fo:padding-left="0.075in" fo:padding-right="0.075in" fo:padding-top="0in" fo:padding-bottom="0in" fo:border="0.5pt solid #000000"/>
    </style:style>
    <style:style style:name="fieldOfVisionAndLowVisionStatus.D3" style:family="table-cell">
      <style:table-cell-properties fo:padding-left="0.075in" fo:padding-right="0.075in" fo:padding-top="0in" fo:padding-bottom="0in" fo:border="0.5pt solid #000000"/>
    </style:style>
    <style:style style:name="fieldOfVisionAndLowVisionStatus.B4" style:family="table-cell">
      <style:table-cell-properties fo:padding-left="0.075in" fo:padding-right="0.075in" fo:padding-top="0in" fo:padding-bottom="0in" fo:border="0.5pt solid #000000"/>
    </style:style>
    <style:style style:name="fieldOfVisionAndLowVisionStatus.D4" style:family="table-cell">
      <style:table-cell-properties fo:padding-left="0.075in" fo:padding-right="0.075in" fo:padding-top="0in" fo:padding-bottom="0in" fo:border="0.5pt solid #000000"/>
    </style:style>
    <style:style style:name="fieldOfVisionAndLowVisionStatus.5" style:family="table-row">
      <style:table-row-properties style:min-row-height="0.1451in" style:use-optimal-row-height="false"/>
    </style:style>
    <style:style style:name="fieldOfVisionAndLowVisionStatus.B5" style:family="table-cell">
      <style:table-cell-properties fo:padding-left="0.075in" fo:padding-right="0.075in" fo:padding-top="0in" fo:padding-bottom="0in" fo:border="0.5pt solid #000000"/>
    </style:style>
    <style:style style:name="fieldOfVisionAndLowVisionStatus.D5" style:family="table-cell">
      <style:table-cell-properties fo:padding-left="0.075in" fo:padding-right="0.075in" fo:padding-top="0in" fo:padding-bottom="0in" fo:border="0.5pt solid #000000"/>
    </style:style>
    <style:style style:name="Táblázat10" style:family="table">
      <style:table-properties style:width="2.5438in" fo:margin-left="-0.0069in" fo:margin-right="4.1563in" table:align="margins"/>
    </style:style>
    <style:style style:name="Táblázat10.A" style:family="table-column">
      <style:table-column-properties style:column-width="0.7708in" style:rel-column-width="19859*"/>
    </style:style>
    <style:style style:name="Táblázat10.B" style:family="table-column">
      <style:table-column-properties style:column-width="0.2451in" style:rel-column-width="6315*"/>
    </style:style>
    <style:style style:name="Táblázat10.C" style:family="table-column">
      <style:table-column-properties style:column-width="1.2653in" style:rel-column-width="32597*"/>
    </style:style>
    <style:style style:name="Táblázat10.D" style:family="table-column">
      <style:table-column-properties style:column-width="0.2625in" style:rel-column-width="6764*"/>
    </style:style>
    <style:style style:name="Táblázat10.1" style:family="table-row">
      <style:table-row-properties style:min-row-height="0.2174in" style:use-optimal-row-height="false"/>
    </style:style>
    <style:style style:name="Táblázat10.A1" style:family="table-cell">
      <style:table-cell-properties style:vertical-align="middle" fo:padding-left="0in" fo:padding-right="0.0396in" fo:padding-top="0in" fo:padding-bottom="0in" fo:border="none"/>
    </style:style>
    <style:style style:name="Táblázat10.B1" style:family="table-cell">
      <style:table-cell-properties style:vertical-align="middle" fo:padding-left="0in" fo:padding-right="0.0396in" fo:padding-top="0in" fo:padding-bottom="0in" fo:border="0.05pt solid #000000"/>
    </style:style>
    <style:style style:name="demographicSummaryTable" style:family="table">
      <style:table-properties style:width="6.6792in" fo:margin-top="0in" fo:margin-bottom="0in" table:align="left"/>
    </style:style>
    <style:style style:name="demographicSummaryTable.A" style:family="table-column">
      <style:table-column-properties style:column-width="0.6236in"/>
    </style:style>
    <style:style style:name="demographicSummaryTable.B" style:family="table-column">
      <style:table-column-properties style:column-width="0.2826in"/>
    </style:style>
    <style:style style:name="demographicSummaryTable.C" style:family="table-column">
      <style:table-column-properties style:column-width="0.7174in"/>
    </style:style>
    <style:style style:name="demographicSummaryTable.D" style:family="table-column">
      <style:table-column-properties style:column-width="0.2931in"/>
    </style:style>
    <style:style style:name="demographicSummaryTable.E" style:family="table-column">
      <style:table-column-properties style:column-width="0.1396in"/>
    </style:style>
    <style:style style:name="demographicSummaryTable.F" style:family="table-column">
      <style:table-column-properties style:column-width="1.0722in"/>
    </style:style>
    <style:style style:name="demographicSummaryTable.G" style:family="table-column">
      <style:table-column-properties style:column-width="0.2479in"/>
    </style:style>
    <style:style style:name="demographicSummaryTable.H" style:family="table-column">
      <style:table-column-properties style:column-width="0.2472in"/>
    </style:style>
    <style:style style:name="demographicSummaryTable.J" style:family="table-column">
      <style:table-column-properties style:column-width="0.2535in"/>
    </style:style>
    <style:style style:name="demographicSummaryTable.K" style:family="table-column">
      <style:table-column-properties style:column-width="0.1229in"/>
    </style:style>
    <style:style style:name="demographicSummaryTable.L" style:family="table-column">
      <style:table-column-properties style:column-width="1.3757in"/>
    </style:style>
    <style:style style:name="demographicSummaryTable.N" style:family="table-column">
      <style:table-column-properties style:column-width="0.3118in"/>
    </style:style>
    <style:style style:name="demographicSummaryTable.O" style:family="table-column">
      <style:table-column-properties style:column-width="0.2667in"/>
    </style:style>
    <style:style style:name="demographicSummaryTable.P" style:family="table-column">
      <style:table-column-properties style:column-width="0.2292in"/>
    </style:style>
    <style:style style:name="demographicSummaryTable.1" style:family="table-row">
      <style:table-row-properties style:min-row-height="0.1833in" style:use-optimal-row-height="false"/>
    </style:style>
    <style:style style:name="demographicSummaryTable.A1" style:family="table-cell">
      <style:table-cell-properties style:vertical-align="middle" fo:padding-left="0.075in" fo:padding-right="0.075in" fo:padding-top="0in" fo:padding-bottom="0in" fo:border="0.5pt solid #000000"/>
    </style:style>
    <style:style style:name="demographicSummaryTable.E1" style:family="table-cell">
      <style:table-cell-properties style:vertical-align="middle" fo:padding-left="0.075in" fo:padding-right="0.075in" fo:padding-top="0in" fo:padding-bottom="0in" fo:border-left="0.5pt solid #000000" fo:border-right="0.5pt solid #000000" fo:border-top="none" fo:border-bottom="none"/>
    </style:style>
    <style:style style:name="disorderRetinaTable" style:family="table">
      <style:table-properties style:width="6.684in" fo:margin-left="-0.0063in" fo:margin-right="0.0153in" table:align="margins"/>
    </style:style>
    <style:style style:name="disorderRetinaTable.A" style:family="table-column">
      <style:table-column-properties style:column-width="0.9722in" style:rel-column-width="9532*"/>
    </style:style>
    <style:style style:name="disorderRetinaTable.B" style:family="table-column">
      <style:table-column-properties style:column-width="3.0486in" style:rel-column-width="29890*"/>
    </style:style>
    <style:style style:name="disorderRetinaTable.C" style:family="table-column">
      <style:table-column-properties style:column-width="1.0833in" style:rel-column-width="10621*"/>
    </style:style>
    <style:style style:name="disorderRetinaTable.D" style:family="table-column">
      <style:table-column-properties style:column-width="0.8076in" style:rel-column-width="7918*"/>
    </style:style>
    <style:style style:name="disorderRetinaTable.E" style:family="table-column">
      <style:table-column-properties style:column-width="0.7722in" style:rel-column-width="7574*"/>
    </style:style>
    <style:style style:name="disorderRetinaTable.1" style:family="table-row">
      <style:table-row-properties style:min-row-height="0.1444in" style:use-optimal-row-height="false"/>
    </style:style>
    <style:style style:name="disorderRetinaTable.A1" style:family="table-cell">
      <style:table-cell-properties fo:padding-left="0.075in" fo:padding-right="0.075in" fo:padding-top="0in" fo:padding-bottom="0in" fo:border-left="none" fo:border-right="none" fo:border-top="none" fo:border-bottom="0.5pt solid #000000"/>
    </style:style>
    <style:style style:name="disorderRetinaTable.C1" style:family="table-cell">
      <style:table-cell-properties fo:padding-left="0.075in" fo:padding-right="0.075in" fo:padding-top="0in" fo:padding-bottom="0in" fo:border-left="none" fo:border-right="0.5pt solid #000000" fo:border-top="none" fo:border-bottom="0.5pt solid #000000"/>
    </style:style>
    <style:style style:name="disorderRetinaTable.D1" style:family="table-cell">
      <style:table-cell-properties style:vertical-align="middle" fo:padding-left="0.075in" fo:padding-right="0.075in" fo:padding-top="0in" fo:padding-bottom="0in" fo:border="0.5pt solid #000000"/>
    </style:style>
    <style:style style:name="disorderRetinaTable.2" style:family="table-row">
      <style:table-row-properties style:min-row-height="0.2889in" style:use-optimal-row-height="false"/>
    </style:style>
    <style:style style:name="disorderRetinaTable.A2" style:family="table-cell">
      <style:table-cell-properties fo:padding-left="0.075in" fo:padding-right="0.075in" fo:padding-top="0in" fo:padding-bottom="0in" fo:border="0.5pt solid #000000"/>
    </style:style>
    <style:style style:name="disorderRetinaTable.D2" style:family="table-cell">
      <style:table-cell-properties fo:padding-left="0.075in" fo:padding-right="0.075in" fo:padding-top="0in" fo:padding-bottom="0in" fo:border="0.5pt solid #000000"/>
    </style:style>
    <style:style style:name="disorderRetinaTable.E2" style:family="table-cell">
      <style:table-cell-properties fo:padding-left="0.075in" fo:padding-right="0.075in" fo:padding-top="0in" fo:padding-bottom="0in" fo:border="0.5pt solid #000000"/>
    </style:style>
    <style:style style:name="disorderRetinaTable.3" style:family="table-row">
      <style:table-row-properties style:min-row-height="0.0931in" style:use-optimal-row-height="false"/>
    </style:style>
    <style:style style:name="disorderRetinaTable.A3" style:family="table-cell">
      <style:table-cell-properties fo:padding-left="0.075in" fo:padding-right="0.075in" fo:padding-top="0in" fo:padding-bottom="0in" fo:border="0.5pt solid #000000"/>
    </style:style>
    <style:style style:name="disorderRetinaTable.D3" style:family="table-cell">
      <style:table-cell-properties fo:padding-left="0.075in" fo:padding-right="0.075in" fo:padding-top="0in" fo:padding-bottom="0in" fo:border="0.5pt solid #000000"/>
    </style:style>
    <style:style style:name="disorderRetinaTable.E3" style:family="table-cell">
      <style:table-cell-properties fo:padding-left="0.075in" fo:padding-right="0.075in" fo:padding-top="0in" fo:padding-bottom="0in" fo:border="0.5pt solid #000000"/>
    </style:style>
    <style:style style:name="disorderRetinaTable.A4" style:family="table-cell">
      <style:table-cell-properties fo:padding-left="0.075in" fo:padding-right="0.075in" fo:padding-top="0in" fo:padding-bottom="0in" fo:border="0.5pt solid #000000"/>
    </style:style>
    <style:style style:name="disorderRetinaTable.D4" style:family="table-cell">
      <style:table-cell-properties fo:padding-left="0.075in" fo:padding-right="0.075in" fo:padding-top="0in" fo:padding-bottom="0in" fo:border="0.5pt solid #000000"/>
    </style:style>
    <style:style style:name="disorderRetinaTable.E4" style:family="table-cell">
      <style:table-cell-properties fo:padding-left="0.075in" fo:padding-right="0.075in" fo:padding-top="0in" fo:padding-bottom="0in" fo:border="0.5pt solid #000000"/>
    </style:style>
    <style:style style:name="disorderRetinaTable.A5" style:family="table-cell">
      <style:table-cell-properties fo:padding-left="0.075in" fo:padding-right="0.075in" fo:padding-top="0in" fo:padding-bottom="0in" fo:border="0.5pt solid #000000"/>
    </style:style>
    <style:style style:name="disorderRetinaTable.D5" style:family="table-cell">
      <style:table-cell-properties fo:padding-left="0.075in" fo:padding-right="0.075in" fo:padding-top="0in" fo:padding-bottom="0in" fo:border="0.5pt solid #000000"/>
    </style:style>
    <style:style style:name="disorderRetinaTable.E5" style:family="table-cell">
      <style:table-cell-properties fo:padding-left="0.075in" fo:padding-right="0.075in" fo:padding-top="0in" fo:padding-bottom="0in" fo:border="0.5pt solid #000000"/>
    </style:style>
    <style:style style:name="disorderRetinaTable.6" style:family="table-row">
      <style:table-row-properties style:min-row-height="0.1896in" style:use-optimal-row-height="false"/>
    </style:style>
    <style:style style:name="disorderRetinaTable.A6" style:family="table-cell">
      <style:table-cell-properties fo:padding-left="0.075in" fo:padding-right="0.075in" fo:padding-top="0in" fo:padding-bottom="0in" fo:border="0.5pt solid #000000"/>
    </style:style>
    <style:style style:name="disorderRetinaTable.D6" style:family="table-cell">
      <style:table-cell-properties fo:padding-left="0.075in" fo:padding-right="0.075in" fo:padding-top="0in" fo:padding-bottom="0in" fo:border="0.5pt solid #000000"/>
    </style:style>
    <style:style style:name="disorderRetinaTable.E6" style:family="table-cell">
      <style:table-cell-properties fo:padding-left="0.075in" fo:padding-right="0.075in" fo:padding-top="0in" fo:padding-bottom="0in" fo:border="0.5pt solid #000000"/>
    </style:style>
    <style:style style:name="disorderRetinaTable.7" style:family="table-row">
      <style:table-row-properties style:min-row-height="0.2639in" style:use-optimal-row-height="false"/>
    </style:style>
    <style:style style:name="disorderRetinaTable.A7" style:family="table-cell">
      <style:table-cell-properties fo:padding-left="0.075in" fo:padding-right="0.075in" fo:padding-top="0in" fo:padding-bottom="0in" fo:border="0.5pt solid #000000"/>
    </style:style>
    <style:style style:name="disorderRetinaTable.B7" style:family="table-cell">
      <style:table-cell-properties fo:padding-left="0.075in" fo:padding-right="0.075in" fo:padding-top="0in" fo:padding-bottom="0in" fo:border="0.5pt solid #000000"/>
    </style:style>
    <style:style style:name="disorderGlaucomaTable" style:family="table">
      <style:table-properties style:width="6.6757in" table:align="left"/>
    </style:style>
    <style:style style:name="disorderGlaucomaTable.A" style:family="table-column">
      <style:table-column-properties style:column-width="0.9611in"/>
    </style:style>
    <style:style style:name="disorderGlaucomaTable.B" style:family="table-column">
      <style:table-column-properties style:column-width="3.0514in"/>
    </style:style>
    <style:style style:name="disorderGlaucomaTable.C" style:family="table-column">
      <style:table-column-properties style:column-width="1.0833in"/>
    </style:style>
    <style:style style:name="disorderGlaucomaTable.D" style:family="table-column">
      <style:table-column-properties style:column-width="0.8069in"/>
    </style:style>
    <style:style style:name="disorderGlaucomaTable.E" style:family="table-column">
      <style:table-column-properties style:column-width="0.7729in"/>
    </style:style>
    <style:style style:name="disorderGlaucomaTable.A1" style:family="table-cell">
      <style:table-cell-properties fo:padding-left="0.075in" fo:padding-right="0.075in" fo:padding-top="0in" fo:padding-bottom="0in" fo:border="0.5pt solid #000000"/>
    </style:style>
    <style:style style:name="disorderGlaucomaTable.4" style:family="table-row">
      <style:table-row-properties style:min-row-height="0.2799in" style:use-optimal-row-height="false"/>
    </style:style>
    <style:style style:name="disorderGlobeTable" style:family="table">
      <style:table-properties style:width="6.6757in" table:align="left"/>
    </style:style>
    <style:style style:name="disorderGlobeTable.A" style:family="table-column">
      <style:table-column-properties style:column-width="0.9611in"/>
    </style:style>
    <style:style style:name="disorderGlobeTable.B" style:family="table-column">
      <style:table-column-properties style:column-width="3.0514in"/>
    </style:style>
    <style:style style:name="disorderGlobeTable.C" style:family="table-column">
      <style:table-column-properties style:column-width="1.0833in"/>
    </style:style>
    <style:style style:name="disorderGlobeTable.D" style:family="table-column">
      <style:table-column-properties style:column-width="0.7986in"/>
    </style:style>
    <style:style style:name="disorderGlobeTable.E" style:family="table-column">
      <style:table-column-properties style:column-width="0.7813in"/>
    </style:style>
    <style:style style:name="disorderGlobeTable.1" style:family="table-row">
      <style:table-row-properties style:min-row-height="0.2in"/>
    </style:style>
    <style:style style:name="disorderGlobeTable.A1" style:family="table-cell">
      <style:table-cell-properties fo:padding-left="0.075in" fo:padding-right="0.075in" fo:padding-top="0in" fo:padding-bottom="0in" fo:border="0.5pt solid #000000"/>
    </style:style>
    <style:style style:name="disorderNeurologicalTable" style:family="table">
      <style:table-properties style:width="6.6757in" table:align="left"/>
    </style:style>
    <style:style style:name="disorderNeurologicalTable.A" style:family="table-column">
      <style:table-column-properties style:column-width="0.9611in"/>
    </style:style>
    <style:style style:name="disorderNeurologicalTable.B" style:family="table-column">
      <style:table-column-properties style:column-width="3.0514in"/>
    </style:style>
    <style:style style:name="disorderNeurologicalTable.C" style:family="table-column">
      <style:table-column-properties style:column-width="1.0833in"/>
    </style:style>
    <style:style style:name="disorderNeurologicalTable.D" style:family="table-column">
      <style:table-column-properties style:column-width="0.7986in"/>
    </style:style>
    <style:style style:name="disorderNeurologicalTable.E" style:family="table-column">
      <style:table-column-properties style:column-width="0.7813in"/>
    </style:style>
    <style:style style:name="disorderNeurologicalTable.A1" style:family="table-cell">
      <style:table-cell-properties fo:padding-left="0.075in" fo:padding-right="0.075in" fo:padding-top="0in" fo:padding-bottom="0in" fo:border="0.5pt solid #000000"/>
    </style:style>
    <style:style style:name="disorderChoroidTable" style:family="table">
      <style:table-properties style:width="6.6757in" table:align="left"/>
    </style:style>
    <style:style style:name="disorderChoroidTable.A" style:family="table-column">
      <style:table-column-properties style:column-width="0.9611in"/>
    </style:style>
    <style:style style:name="disorderChoroidTable.B" style:family="table-column">
      <style:table-column-properties style:column-width="3.0514in"/>
    </style:style>
    <style:style style:name="disorderChoroidTable.C" style:family="table-column">
      <style:table-column-properties style:column-width="1.0833in"/>
    </style:style>
    <style:style style:name="disorderChoroidTable.D" style:family="table-column">
      <style:table-column-properties style:column-width="0.7986in"/>
    </style:style>
    <style:style style:name="disorderChoroidTable.E" style:family="table-column">
      <style:table-column-properties style:column-width="0.7813in"/>
    </style:style>
    <style:style style:name="disorderChoroidTable.A1" style:family="table-cell">
      <style:table-cell-properties fo:padding-left="0.075in" fo:padding-right="0.075in" fo:padding-top="0in" fo:padding-bottom="0in" fo:border="0.5pt solid #000000"/>
    </style:style>
    <style:style style:name="disorderLensTable" style:family="table">
      <style:table-properties style:width="6.6757in" table:align="left"/>
    </style:style>
    <style:style style:name="disorderLensTable.A" style:family="table-column">
      <style:table-column-properties style:column-width="0.9611in"/>
    </style:style>
    <style:style style:name="disorderLensTable.B" style:family="table-column">
      <style:table-column-properties style:column-width="3.0514in"/>
    </style:style>
    <style:style style:name="disorderLensTable.C" style:family="table-column">
      <style:table-column-properties style:column-width="1.0833in"/>
    </style:style>
    <style:style style:name="disorderLensTable.D" style:family="table-column">
      <style:table-column-properties style:column-width="0.7986in"/>
    </style:style>
    <style:style style:name="disorderLensTable.E" style:family="table-column">
      <style:table-column-properties style:column-width="0.7813in"/>
    </style:style>
    <style:style style:name="disorderLensTable.A1" style:family="table-cell">
      <style:table-cell-properties fo:padding-left="0.075in" fo:padding-right="0.075in" fo:padding-top="0in" fo:padding-bottom="0in" fo:border="0.5pt solid #000000"/>
    </style:style>
    <style:style style:name="disorderCorneaTable" style:family="table">
      <style:table-properties style:width="6.6757in" table:align="left"/>
    </style:style>
    <style:style style:name="disorderCorneaTable.A" style:family="table-column">
      <style:table-column-properties style:column-width="0.9611in"/>
    </style:style>
    <style:style style:name="disorderCorneaTable.B" style:family="table-column">
      <style:table-column-properties style:column-width="3.0514in"/>
    </style:style>
    <style:style style:name="disorderCorneaTable.C" style:family="table-column">
      <style:table-column-properties style:column-width="1.0833in"/>
    </style:style>
    <style:style style:name="disorderCorneaTable.D" style:family="table-column">
      <style:table-column-properties style:column-width="0.7986in"/>
    </style:style>
    <style:style style:name="disorderCorneaTable.E" style:family="table-column">
      <style:table-column-properties style:column-width="0.7813in"/>
    </style:style>
    <style:style style:name="disorderCorneaTable.A1" style:family="table-cell">
      <style:table-cell-properties fo:padding-left="0.075in" fo:padding-right="0.075in" fo:padding-top="0in" fo:padding-bottom="0in" fo:border="0.5pt solid #000000"/>
    </style:style>
    <style:style style:name="disorderCorneaTable.2" style:family="table-row">
      <style:table-row-properties style:min-row-height="0.1917in"/>
    </style:style>
    <style:style style:name="disorderPaediatricTable" style:family="table">
      <style:table-properties style:width="6.6757in" table:align="left"/>
    </style:style>
    <style:style style:name="disorderPaediatricTable.A" style:family="table-column">
      <style:table-column-properties style:column-width="0.9611in"/>
    </style:style>
    <style:style style:name="disorderPaediatricTable.B" style:family="table-column">
      <style:table-column-properties style:column-width="3.0514in"/>
    </style:style>
    <style:style style:name="disorderPaediatricTable.C" style:family="table-column">
      <style:table-column-properties style:column-width="1.0833in"/>
    </style:style>
    <style:style style:name="disorderPaediatricTable.D" style:family="table-column">
      <style:table-column-properties style:column-width="0.8069in"/>
    </style:style>
    <style:style style:name="disorderPaediatricTable.E" style:family="table-column">
      <style:table-column-properties style:column-width="0.7729in"/>
    </style:style>
    <style:style style:name="disorderPaediatricTable.A1" style:family="table-cell">
      <style:table-cell-properties fo:padding-left="0.075in" fo:padding-right="0.075in" fo:padding-top="0in" fo:padding-bottom="0in" fo:border="0.5pt solid #000000"/>
    </style:style>
    <style:style style:name="disorderPaediatricTable.4" style:family="table-row">
      <style:table-row-properties style:min-row-height="0.2799in" style:use-optimal-row-height="false"/>
    </style:style>
    <style:style style:name="disorderNeoplasiaTable" style:family="table">
      <style:table-properties style:width="6.6667in" table:align="left"/>
    </style:style>
    <style:style style:name="disorderNeoplasiaTable.A" style:family="table-column">
      <style:table-column-properties style:column-width="0.9611in"/>
    </style:style>
    <style:style style:name="disorderNeoplasiaTable.B" style:family="table-column">
      <style:table-column-properties style:column-width="3.0514in"/>
    </style:style>
    <style:style style:name="disorderNeoplasiaTable.C" style:family="table-column">
      <style:table-column-properties style:column-width="1.0833in"/>
    </style:style>
    <style:style style:name="disorderNeoplasiaTable.D" style:family="table-column">
      <style:table-column-properties style:column-width="0.7896in"/>
    </style:style>
    <style:style style:name="disorderNeoplasiaTable.E" style:family="table-column">
      <style:table-column-properties style:column-width="0.7813in"/>
    </style:style>
    <style:style style:name="disorderNeoplasiaTable.A1" style:family="table-cell">
      <style:table-cell-properties fo:padding-left="0.075in" fo:padding-right="0.075in" fo:padding-top="0in" fo:padding-bottom="0in" fo:border="0.5pt solid #000000"/>
    </style:style>
    <style:style style:name="disorderNeoplasiaTable.3" style:family="table-row">
      <style:table-row-properties style:min-row-height="0.375in" style:use-optimal-row-height="false"/>
    </style:style>
    <style:style style:name="Táblázat21" style:family="table">
      <style:table-properties style:width="6.6667in" fo:margin-top="0in" fo:margin-bottom="0in" table:align="left"/>
    </style:style>
    <style:style style:name="Táblázat21.A" style:family="table-column">
      <style:table-column-properties style:column-width="6.6667in"/>
    </style:style>
    <style:style style:name="Táblázat21.A1" style:family="table-cell">
      <style:table-cell-properties fo:padding-left="0.075in" fo:padding-right="0.075in" fo:padding-top="0in" fo:padding-bottom="0in" fo:border-left="0.5pt solid #000000" fo:border-right="0.5pt solid #000000" fo:border-top="0.5pt solid #000000" fo:border-bottom="none"/>
    </style:style>
    <style:style style:name="Táblázat21.2" style:family="table-row">
      <style:table-row-properties style:min-row-height="0.2292in" style:use-optimal-row-height="false"/>
    </style:style>
    <style:style style:name="Táblázat21.A2" style:family="table-cell">
      <style:table-cell-properties fo:padding-left="0.075in" fo:padding-right="0.075in" fo:padding-top="0in" fo:padding-bottom="0in" fo:border-left="0.5pt solid #000000" fo:border-right="0.5pt solid #000000" fo:border-top="none" fo:border-bottom="0.5pt solid #000000"/>
    </style:style>
    <style:style style:name="patientFactors" style:family="table">
      <style:table-properties style:width="6.684in" fo:margin-top="0in" fo:margin-bottom="0in" table:align="left"/>
    </style:style>
    <style:style style:name="patientFactors.A" style:family="table-column">
      <style:table-column-properties style:column-width="5.8104in"/>
    </style:style>
    <style:style style:name="patientFactors.B" style:family="table-column">
      <style:table-column-properties style:column-width="0.8736in"/>
    </style:style>
    <style:style style:name="patientFactors.A1" style:family="table-cell">
      <style:table-cell-properties fo:padding-left="0.075in" fo:padding-right="0.075in" fo:padding-top="0in" fo:padding-bottom="0in" fo:border-left="none" fo:border-right="0.5pt solid #000000" fo:border-top="none" fo:border-bottom="0.5pt solid #000000"/>
    </style:style>
    <style:style style:name="patientFactors.B1" style:family="table-cell">
      <style:table-cell-properties style:vertical-align="middle" fo:padding-left="0.075in" fo:padding-right="0.075in" fo:padding-top="0in" fo:padding-bottom="0in" fo:border="0.5pt solid #000000"/>
    </style:style>
    <style:style style:name="patientFactors.2" style:family="table-row">
      <style:table-row-properties style:min-row-height="0.2438in" style:use-optimal-row-height="false"/>
    </style:style>
    <style:style style:name="patientFactors.3" style:family="table-row">
      <style:table-row-properties style:min-row-height="0.2868in" style:use-optimal-row-height="false"/>
    </style:style>
    <style:style style:name="patientFactors.4" style:family="table-row">
      <style:table-row-properties style:min-row-height="0.3in" style:use-optimal-row-height="false"/>
    </style:style>
    <style:style style:name="patientFactors.5" style:family="table-row">
      <style:table-row-properties style:min-row-height="0.2889in" style:use-optimal-row-height="false"/>
    </style:style>
    <style:style style:name="patientFactors.A5" style:family="table-cell">
      <style:table-cell-properties fo:padding-left="0.075in" fo:padding-right="0.075in" fo:padding-top="0in" fo:padding-bottom="0in" fo:border="0.5pt solid #000000"/>
    </style:style>
    <style:style style:name="patientFactors.A6" style:family="table-cell">
      <style:table-cell-properties fo:padding-left="0.075in" fo:padding-right="0.075in" fo:padding-top="0in" fo:padding-bottom="0in" fo:border="0.5pt solid #000000"/>
    </style:style>
    <style:style style:name="patientFactors.7" style:family="table-row">
      <style:table-row-properties style:min-row-height="0.4889in" style:use-optimal-row-height="false"/>
    </style:style>
    <style:style style:name="patientFactors.8" style:family="table-row">
      <style:table-row-properties style:min-row-height="0.4861in" style:use-optimal-row-height="false"/>
    </style:style>
    <style:style style:name="patientFactors.9" style:family="table-row">
      <style:table-row-properties style:min-row-height="0.4743in" style:use-optimal-row-height="false"/>
    </style:style>
    <style:style style:name="patientFactors.A10"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employmentStatus" style:family="table">
      <style:table-properties style:width="6.684in" fo:margin-top="0in" fo:margin-bottom="0in" table:align="left"/>
    </style:style>
    <style:style style:name="employmentStatus.A" style:family="table-column">
      <style:table-column-properties style:column-width="1.059in"/>
    </style:style>
    <style:style style:name="employmentStatus.B" style:family="table-column">
      <style:table-column-properties style:column-width="0.625in"/>
    </style:style>
    <style:style style:name="employmentStatus.C" style:family="table-column">
      <style:table-column-properties style:column-width="0.2639in"/>
    </style:style>
    <style:style style:name="employmentStatus.D" style:family="table-column">
      <style:table-column-properties style:column-width="0.9271in"/>
    </style:style>
    <style:style style:name="employmentStatus.E" style:family="table-column">
      <style:table-column-properties style:column-width="0.2493in"/>
    </style:style>
    <style:style style:name="employmentStatus.F" style:family="table-column">
      <style:table-column-properties style:column-width="1.0597in"/>
    </style:style>
    <style:style style:name="employmentStatus.H" style:family="table-column">
      <style:table-column-properties style:column-width="0.8167in"/>
    </style:style>
    <style:style style:name="employmentStatus.J" style:family="table-column">
      <style:table-column-properties style:column-width="0.9347in"/>
    </style:style>
    <style:style style:name="employmentStatus.K" style:family="table-column">
      <style:table-column-properties style:column-width="0.25in"/>
    </style:style>
    <style:style style:name="employmentStatus.1" style:family="table-row">
      <style:table-row-properties style:min-row-height="0.184in"/>
    </style:style>
    <style:style style:name="employmentStatus.A1" style:family="table-cell">
      <style:table-cell-properties fo:padding="0.0382in" fo:border-left="0.05pt solid #000000" fo:border-right="none" fo:border-top="none" fo:border-bottom="0.05pt solid #000000"/>
    </style:style>
    <style:style style:name="employmentStatus.B1" style:family="table-cell">
      <style:table-cell-properties fo:padding="0.0382in" fo:border-left="none" fo:border-right="none" fo:border-top="none" fo:border-bottom="0.05pt solid #000000"/>
    </style:style>
    <style:style style:name="employmentStatus.K1" style:family="table-cell">
      <style:table-cell-properties fo:padding="0.0382in" fo:border-left="0.05pt solid #000000" fo:border-right="0.05pt solid #000000" fo:border-top="none" fo:border-bottom="0.05pt solid #000000"/>
    </style:style>
    <style:style style:name="contactUrgency" style:family="table">
      <style:table-properties style:width="6.4326in" fo:margin-left="0.2438in" fo:margin-right="0.0167in" table:align="margins"/>
    </style:style>
    <style:style style:name="contactUrgency.A" style:family="table-column">
      <style:table-column-properties style:column-width="0.4063in" style:rel-column-width="4138*"/>
    </style:style>
    <style:style style:name="contactUrgency.B" style:family="table-column">
      <style:table-column-properties style:column-width="6.0264in" style:rel-column-width="61397*"/>
    </style:style>
    <style:style style:name="contactUrgency.1" style:family="table-row">
      <style:table-row-properties style:min-row-height="0.3701in" style:use-optimal-row-height="false"/>
    </style:style>
    <style:style style:name="contactUrgency.A1" style:family="table-cell">
      <style:table-cell-properties style:vertical-align="middle" fo:padding-left="0.075in" fo:padding-right="0.075in" fo:padding-top="0in" fo:padding-bottom="0in" fo:border="0.05pt solid #000000"/>
    </style:style>
    <style:style style:name="contactUrgency.B1" style:family="table-cell">
      <style:table-cell-properties style:vertical-align="middle" fo:padding-left="0.075in" fo:padding-right="0.075in" fo:padding-top="0in" fo:padding-bottom="0in" fo:border="none"/>
    </style:style>
    <style:style style:name="contactUrgency.2" style:family="table-row">
      <style:table-row-properties style:min-row-height="0.3854in" style:use-optimal-row-height="false"/>
    </style:style>
    <style:style style:name="contactUrgency.A2" style:family="table-cell">
      <style:table-cell-properties style:vertical-align="middle" fo:padding-left="0.075in" fo:padding-right="0.075in" fo:padding-top="0in" fo:padding-bottom="0in" fo:border-left="0.05pt solid #000000" fo:border-right="0.05pt solid #000000" fo:border-top="none" fo:border-bottom="0.05pt solid #000000"/>
    </style:style>
    <style:style style:name="contactUrgency.3" style:family="table-row">
      <style:table-row-properties style:min-row-height="0.391in" style:use-optimal-row-height="false"/>
    </style:style>
    <style:style style:name="Táblázat24" style:family="table">
      <style:table-properties style:width="3.1979in" fo:margin-left="0in" table:align="left"/>
    </style:style>
    <style:style style:name="Táblázat24.A" style:family="table-column">
      <style:table-column-properties style:column-width="2.5361in"/>
    </style:style>
    <style:style style:name="Táblázat24.B" style:family="table-column">
      <style:table-column-properties style:column-width="0.6618in"/>
    </style:style>
    <style:style style:name="Táblázat24.A1" style:family="table-cell">
      <style:table-cell-properties style:vertical-align="middle" fo:padding-left="0.075in" fo:padding-right="0.075in" fo:padding-top="0in" fo:padding-bottom="0in" fo:border-left="none" fo:border-right="none" fo:border-top="none" fo:border-bottom="0.5pt solid #000000"/>
    </style:style>
    <style:style style:name="Táblázat24.B1" style:family="table-cell">
      <style:table-cell-properties fo:padding-left="0.075in" fo:padding-right="0.075in" fo:padding-top="0in" fo:padding-bottom="0in" fo:border-left="none" fo:border-right="none" fo:border-top="none" fo:border-bottom="0.5pt solid #000000"/>
    </style:style>
    <style:style style:name="Táblázat24.A2" style:family="table-cell">
      <style:table-cell-properties style:vertical-align="middle" fo:padding-left="0.075in" fo:padding-right="0.075in" fo:padding-top="0in" fo:padding-bottom="0in" fo:border="0.5pt solid #000000"/>
    </style:style>
    <style:style style:name="Táblázat24.B2" style:family="table-cell">
      <style:table-cell-properties fo:padding-left="0.075in" fo:padding-right="0.075in" fo:padding-top="0in" fo:padding-bottom="0in" fo:border="0.5pt solid #000000"/>
    </style:style>
    <style:style style:name="Táblázat24.B3" style:family="table-cell">
      <style:table-cell-properties fo:padding-left="0.075in" fo:padding-right="0.075in" fo:padding-top="0in" fo:padding-bottom="0in" fo:border="0.5pt solid #000000"/>
    </style:style>
    <style:style style:name="Táblázat24.4" style:family="table-row">
      <style:table-row-properties style:min-row-height="0.1819in" style:use-optimal-row-height="false"/>
    </style:style>
    <style:style style:name="Táblázat24.B4" style:family="table-cell">
      <style:table-cell-properties fo:padding-left="0.075in" fo:padding-right="0.075in" fo:padding-top="0in" fo:padding-bottom="0in" fo:border="0.5pt solid #000000"/>
    </style:style>
    <style:style style:name="Táblázat25" style:family="table">
      <style:table-properties style:width="3.1979in" fo:margin-left="0in" table:align="left"/>
    </style:style>
    <style:style style:name="Táblázat25.A" style:family="table-column">
      <style:table-column-properties style:column-width="2.5361in"/>
    </style:style>
    <style:style style:name="Táblázat25.B" style:family="table-column">
      <style:table-column-properties style:column-width="0.6618in"/>
    </style:style>
    <style:style style:name="Táblázat25.A1" style:family="table-cell">
      <style:table-cell-properties style:vertical-align="middle" fo:padding-left="0.075in" fo:padding-right="0.075in" fo:padding-top="0in" fo:padding-bottom="0in" fo:border-left="none" fo:border-right="none" fo:border-top="none" fo:border-bottom="0.5pt solid #000000"/>
    </style:style>
    <style:style style:name="Táblázat25.B1" style:family="table-cell">
      <style:table-cell-properties fo:padding-left="0.075in" fo:padding-right="0.075in" fo:padding-top="0in" fo:padding-bottom="0in" fo:border-left="none" fo:border-right="none" fo:border-top="none" fo:border-bottom="0.5pt solid #000000"/>
    </style:style>
    <style:style style:name="Táblázat25.A2" style:family="table-cell">
      <style:table-cell-properties style:vertical-align="middle" fo:padding-left="0.075in" fo:padding-right="0.075in" fo:padding-top="0in" fo:padding-bottom="0in" fo:border="0.5pt solid #000000"/>
    </style:style>
    <style:style style:name="Táblázat25.B2" style:family="table-cell">
      <style:table-cell-properties fo:padding-left="0.075in" fo:padding-right="0.075in" fo:padding-top="0in" fo:padding-bottom="0in" fo:border="0.5pt solid #000000"/>
    </style:style>
    <style:style style:name="Táblázat25.B3" style:family="table-cell">
      <style:table-cell-properties fo:padding-left="0.075in" fo:padding-right="0.075in" fo:padding-top="0in" fo:padding-bottom="0in" fo:border="0.5pt solid #000000"/>
    </style:style>
    <style:style style:name="Táblázat25.B4" style:family="table-cell">
      <style:table-cell-properties fo:padding-left="0.075in" fo:padding-right="0.075in" fo:padding-top="0in" fo:padding-bottom="0in" fo:border="0.5pt solid #000000"/>
    </style:style>
    <style:style style:name="Táblázat25.5" style:family="table-row">
      <style:table-row-properties style:min-row-height="0.2556in" style:use-optimal-row-height="false"/>
    </style:style>
    <style:style style:name="Táblázat25.B5" style:family="table-cell">
      <style:table-cell-properties fo:padding-left="0.075in" fo:padding-right="0.075in" fo:padding-top="0in" fo:padding-bottom="0in" fo:border="0.5pt solid #000000"/>
    </style:style>
    <style:style style:name="Táblázat26" style:family="table">
      <style:table-properties style:width="3.1979in" fo:margin-left="0in" table:align="left"/>
    </style:style>
    <style:style style:name="Táblázat26.A" style:family="table-column">
      <style:table-column-properties style:column-width="2.5361in"/>
    </style:style>
    <style:style style:name="Táblázat26.B" style:family="table-column">
      <style:table-column-properties style:column-width="0.6618in"/>
    </style:style>
    <style:style style:name="Táblázat26.A1" style:family="table-cell">
      <style:table-cell-properties style:vertical-align="middle" fo:padding-left="0.075in" fo:padding-right="0.075in" fo:padding-top="0in" fo:padding-bottom="0in" fo:border-left="none" fo:border-right="none" fo:border-top="none" fo:border-bottom="0.5pt solid #000000"/>
    </style:style>
    <style:style style:name="Táblázat26.B1" style:family="table-cell">
      <style:table-cell-properties fo:padding-left="0.075in" fo:padding-right="0.075in" fo:padding-top="0in" fo:padding-bottom="0in" fo:border-left="none" fo:border-right="none" fo:border-top="none" fo:border-bottom="0.5pt solid #000000"/>
    </style:style>
    <style:style style:name="Táblázat26.A2" style:family="table-cell">
      <style:table-cell-properties style:vertical-align="middle" fo:padding-left="0.075in" fo:padding-right="0.075in" fo:padding-top="0in" fo:padding-bottom="0in" fo:border="0.5pt solid #000000"/>
    </style:style>
    <style:style style:name="Táblázat26.B2" style:family="table-cell">
      <style:table-cell-properties fo:padding-left="0.075in" fo:padding-right="0.075in" fo:padding-top="0in" fo:padding-bottom="0in" fo:border="0.5pt solid #000000"/>
    </style:style>
    <style:style style:name="Táblázat26.B3" style:family="table-cell">
      <style:table-cell-properties fo:padding-left="0.075in" fo:padding-right="0.075in" fo:padding-top="0in" fo:padding-bottom="0in" fo:border="0.5pt solid #000000"/>
    </style:style>
    <style:style style:name="Táblázat26.B4" style:family="table-cell">
      <style:table-cell-properties fo:padding-left="0.075in" fo:padding-right="0.075in" fo:padding-top="0in" fo:padding-bottom="0in" fo:border="0.5pt solid #000000"/>
    </style:style>
    <style:style style:name="Táblázat26.B5" style:family="table-cell">
      <style:table-cell-properties fo:padding-left="0.075in" fo:padding-right="0.075in" fo:padding-top="0in" fo:padding-bottom="0in" fo:border="0.5pt solid #000000"/>
    </style:style>
    <style:style style:name="Táblázat27" style:family="table">
      <style:table-properties style:width="3.1979in" fo:margin-left="0in" table:align="left"/>
    </style:style>
    <style:style style:name="Táblázat27.A" style:family="table-column">
      <style:table-column-properties style:column-width="2.5361in"/>
    </style:style>
    <style:style style:name="Táblázat27.B" style:family="table-column">
      <style:table-column-properties style:column-width="0.6618in"/>
    </style:style>
    <style:style style:name="Táblázat27.A1" style:family="table-cell">
      <style:table-cell-properties style:vertical-align="middle" fo:padding-left="0.075in" fo:padding-right="0.075in" fo:padding-top="0in" fo:padding-bottom="0in" fo:border-left="none" fo:border-right="none" fo:border-top="none" fo:border-bottom="0.5pt solid #000000"/>
    </style:style>
    <style:style style:name="Táblázat27.B1" style:family="table-cell">
      <style:table-cell-properties fo:padding-left="0.075in" fo:padding-right="0.075in" fo:padding-top="0in" fo:padding-bottom="0in" fo:border-left="none" fo:border-right="none" fo:border-top="none" fo:border-bottom="0.5pt solid #000000"/>
    </style:style>
    <style:style style:name="Táblázat27.A2" style:family="table-cell">
      <style:table-cell-properties style:vertical-align="middle" fo:padding-left="0.075in" fo:padding-right="0.075in" fo:padding-top="0in" fo:padding-bottom="0in" fo:border="0.5pt solid #000000"/>
    </style:style>
    <style:style style:name="Táblázat27.B2" style:family="table-cell">
      <style:table-cell-properties fo:padding-left="0.075in" fo:padding-right="0.075in" fo:padding-top="0in" fo:padding-bottom="0in" fo:border="0.5pt solid #000000"/>
    </style:style>
    <style:style style:name="Táblázat27.B3" style:family="table-cell">
      <style:table-cell-properties fo:padding-left="0.075in" fo:padding-right="0.075in" fo:padding-top="0in" fo:padding-bottom="0in" fo:border="0.5pt solid #000000"/>
    </style:style>
    <style:style style:name="Táblázat27.B4" style:family="table-cell">
      <style:table-cell-properties fo:padding-left="0.075in" fo:padding-right="0.075in" fo:padding-top="0in" fo:padding-bottom="0in" fo:border="0.5pt solid #000000"/>
    </style:style>
    <style:style style:name="Táblázat28" style:family="table">
      <style:table-properties style:width="3.1688in" table:align="left"/>
    </style:style>
    <style:style style:name="Táblázat28.A" style:family="table-column">
      <style:table-column-properties style:column-width="2.509in"/>
    </style:style>
    <style:style style:name="Táblázat28.B" style:family="table-column">
      <style:table-column-properties style:column-width="0.6597in"/>
    </style:style>
    <style:style style:name="Táblázat28.A1" style:family="table-cell">
      <style:table-cell-properties fo:padding-left="0.075in" fo:padding-right="0.075in" fo:padding-top="0in" fo:padding-bottom="0in" fo:border-left="none" fo:border-right="none" fo:border-top="none" fo:border-bottom="0.5pt solid #000000"/>
    </style:style>
    <style:style style:name="Táblázat28.A2" style:family="table-cell">
      <style:table-cell-properties fo:padding-left="0.075in" fo:padding-right="0.075in" fo:padding-top="0in" fo:padding-bottom="0in" fo:border="0.5pt solid #000000"/>
    </style:style>
    <style:style style:name="preferredInfoFormat" style:family="table">
      <style:table-properties style:width="6.6979in" fo:margin-left="0in" table:align="left"/>
    </style:style>
    <style:style style:name="preferredInfoFormat.A" style:family="table-column">
      <style:table-column-properties style:column-width="0.4063in"/>
    </style:style>
    <style:style style:name="preferredInfoFormat.B" style:family="table-column">
      <style:table-column-properties style:column-width="1.4792in"/>
    </style:style>
    <style:style style:name="preferredInfoFormat.C" style:family="table-column">
      <style:table-column-properties style:column-width="0.3438in"/>
    </style:style>
    <style:style style:name="preferredInfoFormat.D" style:family="table-column">
      <style:table-column-properties style:column-width="1.1771in"/>
    </style:style>
    <style:style style:name="preferredInfoFormat.E" style:family="table-column">
      <style:table-column-properties style:column-width="0.3646in"/>
    </style:style>
    <style:style style:name="preferredInfoFormat.F" style:family="table-column">
      <style:table-column-properties style:column-width="1.3542in"/>
    </style:style>
    <style:style style:name="preferredInfoFormat.G" style:family="table-column">
      <style:table-column-properties style:column-width="0.3542in"/>
    </style:style>
    <style:style style:name="preferredInfoFormat.H" style:family="table-column">
      <style:table-column-properties style:column-width="1.2188in"/>
    </style:style>
    <style:style style:name="preferredInfoFormat.A1" style:family="table-cell">
      <style:table-cell-properties style:vertical-align="middle" fo:padding-left="0.0396in" fo:padding-right="0in" fo:padding-top="0in" fo:padding-bottom="0in" fo:border="none"/>
    </style:style>
    <style:style style:name="preferredInfoFormat.2" style:family="table-row">
      <style:table-row-properties style:min-row-height="0.3722in" style:use-optimal-row-height="false"/>
    </style:style>
    <style:style style:name="preferredInfoFormat.A2" style:family="table-cell">
      <style:table-cell-properties style:vertical-align="middle" fo:padding-left="0.0396in" fo:padding-right="0in" fo:padding-top="0in" fo:padding-bottom="0in" fo:border="0.05pt solid #000000"/>
    </style:style>
    <style:style style:name="preferredInfoFormat.B2" style:family="table-cell">
      <style:table-cell-properties style:vertical-align="middle" fo:padding-left="0.0396in" fo:padding-right="0in" fo:padding-top="0in" fo:padding-bottom="0in" fo:border-left="0.05pt solid #000000" fo:border-right="none" fo:border-top="none" fo:border-bottom="none"/>
    </style:style>
    <style:style style:name="P1" style:family="paragraph" style:parent-style-name="Normál">
      <style:paragraph-properties fo:text-align="justify" style:justify-single-word="false" fo:orphans="0" fo:widows="0" style:text-autospace="none"/>
    </style:style>
    <style:style style:name="P2" style:family="paragraph" style:parent-style-name="Normál">
      <style:text-properties style:font-name="Arial" style:font-name-complex="Arial"/>
    </style:style>
    <style:style style:name="P3" style:family="paragraph" style:parent-style-name="Normál">
      <style:paragraph-properties fo:text-align="center" style:justify-single-word="false"/>
      <style:text-properties style:font-name="Arial" style:font-name-complex="Arial"/>
    </style:style>
    <style:style style:name="P4" style:family="paragraph" style:parent-style-name="Normál">
      <style:text-properties style:font-name="Arial" style:font-name-complex="Arial" style:font-style-complex="italic"/>
    </style:style>
    <style:style style:name="P5" style:family="paragraph" style:parent-style-name="Normál">
      <style:paragraph-properties fo:orphans="0" fo:widows="0" style:text-autospace="none"/>
      <style:text-properties style:font-name="Arial" style:font-name-complex="Arial"/>
    </style:style>
    <style:style style:name="P6" style:family="paragraph" style:parent-style-name="Normál">
      <style:paragraph-properties fo:text-align="start" style:justify-single-word="false" fo:orphans="0" fo:widows="0" style:text-autospace="none"/>
      <style:text-properties style:font-name="Arial" style:font-name-complex="Arial"/>
    </style:style>
    <style:style style:name="P7" style:family="paragraph" style:parent-style-name="Normál">
      <style:paragraph-properties>
        <style:tab-stops>
          <style:tab-stop style:position="0.7673in"/>
        </style:tab-stops>
      </style:paragraph-properties>
      <style:text-properties style:font-name="Arial" style:font-name-complex="Arial"/>
    </style:style>
    <style:style style:name="P8" style:family="paragraph" style:parent-style-name="Normál">
      <style:text-properties style:font-name="Arial" fo:font-size="16pt" fo:font-weight="bold" style:font-size-asian="16pt" style:font-weight-asian="bold" style:font-name-complex="Arial" style:font-size-complex="16pt"/>
    </style:style>
    <style:style style:name="P9" style:family="paragraph" style:parent-style-name="Normál">
      <style:paragraph-properties fo:text-align="center" style:justify-single-word="false"/>
      <style:text-properties style:font-name="Arial" fo:font-size="16pt" fo:font-weight="bold" style:font-size-asian="16pt" style:font-weight-asian="bold" style:font-name-complex="Arial" style:font-size-complex="16pt"/>
    </style:style>
    <style:style style:name="P10" style:family="paragraph" style:parent-style-name="Normál">
      <style:text-properties style:font-name="Arial" fo:font-size="12pt" style:font-size-asian="12pt" style:font-name-complex="Arial" style:font-size-complex="12pt"/>
    </style:style>
    <style:style style:name="P11" style:family="paragraph" style:parent-style-name="Normál">
      <style:paragraph-properties fo:text-align="justify" style:justify-single-word="false"/>
      <style:text-properties style:font-name="Arial" fo:font-size="12pt" style:font-size-asian="12pt" style:font-name-complex="Arial" style:font-size-complex="12pt"/>
    </style:style>
    <style:style style:name="P12" style:family="paragraph" style:parent-style-name="Normál">
      <style:paragraph-properties>
        <style:tab-stops>
          <style:tab-stop style:position="0.748in"/>
        </style:tab-stops>
      </style:paragraph-properties>
      <style:text-properties style:font-name="Arial" fo:font-size="12pt" style:font-size-asian="12pt" style:font-name-complex="Arial" style:font-size-complex="12pt"/>
    </style:style>
    <style:style style:name="P13" style:family="paragraph" style:parent-style-name="Normál">
      <style:paragraph-properties>
        <style:tab-stops>
          <style:tab-stop style:position="0.7673in"/>
        </style:tab-stops>
      </style:paragraph-properties>
      <style:text-properties style:font-name="Arial" fo:font-size="12pt" style:font-size-asian="12pt" style:font-name-complex="Arial" style:font-size-complex="12pt"/>
    </style:style>
    <style:style style:name="P14" style:family="paragraph" style:parent-style-name="Normál">
      <style:paragraph-properties fo:text-align="center" style:justify-single-word="false"/>
      <style:text-properties style:font-name="Arial" fo:font-size="12pt" style:font-size-asian="12pt" style:font-name-complex="Arial" style:font-size-complex="12pt"/>
    </style:style>
    <style:style style:name="P15" style:family="paragraph" style:parent-style-name="Normál">
      <style:text-properties style:font-name="Arial" fo:font-size="12pt" officeooo:rsid="001d1f6c" officeooo:paragraph-rsid="001d1f6c" style:font-size-asian="12pt" style:font-name-complex="Arial" style:font-size-complex="12pt"/>
    </style:style>
    <style:style style:name="P16" style:family="paragraph" style:parent-style-name="Normál">
      <style:text-properties style:font-name="Arial" fo:font-size="12pt" style:font-size-asian="12pt" style:font-size-complex="12pt"/>
    </style:style>
    <style:style style:name="P17" style:family="paragraph" style:parent-style-name="Normál">
      <style:paragraph-properties fo:line-height="0.1874in" fo:orphans="0" fo:widows="0" style:text-autospace="none"/>
      <style:text-properties style:font-name="Arial" fo:font-size="12pt" style:font-size-asian="12pt" style:font-size-complex="12pt"/>
    </style:style>
    <style:style style:name="P18" style:family="paragraph" style:parent-style-name="Normál">
      <style:text-properties style:font-name="Arial" fo:font-size="12pt" fo:font-style="italic" style:font-size-asian="12pt" style:font-style-asian="italic" style:font-name-complex="Arial" style:font-size-complex="12pt"/>
    </style:style>
    <style:style style:name="P19" style:family="paragraph" style:parent-style-name="Normál">
      <style:paragraph-properties fo:text-align="justify" style:justify-single-word="false"/>
      <style:text-properties style:font-name="Arial" fo:font-size="12pt" fo:font-style="italic" style:font-size-asian="12pt" style:font-style-asian="italic" style:font-name-complex="Arial" style:font-size-complex="12pt"/>
    </style:style>
    <style:style style:name="P20" style:family="paragraph" style:parent-style-name="Normál">
      <style:paragraph-properties fo:text-align="center" style:justify-single-word="false"/>
      <style:text-properties style:font-name="Arial" fo:font-size="12pt" fo:font-weight="bold" style:font-size-asian="12pt" style:font-weight-asian="bold" style:font-name-complex="Arial" style:font-size-complex="12pt"/>
    </style:style>
    <style:style style:name="P21" style:family="paragraph" style:parent-style-name="Normál">
      <style:text-properties style:font-name="Arial" fo:font-size="12pt" fo:background-color="transparent" style:font-size-asian="12pt" style:font-name-complex="Arial" style:font-size-complex="12pt"/>
    </style:style>
    <style:style style:name="P22" style:family="paragraph" style:parent-style-name="Normál">
      <style:text-properties style:font-name="Arial" fo:font-size="12pt" fo:font-style="normal" officeooo:rsid="001d1f6c" officeooo:paragraph-rsid="001d1f6c" style:font-size-asian="12pt" style:font-style-asian="normal" style:font-name-complex="Arial" style:font-size-complex="12pt" style:font-style-complex="normal"/>
    </style:style>
    <style:style style:name="P23" style:family="paragraph" style:parent-style-name="Normál">
      <style:paragraph-properties fo:text-align="center" style:justify-single-word="false"/>
      <style:text-properties style:font-name="Arial" fo:font-size="18pt" fo:font-weight="bold" style:font-size-asian="18pt" style:font-weight-asian="bold" style:font-name-complex="Arial" style:font-size-complex="18pt"/>
    </style:style>
    <style:style style:name="P24" style:family="paragraph" style:parent-style-name="Normál">
      <style:text-properties style:font-name="Arial" fo:font-weight="bold" style:font-weight-asian="bold" style:font-name-complex="Arial"/>
    </style:style>
    <style:style style:name="P25" style:family="paragraph" style:parent-style-name="Normál">
      <style:text-properties style:font-name="Arial" fo:font-style="italic" style:font-style-asian="italic" style:font-name-complex="Arial"/>
    </style:style>
    <style:style style:name="P26" style:family="paragraph" style:parent-style-name="Normál">
      <style:text-properties style:font-name="Arial" fo:font-size="10pt" style:font-size-asian="10pt" style:font-name-complex="Arial" style:font-size-complex="10pt"/>
    </style:style>
    <style:style style:name="P27" style:family="paragraph" style:parent-style-name="Normál">
      <style:paragraph-properties fo:orphans="0" fo:widows="0" style:text-autospace="none"/>
      <style:text-properties style:font-name="Arial" fo:font-size="10pt" style:font-size-asian="10pt" style:font-name-complex="Arial" style:font-size-complex="10pt"/>
    </style:style>
    <style:style style:name="P28" style:family="paragraph" style:parent-style-name="Normál">
      <style:paragraph-properties fo:text-align="justify" style:justify-single-word="false" fo:orphans="0" fo:widows="0" style:text-autospace="none"/>
      <style:text-properties style:font-name="Arial" fo:font-size="10pt" style:font-size-asian="10pt" style:font-name-complex="Arial" style:font-size-complex="10pt"/>
    </style:style>
    <style:style style:name="P29" style:family="paragraph" style:parent-style-name="Normál">
      <style:paragraph-properties fo:text-align="center" style:justify-single-word="false"/>
      <style:text-properties style:font-name="Arial" fo:font-size="10pt" style:font-size-asian="10pt" style:font-name-complex="Arial" style:font-size-complex="10pt"/>
    </style:style>
    <style:style style:name="P30" style:family="paragraph" style:parent-style-name="Normál">
      <style:paragraph-properties fo:text-align="center" style:justify-single-word="false" fo:orphans="0" fo:widows="0" style:text-autospace="none"/>
      <style:text-properties style:font-name="Arial" fo:font-size="10pt" style:font-size-asian="10pt" style:font-name-complex="Arial" style:font-size-complex="10pt"/>
    </style:style>
    <style:style style:name="P31" style:family="paragraph" style:parent-style-name="Normál">
      <style:paragraph-properties fo:text-align="start" style:justify-single-word="false" fo:orphans="0" fo:widows="0" style:text-autospace="none"/>
      <style:text-properties style:font-name="Arial" fo:font-size="10pt" style:font-size-asian="10pt" style:font-name-complex="Arial" style:font-size-complex="10pt"/>
    </style:style>
    <style:style style:name="P32" style:family="paragraph" style:parent-style-name="Normál">
      <style:text-properties style:font-name="Arial" fo:font-size="10pt" officeooo:paragraph-rsid="00173f98" style:font-size-asian="10pt" style:font-name-complex="Arial" style:font-size-complex="10pt"/>
    </style:style>
    <style:style style:name="P33" style:family="paragraph" style:parent-style-name="Normál">
      <style:paragraph-properties fo:text-align="justify" style:justify-single-word="false" fo:orphans="0" fo:widows="0" style:text-autospace="none"/>
      <style:text-properties style:font-name="Arial" fo:font-size="10pt" fo:font-weight="bold" style:font-size-asian="10pt" style:font-weight-asian="bold" style:font-name-complex="Arial" style:font-size-complex="10pt"/>
    </style:style>
    <style:style style:name="P34" style:family="paragraph" style:parent-style-name="Normál">
      <style:text-properties style:font-name="Arial" fo:font-size="6pt" style:font-size-asian="6pt" style:font-name-complex="Arial" style:font-size-complex="6pt"/>
    </style:style>
    <style:style style:name="P35" style:family="paragraph" style:parent-style-name="Normál">
      <style:paragraph-properties fo:line-height="0.0193in"/>
      <style:text-properties style:font-name="Arial" fo:font-size="6pt" style:font-size-asian="6pt" style:font-name-complex="Arial" style:font-size-complex="6pt"/>
    </style:style>
    <style:style style:name="P36" style:family="paragraph" style:parent-style-name="Normál">
      <style:paragraph-properties fo:line-height="50%"/>
      <style:text-properties style:font-name="Arial" fo:font-size="6pt" style:font-size-asian="6pt" style:font-name-complex="Arial" style:font-size-complex="6pt"/>
    </style:style>
    <style:style style:name="P37" style:family="paragraph" style:parent-style-name="Normál">
      <style:text-properties style:font-name="Arial" fo:font-size="9pt" fo:font-style="italic" style:font-size-asian="9pt" style:font-style-asian="italic" style:font-name-complex="Arial" style:font-size-complex="9pt"/>
    </style:style>
    <style:style style:name="P38" style:family="paragraph" style:parent-style-name="Normál">
      <style:paragraph-properties fo:line-height="120%" fo:orphans="0" fo:widows="0" style:text-autospace="none" style:punctuation-wrap="simple"/>
    </style:style>
    <style:style style:name="P39" style:family="paragraph" style:parent-style-name="Normál">
      <style:paragraph-properties fo:text-align="center" style:justify-single-word="false"/>
    </style:style>
    <style:style style:name="P40" style:family="paragraph" style:parent-style-name="Normál">
      <style:paragraph-properties fo:text-align="center" style:justify-single-word="false" fo:orphans="0" fo:widows="0" style:text-autospace="none"/>
    </style:style>
    <style:style style:name="P41" style:family="paragraph" style:parent-style-name="Normál">
      <style:text-properties fo:color="#9900ff"/>
    </style:style>
    <style:style style:name="P42" style:family="paragraph" style:parent-style-name="Normál">
      <style:text-properties fo:color="#9900ff" style:font-name="Arial" style:font-name-complex="Arial"/>
    </style:style>
    <style:style style:name="P43" style:family="paragraph" style:parent-style-name="Normál">
      <style:paragraph-properties fo:line-height="0.0193in" fo:orphans="0" fo:widows="0" style:text-autospace="none"/>
      <style:text-properties style:font-name="Times New Roman" fo:font-size="6pt" style:font-size-asian="6pt" style:font-size-complex="6pt"/>
    </style:style>
    <style:style style:name="P44" style:family="paragraph" style:parent-style-name="Normál">
      <style:paragraph-properties fo:line-height="50%"/>
      <style:text-properties fo:color="#000000" style:font-name="Arial" fo:font-size="15pt" fo:font-weight="bold" style:font-size-asian="15pt" style:font-weight-asian="bold" style:font-name-complex="Arial" style:font-size-complex="15pt" style:font-weight-complex="bold" style:text-scale="99%"/>
    </style:style>
    <style:style style:name="P45" style:family="paragraph" style:parent-style-name="Normál">
      <style:paragraph-properties fo:orphans="0" fo:widows="0" style:text-autospace="none"/>
      <style:text-properties fo:color="#000000" style:font-name="Arial" fo:font-size="15pt" fo:font-weight="bold" style:font-size-asian="15pt" style:font-weight-asian="bold" style:font-name-complex="Arial" style:font-size-complex="15pt" style:font-weight-complex="bold"/>
    </style:style>
    <style:style style:name="P46" style:family="paragraph" style:parent-style-name="Normál">
      <style:paragraph-properties fo:line-height="120%" fo:orphans="0" fo:widows="0" style:text-autospace="none" style:punctuation-wrap="simple">
        <style:tab-stops/>
      </style:paragraph-properties>
      <style:text-properties fo:color="#000000" style:font-name="Arial" fo:font-size="12pt" style:font-size-asian="12pt" style:font-name-complex="Arial" style:font-size-complex="12pt"/>
    </style:style>
    <style:style style:name="P47" style:family="paragraph" style:parent-style-name="Normál">
      <style:paragraph-properties fo:text-align="justify" style:justify-single-word="false" fo:orphans="0" fo:widows="0" style:text-autospace="none"/>
      <style:text-properties fo:color="#000000" style:font-name="Arial" fo:font-size="10pt" fo:font-weight="bold" style:font-size-asian="10pt" style:font-weight-asian="bold" style:font-name-complex="Arial" style:font-size-complex="10pt" style:font-weight-complex="bold"/>
    </style:style>
    <style:style style:name="P48" style:family="paragraph" style:parent-style-name="Normál">
      <style:paragraph-properties fo:text-align="end" style:justify-single-word="false"/>
    </style:style>
    <style:style style:name="P49" style:family="paragraph" style:parent-style-name="Normál">
      <style:paragraph-properties fo:text-align="start" style:justify-single-word="false" fo:orphans="0" fo:widows="0" style:text-autospace="none"/>
    </style:style>
    <style:style style:name="P50" style:family="paragraph" style:parent-style-name="Normál">
      <style:paragraph-properties>
        <style:tab-stops>
          <style:tab-stop style:position="0.748in"/>
        </style:tab-stops>
      </style:paragraph-properties>
    </style:style>
    <style:style style:name="P51" style:family="paragraph" style:parent-style-name="Normál">
      <style:text-properties fo:font-variant="normal" fo:text-transform="none" fo:color="#000000" style:font-name="Arial" fo:font-size="10pt" fo:letter-spacing="normal" fo:font-style="normal" fo:font-weight="normal" style:font-size-asian="10pt" style:font-name-complex="Arial" style:font-size-complex="10pt"/>
    </style:style>
    <style:style style:name="P52" style:family="paragraph" style:parent-style-name="Normál">
      <style:paragraph-properties fo:line-height="0.0008in" fo:text-align="justify" style:justify-single-word="false" fo:orphans="0" fo:widows="0" style:text-autospace="none"/>
    </style:style>
    <style:style style:name="P53" style:family="paragraph" style:parent-style-name="Normál">
      <style:text-properties style:font-name="Arial1"/>
    </style:style>
    <style:style style:name="P54" style:family="paragraph" style:parent-style-name="Normál">
      <style:paragraph-properties fo:text-align="end" style:justify-single-word="false"/>
      <style:text-properties style:font-name="Arial1"/>
    </style:style>
    <style:style style:name="P55" style:family="paragraph" style:parent-style-name="Normál">
      <style:paragraph-properties fo:margin-left="0.0138in" fo:margin-right="0in" fo:orphans="0" fo:widows="0" fo:text-indent="0in" style:auto-text-indent="false" style:text-autospace="none">
        <style:tab-stops/>
      </style:paragraph-properties>
    </style:style>
    <style:style style:name="P56" style:family="paragraph" style:parent-style-name="Normál">
      <style:paragraph-properties fo:margin-left="0.0138in" fo:margin-right="0.0555in" fo:line-height="110%" fo:orphans="0" fo:widows="0" fo:text-indent="0in" style:auto-text-indent="false" style:text-autospace="none" style:punctuation-wrap="simple">
        <style:tab-stops/>
      </style:paragraph-properties>
    </style:style>
    <style:style style:name="P57" style:family="paragraph" style:parent-style-name="Normál">
      <style:paragraph-properties fo:margin-left="0in" fo:margin-right="0.2638in" fo:line-height="120%" fo:orphans="0" fo:widows="0" fo:text-indent="0in" style:auto-text-indent="false" style:text-autospace="none" style:punctuation-wrap="simple"/>
    </style:style>
    <style:style style:name="P58" style:family="paragraph" style:parent-style-name="Normál">
      <style:paragraph-properties fo:margin-left="0in" fo:margin-right="0.0693in" fo:line-height="110%" fo:orphans="0" fo:widows="0" fo:text-indent="0in" style:auto-text-indent="false" style:text-autospace="none" style:punctuation-wrap="simple"/>
    </style:style>
    <style:style style:name="P59" style:family="paragraph" style:parent-style-name="Normál">
      <style:paragraph-properties fo:margin-left="0in" fo:margin-right="0.0693in" fo:line-height="110%" fo:orphans="0" fo:widows="0" fo:text-indent="0in" style:auto-text-indent="false" style:text-autospace="none" style:punctuation-wrap="simple"/>
      <style:text-properties fo:color="#000000" style:font-name="Arial" fo:font-size="10pt" fo:font-weight="bold" style:font-size-asian="10pt" style:font-weight-asian="bold" style:font-name-complex="Arial" style:font-size-complex="10pt" style:font-weight-complex="bold"/>
    </style:style>
    <style:style style:name="P60" style:family="paragraph" style:parent-style-name="Normál">
      <style:paragraph-properties fo:margin-left="0.0398in" fo:margin-right="0in" fo:text-indent="0in" style:auto-text-indent="false">
        <style:tab-stops/>
      </style:paragraph-properties>
      <style:text-properties style:font-name="Arial" fo:font-size="9.5pt" fo:font-weight="bold" style:font-size-asian="9.5pt" style:font-weight-asian="bold" style:font-name-complex="Arial" style:font-size-complex="9.5pt" style:font-weight-complex="bold"/>
    </style:style>
    <style:style style:name="P61" style:family="paragraph" style:parent-style-name="Normál">
      <style:paragraph-properties fo:margin-left="0.0398in" fo:margin-right="0in" fo:text-indent="0in" style:auto-text-indent="false">
        <style:tab-stops/>
      </style:paragraph-properties>
    </style:style>
    <style:style style:name="P62" style:family="paragraph" style:parent-style-name="Text_20_body">
      <style:paragraph-properties fo:margin-top="0in" fo:margin-bottom="0.0043in" loext:contextual-spacing="false" fo:line-height="100%"/>
    </style:style>
    <style:style style:name="P63" style:family="paragraph" style:parent-style-name="Text_20_body">
      <style:paragraph-properties fo:margin-top="0in" fo:margin-bottom="0.0043in" loext:contextual-spacing="false" fo:line-height="100%"/>
      <style:text-properties style:font-name="Arial" style:font-name-complex="Arial"/>
    </style:style>
    <style:style style:name="P64" style:family="paragraph" style:parent-style-name="Normál">
      <style:paragraph-properties fo:margin-left="0.0138in" fo:margin-right="0.2638in" fo:line-height="120%" fo:orphans="0" fo:widows="0" fo:text-indent="0in" style:auto-text-indent="false" style:text-autospace="none" style:punctuation-wrap="simple">
        <style:tab-stops/>
      </style:paragraph-properties>
      <style:text-properties style:font-name="Arial" fo:font-size="12pt" style:font-size-asian="12pt" style:font-size-complex="12pt"/>
    </style:style>
    <style:style style:name="P65" style:family="paragraph" style:parent-style-name="Table_20_Contents">
      <style:paragraph-properties fo:margin-top="0in" fo:margin-bottom="0in" loext:contextual-spacing="false"/>
      <style:text-properties style:font-name="Arial" style:font-name-complex="Arial"/>
    </style:style>
    <style:style style:name="P66" style:family="paragraph" style:parent-style-name="Table_20_Contents">
      <style:paragraph-properties fo:margin-top="0in" fo:margin-bottom="0in" loext:contextual-spacing="false" fo:text-align="center" style:justify-single-word="false"/>
      <style:text-properties style:font-name="Arial" style:font-name-complex="Arial"/>
    </style:style>
    <style:style style:name="P67" style:family="paragraph" style:parent-style-name="Table_20_Contents">
      <style:paragraph-properties fo:margin-top="0in" fo:margin-bottom="0in" loext:contextual-spacing="false" fo:text-align="end" style:justify-single-word="false"/>
      <style:text-properties style:font-name="Arial"/>
    </style:style>
    <style:style style:name="P68" style:family="paragraph" style:parent-style-name="Table_20_Contents">
      <style:paragraph-properties fo:margin-top="0in" fo:margin-bottom="0in" loext:contextual-spacing="false"/>
      <style:text-properties style:font-name="Arial" fo:background-color="transparent" style:font-name-complex="Arial"/>
    </style:style>
    <style:style style:name="P69" style:family="paragraph" style:parent-style-name="Table_20_Contents">
      <style:paragraph-properties fo:margin-top="0in" fo:margin-bottom="0in" loext:contextual-spacing="false" fo:text-align="center" style:justify-single-word="false"/>
    </style:style>
    <style:style style:name="P70" style:family="paragraph" style:parent-style-name="Normál">
      <style:paragraph-properties fo:break-before="page"/>
    </style:style>
    <style:style style:name="P71" style:family="paragraph" style:parent-style-name="Normál">
      <style:paragraph-properties fo:text-align="start" style:justify-single-word="false" fo:break-before="page"/>
    </style:style>
    <style:style style:name="P72" style:family="paragraph" style:parent-style-name="Normál">
      <style:paragraph-properties fo:text-align="start" style:justify-single-word="false" fo:break-before="page"/>
      <style:text-properties style:font-name="Arial" fo:font-size="15pt" fo:font-weight="bold" style:font-size-asian="15pt" style:font-weight-asian="bold" style:font-name-complex="Arial" style:font-size-complex="15pt"/>
    </style:style>
    <style:style style:name="P73" style:family="paragraph" style:parent-style-name="Normál">
      <style:paragraph-properties fo:break-before="page"/>
      <style:text-properties style:font-name="Arial" fo:font-size="12pt" fo:font-style="italic" style:font-size-asian="12pt" style:font-style-asian="italic" style:font-name-complex="Arial" style:font-size-complex="12pt"/>
    </style:style>
    <style:style style:name="P74" style:family="paragraph" style:parent-style-name="Normál">
      <style:paragraph-properties fo:break-before="page"/>
      <style:text-properties style:font-name="Arial" fo:font-size="16pt" fo:font-weight="bold" style:font-size-asian="16pt" style:font-weight-asian="bold" style:font-name-complex="Arial" style:font-size-complex="16pt"/>
    </style:style>
    <style:style style:name="P75" style:family="paragraph" style:parent-style-name="Normál">
      <style:paragraph-properties fo:text-align="center" style:justify-single-word="false" fo:break-before="page"/>
      <style:text-properties style:font-name="Arial" fo:font-size="18pt" fo:font-weight="bold" style:font-size-asian="18pt" style:font-weight-asian="bold" style:font-name-complex="Arial" style:font-size-complex="18pt"/>
    </style:style>
    <style:style style:name="P76" style:family="paragraph" style:parent-style-name="Normál">
      <style:paragraph-properties fo:margin-top="0in" fo:margin-bottom="0.1181in" loext:contextual-spacing="false"/>
      <style:text-properties style:font-name="Arial" fo:font-size="16pt" fo:font-weight="bold" style:font-size-asian="16pt" style:font-weight-asian="bold" style:font-name-complex="Arial" style:font-size-complex="16pt"/>
    </style:style>
    <style:style style:name="P77" style:family="paragraph" style:parent-style-name="Standard">
      <style:text-properties style:font-name="Arial" fo:font-size="10pt" style:font-size-asian="10pt" style:font-size-complex="10pt"/>
    </style:style>
    <style:style style:name="P78"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P79" style:family="paragraph" style:parent-style-name="Normál" style:master-page-name="MP0">
      <style:paragraph-properties fo:text-align="center" style:justify-single-word="false" style:page-number="auto" fo:break-before="page"/>
      <style:text-properties style:font-name="Arial" fo:font-size="16pt" fo:font-weight="bold" style:font-size-asian="16pt" style:font-weight-asian="bold" style:font-name-complex="Arial" style:font-size-complex="16pt"/>
    </style:style>
    <style:style style:name="P80" style:family="paragraph" style:parent-style-name="Normál" style:list-style-name="L2">
      <style:paragraph-properties fo:text-align="justify" style:justify-single-word="false"/>
      <style:text-properties style:font-name="Arial" fo:font-size="12pt" style:font-size-asian="12pt" style:font-name-complex="Arial" style:font-size-complex="12pt"/>
    </style:style>
    <style:style style:name="P81" style:family="paragraph" style:parent-style-name="Listaszerű_20_bekezdés" style:list-style-name="L1">
      <style:text-properties style:font-name="Arial" style:font-name-complex="Arial"/>
    </style:style>
    <style:style style:name="P82" style:family="paragraph" style:parent-style-name="Listaszerű_20_bekezdés" style:list-style-name="L3">
      <style:text-properties style:font-name="Arial" fo:font-size="12pt" style:font-size-asian="12pt" style:font-name-complex="Arial" style:font-size-complex="12pt"/>
    </style:style>
    <style:style style:name="P83" style:family="paragraph" style:parent-style-name="Listaszerű_20_bekezdés" style:list-style-name="L3">
      <style:text-properties style:font-name="Arial" fo:font-size="12pt" fo:background-color="transparent" style:font-size-asian="12pt" style:font-name-complex="Arial" style:font-size-complex="12pt"/>
    </style:style>
    <style:style style:name="P84" style:family="paragraph" style:parent-style-name="Standard">
      <style:text-properties style:font-name="Arial" fo:font-size="10pt" style:font-size-asian="10pt" style:font-size-complex="10pt"/>
    </style:style>
    <style:style style:name="P85" style:family="paragraph" style:parent-style-name="Standard">
      <style:text-properties style:font-name="Arial" fo:font-size="10pt" officeooo:paragraph-rsid="0022d151" style:font-size-asian="10pt" style:font-size-complex="10pt"/>
    </style:style>
    <style:style style:name="T1" style:family="text">
      <style:text-properties officeooo:rsid="00203ddf"/>
    </style:style>
    <style:style style:name="T2" style:family="text">
      <style:text-properties fo:color="#000000" style:font-name="Arial" fo:font-size="9.89999961853027pt" style:font-size-asian="9.89999961853027pt" style:font-name-complex="Arial" style:font-size-complex="9.89999961853027pt"/>
    </style:style>
    <style:style style:name="T3" style:family="text">
      <style:text-properties fo:color="#000000" style:font-name="Arial" fo:font-size="9.89999961853027pt" fo:font-weight="bold" style:font-size-asian="9.89999961853027pt" style:font-weight-asian="bold" style:font-name-complex="Arial" style:font-size-complex="9.89999961853027pt" style:font-weight-complex="bold"/>
    </style:style>
    <style:style style:name="T4" style:family="text">
      <style:text-properties fo:color="#000000" style:font-name="Arial" fo:font-size="10pt" fo:font-weight="bold" style:font-size-asian="10pt" style:font-weight-asian="bold" style:font-name-complex="Arial" style:font-size-complex="10pt" style:font-weight-complex="bold"/>
    </style:style>
    <style:style style:name="T5" style:family="text">
      <style:text-properties fo:color="#000000" style:font-name="Arial" fo:font-size="12pt" fo:font-style="italic" style:font-size-asian="12pt" style:font-style-asian="italic" style:font-name-complex="Arial" style:font-size-complex="12pt" style:font-style-complex="italic"/>
    </style:style>
    <style:style style:name="T6" style:family="text">
      <style:text-properties fo:color="#000000" style:font-name="Arial" fo:font-size="12pt" fo:font-weight="bold" style:font-size-asian="12pt" style:font-weight-asian="bold" style:font-name-complex="Arial" style:font-size-complex="12pt" style:font-weight-complex="bold"/>
    </style:style>
    <style:style style:name="T7" style:family="text">
      <style:text-properties fo:color="#000000" style:font-name="Arial" fo:font-size="12pt" style:font-size-asian="12pt" style:font-name-complex="Arial" style:font-size-complex="12pt"/>
    </style:style>
    <style:style style:name="T8" style:family="text">
      <style:text-properties style:font-name="Arial" style:font-name-complex="Arial"/>
    </style:style>
    <style:style style:name="T9" style:family="text">
      <style:text-properties style:font-name="Arial" style:font-name-complex="Arial" style:font-style-complex="italic"/>
    </style:style>
    <style:style style:name="T10" style:family="text">
      <style:text-properties style:font-name="Arial" fo:font-size="12pt" style:font-size-asian="12pt" style:font-name-complex="Arial" style:font-size-complex="12pt"/>
    </style:style>
    <style:style style:name="T11" style:family="text">
      <style:text-properties style:font-name="Arial" fo:font-size="12pt" style:font-size-asian="12pt" style:font-size-complex="12pt"/>
    </style:style>
    <style:style style:name="T12" style:family="text">
      <style:text-properties style:font-name="Arial" fo:font-size="12pt" style:font-size-asian="12pt" style:language-asian="hu" style:country-asian="HU" style:font-name-complex="Arial" style:font-size-complex="12pt"/>
    </style:style>
    <style:style style:name="T13" style:family="text">
      <style:text-properties style:font-name="Arial" fo:font-size="12pt" fo:font-weight="bold" style:font-size-asian="12pt" style:font-weight-asian="bold" style:font-name-complex="Arial" style:font-size-complex="12pt"/>
    </style:style>
    <style:style style:name="T14" style:family="text">
      <style:text-properties style:font-name="Arial" fo:font-size="12pt" style:font-name-asian="Arial" style:font-size-asian="12pt" style:font-name-complex="Arial" style:font-size-complex="12pt"/>
    </style:style>
    <style:style style:name="T15" style:family="text">
      <style:text-properties style:font-name="Arial" style:language-asian="hu" style:country-asian="HU" style:font-name-complex="Arial"/>
    </style:style>
    <style:style style:name="T16" style:family="text">
      <style:text-properties style:font-name="Arial" fo:font-size="9.5pt" fo:font-weight="bold" style:font-size-asian="9.5pt" style:font-weight-asian="bold" style:font-name-complex="Arial" style:font-size-complex="9.5pt" style:font-weight-complex="bold"/>
    </style:style>
    <style:style style:name="T17" style:family="text">
      <style:text-properties style:font-name="Arial" fo:font-style="italic" style:font-style-asian="italic" style:font-name-complex="Arial"/>
    </style:style>
    <style:style style:name="T18" style:family="text">
      <style:text-properties style:font-name="Arial" fo:font-style="italic" style:font-style-asian="italic" style:font-name-complex="Arial" style:font-style-complex="italic"/>
    </style:style>
    <style:style style:name="T19" style:family="text">
      <style:text-properties style:font-name="Arial" fo:font-size="10pt" style:font-size-asian="10pt" style:font-name-complex="Arial" style:font-size-complex="10pt"/>
    </style:style>
    <style:style style:name="T20" style:family="text">
      <style:text-properties style:font-name="Arial" fo:font-weight="bold" style:font-weight-asian="bold" style:font-name-complex="Arial"/>
    </style:style>
    <style:style style:name="T21" style:family="text">
      <style:text-properties style:font-name="Arial" fo:font-style="normal" style:font-style-asian="normal" style:font-name-complex="Arial" style:font-style-complex="normal"/>
    </style:style>
    <style:style style:name="T22" style:family="text">
      <style:text-properties style:font-name="Arial" fo:font-size="6pt" style:font-size-asian="6pt" style:font-name-complex="Arial" style:font-size-complex="6pt"/>
    </style:style>
    <style:style style:name="T23" style:family="text">
      <style:text-properties style:language-asian="hu" style:country-asian="HU"/>
    </style:style>
    <style:style style:name="T24" style:family="text">
      <style:text-properties fo:color="#9900ff" style:font-name="Arial" style:font-name-complex="Arial"/>
    </style:style>
    <style:style style:name="T25" style:family="text">
      <style:text-properties fo:color="#9900ff" style:font-name="Arial" fo:font-size="12pt" style:font-size-asian="12pt" style:font-size-complex="12pt"/>
    </style:style>
    <style:style style:name="T26" style:family="text">
      <style:text-properties fo:color="#9900ff" style:font-name="Arial" fo:font-size="12pt" style:font-size-asian="12pt" style:language-asian="hu" style:country-asian="HU" style:font-name-complex="Arial" style:font-size-complex="12pt"/>
    </style:style>
    <style:style style:name="T27" style:family="text">
      <style:text-properties fo:color="#9900ff" style:font-name="Arial" fo:font-size="12pt" style:font-size-asian="12pt" style:language-asian="hu" style:country-asian="HU" style:font-size-complex="12pt"/>
    </style:style>
    <style:style style:name="T28" style:family="text">
      <style:text-properties fo:color="#9900ff" style:font-name="Arial" fo:font-size="12pt" style:font-name-asian="Arial" style:font-size-asian="12pt" style:font-name-complex="Arial" style:font-size-complex="12pt"/>
    </style:style>
    <style:style style:name="T29" style:family="text">
      <style:text-properties fo:color="#9900ff" fo:font-size="12pt" style:font-size-asian="12pt" style:font-size-complex="12pt"/>
    </style:style>
    <style:style style:name="T30" style:family="text">
      <style:text-properties fo:color="#9933ff" style:font-name="Arial" style:font-name-complex="Arial"/>
    </style:style>
    <style:style style:name="T31" style:family="text">
      <style:text-properties fo:color="#9933ff" style:font-name="Arial" style:text-underline-style="solid" style:text-underline-width="auto" style:text-underline-color="font-color" officeooo:rsid="001c7974" style:text-underline-mode="continuous" style:text-overline-mode="continuous" style:text-line-through-mode="continuous" style:font-name-complex="Arial"/>
    </style:style>
    <style:style style:name="T32" style:family="text">
      <style:text-properties fo:color="#9933ff" style:font-name="Arial" fo:font-size="12pt" style:font-size-asian="12pt" style:font-name-complex="Arial" style:font-size-complex="12pt"/>
    </style:style>
    <style:style style:name="T33" style:family="text">
      <style:text-properties fo:color="#9933ff" style:font-name="Arial" fo:font-size="12pt" style:font-size-asian="12pt" style:font-size-complex="12pt"/>
    </style:style>
    <style:style style:name="T34" style:family="text">
      <style:text-properties fo:background-color="#ffff00" loext:char-shading-value="0"/>
    </style:style>
    <style:style style:name="T35" style:family="text">
      <style:text-properties fo:font-variant="normal" fo:text-transform="none" fo:color="#000000" fo:letter-spacing="normal" fo:font-style="normal" fo:font-weight="normal"/>
    </style:style>
    <style:style style:name="T36" style:family="text">
      <style:text-properties officeooo:rsid="00173f98"/>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1in" fo:padding-right="0.1in" fo:padding-top="0.05in" fo:padding-bottom="0.05in" fo:border="none" style:writing-mode="lr-tb"/>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in" fo:border="none" style:writing-mode="lr-tb"/>
    </style:style>
    <style:style style:name="fr3" style:family="graphic" style:parent-style-name="signature1">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4" style:family="graphic" style:parent-style-name="signature2">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WW_5f_CharLFO1LVL1" text:bullet-char="">
        <style:list-level-properties text:space-before="0.25in" text:min-label-width="0.25in"/>
        <style:text-properties style:font-name="Symbol"/>
      </text:list-level-style-bullet>
      <text:list-level-style-bullet text:level="2" text:style-name="WW_5f_CharLFO1LVL2" text:bullet-char="o">
        <style:list-level-properties text:space-before="0.75in" text:min-label-width="0.25in"/>
        <style:text-properties style:font-name="Courier New"/>
      </text:list-level-style-bullet>
      <text:list-level-style-bullet text:level="3" text:style-name="WW_5f_CharLFO1LVL3" text:bullet-char="">
        <style:list-level-properties text:space-before="1.25in" text:min-label-width="0.25in"/>
        <style:text-properties style:font-name="Wingdings"/>
      </text:list-level-style-bullet>
      <text:list-level-style-bullet text:level="4" text:style-name="WW_5f_CharLFO1LVL4" text:bullet-char="">
        <style:list-level-properties text:space-before="1.75in" text:min-label-width="0.25in"/>
        <style:text-properties style:font-name="Symbol"/>
      </text:list-level-style-bullet>
      <text:list-level-style-bullet text:level="5" text:style-name="WW_5f_CharLFO1LVL5" text:bullet-char="o">
        <style:list-level-properties text:space-before="2.25in" text:min-label-width="0.25in"/>
        <style:text-properties style:font-name="Courier New"/>
      </text:list-level-style-bullet>
      <text:list-level-style-bullet text:level="6" text:style-name="WW_5f_CharLFO1LVL6" text:bullet-char="">
        <style:list-level-properties text:space-before="2.75in" text:min-label-width="0.25in"/>
        <style:text-properties style:font-name="Wingdings"/>
      </text:list-level-style-bullet>
      <text:list-level-style-bullet text:level="7" text:style-name="WW_5f_CharLFO1LVL7" text:bullet-char="">
        <style:list-level-properties text:space-before="3.25in" text:min-label-width="0.25in"/>
        <style:text-properties style:font-name="Symbol"/>
      </text:list-level-style-bullet>
      <text:list-level-style-bullet text:level="8" text:style-name="WW_5f_CharLFO1LVL8" text:bullet-char="o">
        <style:list-level-properties text:space-before="3.75in" text:min-label-width="0.25in"/>
        <style:text-properties style:font-name="Courier New"/>
      </text:list-level-style-bullet>
      <text:list-level-style-bullet text:level="9" text:style-name="WW_5f_CharLFO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WW_5f_CharLFO2LVL1" text:bullet-char="">
        <style:list-level-properties text:space-before="0.25in" text:min-label-width="0.25in"/>
        <style:text-properties style:font-name="Wingdings"/>
      </text:list-level-style-bullet>
      <text:list-level-style-bullet text:level="2" text:style-name="WW_5f_CharLFO2LVL2" text:bullet-char="o">
        <style:list-level-properties text:space-before="0.75in" text:min-label-width="0.25in"/>
        <style:text-properties style:font-name="Courier New"/>
      </text:list-level-style-bullet>
      <text:list-level-style-bullet text:level="3" text:style-name="WW_5f_CharLFO2LVL3" text:bullet-char="">
        <style:list-level-properties text:space-before="1.25in" text:min-label-width="0.25in"/>
        <style:text-properties style:font-name="Wingdings"/>
      </text:list-level-style-bullet>
      <text:list-level-style-bullet text:level="4" text:style-name="WW_5f_CharLFO2LVL4" text:bullet-char="">
        <style:list-level-properties text:space-before="1.75in" text:min-label-width="0.25in"/>
        <style:text-properties style:font-name="Symbol"/>
      </text:list-level-style-bullet>
      <text:list-level-style-bullet text:level="5" text:style-name="WW_5f_CharLFO2LVL5" text:bullet-char="o">
        <style:list-level-properties text:space-before="2.25in" text:min-label-width="0.25in"/>
        <style:text-properties style:font-name="Courier New"/>
      </text:list-level-style-bullet>
      <text:list-level-style-bullet text:level="6" text:style-name="WW_5f_CharLFO2LVL6" text:bullet-char="">
        <style:list-level-properties text:space-before="2.75in" text:min-label-width="0.25in"/>
        <style:text-properties style:font-name="Wingdings"/>
      </text:list-level-style-bullet>
      <text:list-level-style-bullet text:level="7" text:style-name="WW_5f_CharLFO2LVL7" text:bullet-char="">
        <style:list-level-properties text:space-before="3.25in" text:min-label-width="0.25in"/>
        <style:text-properties style:font-name="Symbol"/>
      </text:list-level-style-bullet>
      <text:list-level-style-bullet text:level="8" text:style-name="WW_5f_CharLFO2LVL8" text:bullet-char="o">
        <style:list-level-properties text:space-before="3.75in" text:min-label-width="0.25in"/>
        <style:text-properties style:font-name="Courier New"/>
      </text:list-level-style-bullet>
      <text:list-level-style-bullet text:level="9" text:style-name="WW_5f_CharLFO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Certificate of a Persona as</text:p>
      <text:p text:style-name="P9">Sight Impaired (partially sighted) or</text:p>
      <text:p text:style-name="P9">as Severly Sight Impaired (blind)</text:p>
      <text:p text:style-name="P9"/>
      <text:p text:style-name="P55"><text:span text:style-name="Bekezdés_20_alapbetűtípusa"><text:span text:style-name="T6">Part 1: To be completed by the patient or representative</text:span></text:span></text:p>
      <text:p text:style-name="P20"/>
      <text:p text:style-name="P56"><text:span text:style-name="Bekezdés_20_alapbetűtípusa"><text:span text:style-name="T7">My specific attention has been drawn to the paragraph entitled ‘Patient Consent’ on page 6 which requires that my express consent is given to the use of my personal information, and to the ‘Information for driving licence holders’.</text:span></text:span></text:p>
      <text:p text:style-name="P17"/>
      <text:p text:style-name="P46">I understand that my council or care trust will arrange for me to be registered with them if I so wish.</text:p>
      <text:p text:style-name="P64"/>
      <text:p text:style-name="Normál"><text:span text:style-name="T11">Name (please print): <text:s text:c="2"/></text:span><text:span text:style-name="signatureName"><text:span text:style-name="T25">Gipsz Janos</text:span></text:span></text:p>
      <table:table table:name="Táblázat1" table:style-name="Táblázat1">
        <table:table-column table:style-name="Táblázat1.A"/>
        <table:table-column table:style-name="Táblázat1.B"/>
        <table:table-row table:style-name="Táblázat1.1">
          <table:table-cell table:style-name="Táblázat1.A1" office:value-type="string">
            <text:p text:style-name="P38"><text:span text:style-name="Bekezdés_20_alapbetűtípusa"><text:span text:style-name="T10">Signature:</text:span></text:span></text:p>
          </table:table-cell>
          <table:table-cell table:style-name="Táblázat1.B1" office:value-type="string">
            <text:p text:style-name="P57"><text:span text:style-name="Bekezdés_20_alapbetűtípusa"><text:span text:style-name="T12"><draw:frame draw:style-name="fr3" draw:name="signatureImagePatient" text:anchor-type="as-char" svg:y="0in" svg:width="4.0917in" style:rel-width="scale" svg:height="0.8366in" style:rel-height="scale" draw:z-index="8"><draw:image xlink:href="Pictures/10000201000000FB00000043FD8A2FF8FD12F73B.png" xlink:type="simple" xlink:show="embed" xlink:actuate="onLoad"/></draw:frame></text:span></text:span></text:p>
          </table:table-cell>
        </table:table-row>
      </table:table>
      <text:p text:style-name="Normál"><text:span text:style-name="Bekezdés_20_alapbetűtípusa"><text:span text:style-name="T10">Date</text:span></text:span><text:span text:style-name="Bekezdés_20_alapbetűtípusa"><text:span text:style-name="T14">: </text:span></text:span><text:span text:style-name="signatureDate"><text:span text:style-name="T28">01/10/2016</text:span></text:span></text:p>
      <text:p text:style-name="Normál"><text:span text:style-name="signatureDate"><text:span text:style-name="T28"/></text:span></text:p>
      <table:table table:name="patientOrRepresentative" table:style-name="patientOrRepresentative">
        <table:table-column table:style-name="patientOrRepresentative.A"/>
        <table:table-column table:style-name="patientOrRepresentative.B"/>
        <table:table-row table:style-name="patientOrRepresentative.1">
          <table:table-cell table:style-name="patientOrRepresentative.A1" office:value-type="string">
            <text:p text:style-name="P39"><text:span text:style-name="signedByPatient"><text:span text:style-name="T26"/></text:span></text:p>
          </table:table-cell>
          <table:table-cell table:style-name="patientOrRepresentative.B1" office:value-type="string">
            <text:p text:style-name="P10">I am the patient</text:p>
          </table:table-cell>
        </table:table-row>
        <table:table-row table:style-name="patientOrRepresentative.2">
          <table:table-cell table:style-name="patientOrRepresentative.A2" office:value-type="string">
            <text:p text:style-name="P39"><text:span text:style-name="signedByRepresentative"><text:span text:style-name="T27"/></text:span></text:p>
          </table:table-cell>
          <table:table-cell table:style-name="patientOrRepresentative.A2" office:value-type="string">
            <text:p text:style-name="P16">the patient’s representative and my name is (PLEASE PRINT):</text:p>
            <text:p text:style-name="P31"><text:span text:style-name="representativeName"><text:span text:style-name="T29">Representative Name</text:span></text:span></text:p>
          </table:table-cell>
        </table:table-row>
      </table:table>
      <text:p text:style-name="P45">To be completed by the consultant ophthalmologist</text:p>
      <table:table table:name="isConsideredBlind" table:style-name="isConsideredBlind">
        <table:table-column table:style-name="isConsideredBlind.A"/>
        <table:table-column table:style-name="isConsideredBlind.B"/>
        <table:table-column table:style-name="isConsideredBlind.C"/>
        <table:table-row table:style-name="isConsideredBlind.1">
          <table:table-cell table:style-name="isConsideredBlind.A1" table:number-rows-spanned="2" office:value-type="string">
            <text:p text:style-name="P6">I consider</text:p>
            <text:p text:style-name="P49"><text:span text:style-name="Bekezdés_20_alapbetűtípusa"><text:span text:style-name="T8">(tick one)</text:span></text:span></text:p>
          </table:table-cell>
          <table:table-cell table:style-name="isConsideredBlind.A1" office:value-type="string">
            <text:p text:style-name="P40"/>
          </table:table-cell>
          <table:table-cell table:style-name="isConsideredBlind.A1" office:value-type="string">
            <text:p text:style-name="P5">That this person is sight impaired (partially sighted)</text:p>
          </table:table-cell>
        </table:table-row>
        <table:table-row table:style-name="isConsideredBlind.2">
          <table:covered-table-cell/>
          <table:table-cell table:style-name="isConsideredBlind.A1" office:value-type="string">
            <text:p text:style-name="P40"/>
          </table:table-cell>
          <table:table-cell table:style-name="isConsideredBlind.A1" office:value-type="string">
            <text:p text:style-name="P5">That this person is severly sight impaired (blind)</text:p>
          </table:table-cell>
        </table:table-row>
      </table:table>
      <text:p text:style-name="Normál"><text:span text:style-name="Bekezdés_20_alapbetűtípusa"><text:span text:style-name="T8">Date of examination: <text:s/></text:span></text:span><text:span text:style-name="examinationDate"><text:span text:style-name="T30">Examination Date </text:span></text:span><text:span text:style-name="T21">(dd/mm/yyyy)</text:span></text:p>
      <text:p text:style-name="P25">NB: The date of examination is taken as the date from which any concessions are calculated</text:p>
      <table:table table:name="Táblázat4" table:style-name="Táblázat4">
        <table:table-column table:style-name="Táblázat4.A"/>
        <table:table-column table:style-name="Táblázat4.B"/>
        <table:table-row table:style-name="Táblázat4.1">
          <table:table-cell table:style-name="Táblázat4.A1" office:value-type="string">
            <text:p text:style-name="P2">Consultant’s signature</text:p>
          </table:table-cell>
          <table:table-cell table:style-name="Táblázat4.B1" office:value-type="string">
            <text:p text:style-name="Normál"><text:span text:style-name="Bekezdés_20_alapbetűtípusa"><text:span text:style-name="T15"><draw:frame draw:style-name="fr4" draw:name="signatureImageConsultant" text:anchor-type="as-char" svg:y="0.0547in" svg:width="2.1882in" style:rel-width="scale" svg:height="0.4902in" style:rel-height="scale" draw:z-index="4"><draw:image xlink:href="Pictures/10000201000000FB000000432B0F6103513301AC.png" xlink:type="simple" xlink:show="embed" xlink:actuate="onLoad"/></draw:frame></text:span></text:span></text:p>
          </table:table-cell>
        </table:table-row>
      </table:table>
      <text:p text:style-name="Normál"><draw:frame draw:style-name="fr1" draw:name="Szövegdoboz 2" text:anchor-type="paragraph" svg:x="1.4508in" svg:y="0.1752in" svg:width="5.1807in" style:rel-width="scale" svg:height="0.8098in" style:rel-height="scale" draw:z-index="0"><draw:text-box><text:p text:style-name="P41"><text:span text:style-name="hospitalAddress">Hospital Address Multiline</text:span></text:p><text:p text:style-name="Normál"/></draw:text-box></draw:frame><text:span text:style-name="Bekezdés_20_alapbetűtípusa"><text:span text:style-name="T8">Consultant’s Name: <text:s text:c="2"/></text:span></text:span><text:span text:style-name="consultantName"><text:span text:style-name="T24">Consultant Name</text:span></text:span></text:p>
      <text:p text:style-name="Normál"><text:span text:style-name="Bekezdés_20_alapbetűtípusa"><text:span text:style-name="T8">Hospital address:</text:span></text:span> <text:span text:style-name="Bekezdés_20_alapbetűtípusa"><text:span text:style-name="T8"><text:tab/></text:span></text:span></text:p>
      <text:p text:style-name="P59"/>
      <text:p text:style-name="P59"/>
      <text:p text:style-name="P59"/>
      <text:p text:style-name="P58"><text:span text:style-name="Bekezdés_20_alapbetűtípusa"><text:span text:style-name="T4"><text:line-break/></text:span></text:span><text:span text:style-name="Bekezdés_20_alapbetűtípusa"><text:span text:style-name="T3">Epidemiological Analysis: please send a copy of this page to the Royal College of Ophthalmologists, c/o certifications office, Moorfields Eye Hospital, City Road, London, EC1V 2PD.</text:span></text:span></text:p>
      <text:p text:style-name="P52"><text:span text:style-name="Bekezdés_20_alapbetűtípusa"><text:span text:style-name="T2"/></text:span></text:p>
      <text:p text:style-name="P70"><draw:frame draw:style-name="fr1" draw:name="Szövegdoboz 21" text:anchor-type="paragraph" svg:x="3.428in" svg:y="0.1839in" svg:width="3.2465in" style:rel-width="scale" svg:height="1.302in" style:rel-height="scale" draw:z-index="5"><draw:text-box><text:p text:style-name="P60">MOORFIELDS EYE HOSPITAL NHS</text:p><text:p text:style-name="P60">FOUNDATION TRUST</text:p><text:p text:style-name="P60">162 CITY ROAD</text:p><text:p text:style-name="P60">LONDON</text:p><text:p text:style-name="P61"><text:span text:style-name="Bekezdés_20_alapbetűtípusa"><text:span text:style-name="T16">EC1V 2PD</text:span></text:span></text:p></draw:text-box></draw:frame> <text:span text:style-name="Bekezdés_20_alapbetűtípusa"><text:span text:style-name="T5">Copies in confidence to:</text:span></text:span></text:p>
      <table:table table:name="Táblázat5" table:style-name="Táblázat5">
        <table:table-column table:style-name="Táblázat5.A"/>
        <table:table-column table:style-name="Táblázat5.B"/>
        <table:table-row table:style-name="Táblázat5.1">
          <table:table-cell table:style-name="Táblázat5.A1" office:value-type="string">
            <text:p text:style-name="P39"/>
          </table:table-cell>
          <table:table-cell table:style-name="Táblázat5.B1" office:value-type="string">
            <text:p text:style-name="P2">Local council / Care trust</text:p>
          </table:table-cell>
        </table:table-row>
        <table:table-row table:style-name="Táblázat5.2">
          <table:table-cell table:style-name="Táblázat5.A1" office:value-type="string">
            <text:p text:style-name="P39"/>
          </table:table-cell>
          <table:table-cell table:style-name="Táblázat5.B1" office:value-type="string">
            <text:p text:style-name="P2">Patient</text:p>
          </table:table-cell>
        </table:table-row>
        <table:table-row table:style-name="Táblázat5.2">
          <table:table-cell table:style-name="Táblázat5.A1" office:value-type="string">
            <text:p text:style-name="P39"/>
          </table:table-cell>
          <table:table-cell table:style-name="Táblázat5.B1" office:value-type="string">
            <text:p text:style-name="P2">Patinet’s GP</text:p>
          </table:table-cell>
        </table:table-row>
        <table:table-row table:style-name="Táblázat5.4">
          <table:table-cell table:style-name="Táblázat5.A1" office:value-type="string">
            <text:p text:style-name="P39"/>
          </table:table-cell>
          <table:table-cell table:style-name="Táblázat5.B1" office:value-type="string">
            <text:p text:style-name="P2">Hospital notes</text:p>
          </table:table-cell>
        </table:table-row>
        <table:table-row table:style-name="Táblázat5.2">
          <table:table-cell table:style-name="Táblázat5.A1" office:value-type="string">
            <text:p text:style-name="P39"/>
          </table:table-cell>
          <table:table-cell table:style-name="Táblázat5.B1" office:value-type="string">
            <text:p text:style-name="P2">Epidemiological analysis</text:p>
          </table:table-cell>
        </table:table-row>
      </table:table>
      <text:p text:style-name="P2"/>
      <text:p text:style-name="P44">Part 2: to be completed by the consultant ophthalmologist</text:p>
      <text:p text:style-name="P4"/>
      <text:p text:style-name="Normál"><text:span text:style-name="Bekezdés_20_alapbetűtípusa"><text:span text:style-name="T18">A. Patient’s details</text:span></text:span> <text:span text:style-name="Bekezdés_20_alapbetűtípusa"><text:span text:style-name="T18"><text:tab/> </text:span></text:span><text:span text:style-name="Bekezdés_20_alapbetűtípusa"><text:span text:style-name="T9">Hospital No: 14</text:span></text:span></text:p>
      <table:table table:name="Táblázat6" table:style-name="Táblázat6">
        <table:table-column table:style-name="Táblázat6.A"/>
        <table:table-column table:style-name="Táblázat6.B"/>
        <table:table-row table:style-name="Táblázat6.1">
          <table:table-cell table:style-name="Táblázat6.A1" office:value-type="string">
            <table:table table:name="Táblázat7" table:style-name="Táblázat7">
              <table:table-column table:style-name="Táblázat7.A"/>
              <table:table-column table:style-name="Táblázat7.B"/>
              <table:table-row table:style-name="Táblázat7.1">
                <table:table-cell table:style-name="Táblázat7.A1" office:value-type="string">
                  <text:p text:style-name="P10">Title and</text:p>
                </table:table-cell>
                <table:table-cell table:style-name="Táblázat7.B1" table:number-rows-spanned="2" office:value-type="string">
                  <text:p text:style-name="P42"><text:span text:style-name="patientName"><text:span text:style-name="T33">Patient Name</text:span></text:span></text:p>
                </table:table-cell>
              </table:table-row>
              <table:table-row table:style-name="Táblázat7.2">
                <table:table-cell table:style-name="Táblázat7.B1" office:value-type="string">
                  <text:p text:style-name="P10">Surname</text:p>
                </table:table-cell>
                <table:covered-table-cell/>
              </table:table-row>
            </table:table>
            <text:p text:style-name="P10"/>
          </table:table-cell>
          <table:table-cell table:style-name="Táblázat6.A1" table:number-rows-spanned="3" office:value-type="string">
            <text:p text:style-name="P2"><text:span text:style-name="T11">Address: </text:span><text:span text:style-name="patientAddress"><text:span text:style-name="T33">Patient Address</text:span></text:span></text:p>
            <text:p text:style-name="P10"/>
            <text:p text:style-name="P10"/>
            <text:p text:style-name="P2"><text:span text:style-name="T11">Email: </text:span><text:span text:style-name="patientEmail"><text:span text:style-name="T33">Patient Email</text:span></text:span></text:p>
          </table:table-cell>
        </table:table-row>
        <table:table-row table:style-name="Táblázat6.2">
          <table:table-cell table:style-name="Táblázat6.A2" office:value-type="string">
            <text:p text:style-name="P2"><text:span text:style-name="T11">Other names: <text:s/></text:span><text:span text:style-name="otherNames"><text:span text:style-name="T33">Other Names</text:span></text:span></text:p>
          </table:table-cell>
          <table:covered-table-cell/>
        </table:table-row>
        <table:table-row table:style-name="Táblázat6.3">
          <table:table-cell table:style-name="Táblázat6.A2" office:value-type="string">
            <text:p text:style-name="Normál"><text:span text:style-name="Bekezdés_20_alapbetűtípusa"><text:span text:style-name="T10">Date of birth: <text:s/></text:span></text:span><text:span text:style-name="patientDateOfBirth"><text:span text:style-name="T32">PatientDateOfBirth</text:span></text:span></text:p>
          </table:table-cell>
          <table:covered-table-cell/>
        </table:table-row>
        <table:table-row table:style-name="Táblázat6.4">
          <table:table-cell table:style-name="Táblázat6.A2" office:value-type="string">
            <text:p text:style-name="Normál"><text:span text:style-name="Bekezdés_20_alapbetűtípusa"><text:span text:style-name="T10">NHS Number: </text:span></text:span><text:span text:style-name="nhsNumber"><text:span text:style-name="T32">NhsNumber</text:span></text:span></text:p>
          </table:table-cell>
          <table:table-cell table:style-name="Táblázat6.A2" office:value-type="string">
            <text:p text:style-name="P2"><text:span text:style-name="T11">Daytime Tel.: </text:span><text:span text:style-name="patientTel"><text:span text:style-name="T33">Patient Tel</text:span></text:span></text:p>
          </table:table-cell>
        </table:table-row>
        <table:table-row table:style-name="Táblázat6.5">
          <table:table-cell table:style-name="Táblázat6.A1" office:value-type="string">
            <text:p text:style-name="P10">Details of general practitioner</text:p>
            <text:p text:style-name="P50"><text:span text:style-name="Bekezdés_20_alapbetűtípusa"><text:span text:style-name="T10">Name: <text:tab/></text:span></text:span><text:span text:style-name="gpName"><text:span text:style-name="T32">GpName</text:span></text:span></text:p>
            <text:p text:style-name="P50"><text:span text:style-name="Bekezdés_20_alapbetűtípusa"><text:span text:style-name="T10">Address: <text:tab/></text:span></text:span><text:span text:style-name="gpAddress"><text:span text:style-name="T32">GpAddress</text:span></text:span></text:p>
            <text:p text:style-name="P12"/>
            <text:p text:style-name="P50"><text:span text:style-name="Bekezdés_20_alapbetűtípusa"><text:span text:style-name="T10">Tel.: <text:tab/></text:span></text:span><text:span text:style-name="gpTel"><text:span text:style-name="T32">GpTel</text:span></text:span></text:p>
            <text:p text:style-name="P10"/>
          </table:table-cell>
          <table:table-cell table:style-name="Táblázat6.A1" office:value-type="string">
            <text:p text:style-name="P10">Details of local social services / agent</text:p>
            <text:p text:style-name="P7"><text:span text:style-name="T11">Name: <text:tab/></text:span><text:span text:style-name="scName"><text:span text:style-name="T33">Sc Name</text:span></text:span></text:p>
            <text:p text:style-name="P7"><text:span text:style-name="T11">Address: <text:tab/></text:span><text:span text:style-name="scAddress"><text:span text:style-name="T33">Sc Address</text:span></text:span></text:p>
            <text:p text:style-name="P13"/>
            <text:p text:style-name="P7"><text:span text:style-name="T11">Tel.: <text:tab/></text:span><text:span text:style-name="scTel"><text:span text:style-name="T33">ScTel</text:span></text:span></text:p>
          </table:table-cell>
        </table:table-row>
      </table:table>
      <text:p text:style-name="P25">B. Visual function</text:p>
      <table:table table:name="visualAcuity" table:style-name="visualAcuity">
        <table:table-column table:style-name="visualAcuity.A"/>
        <table:table-column table:style-name="visualAcuity.B"/>
        <table:table-column table:style-name="visualAcuity.C"/>
        <table:table-row table:style-name="visualAcuity.1">
          <table:table-cell table:style-name="visualAcuity.A1" office:value-type="string">
            <text:p text:style-name="P2">Visual acuity</text:p>
            <text:p text:style-name="P2">(Snellen, LogMAR or functional assessment, e.g. hand movement or finger counting)</text:p>
          </table:table-cell>
          <table:table-cell table:style-name="visualAcuity.A1" office:value-type="string">
            <text:p text:style-name="P3">Right eye</text:p>
          </table:table-cell>
          <table:table-cell table:style-name="visualAcuity.A1" office:value-type="string">
            <text:p text:style-name="P3">Left eye</text:p>
          </table:table-cell>
        </table:table-row>
        <table:table-row table:style-name="visualAcuity.2">
          <table:table-cell table:style-name="visualAcuity.A1" office:value-type="string">
            <text:p text:style-name="P2">Unaided</text:p>
          </table:table-cell>
          <table:table-cell table:style-name="visualAcuity.B2" office:value-type="string">
            <text:p text:style-name="P2"/>
          </table:table-cell>
          <table:table-cell table:style-name="visualAcuity.C2" office:value-type="string">
            <text:p text:style-name="P2"/>
          </table:table-cell>
        </table:table-row>
        <table:table-row table:style-name="visualAcuity.3">
          <table:table-cell table:style-name="visualAcuity.A1" office:value-type="string">
            <text:p text:style-name="P2">Best corrected</text:p>
          </table:table-cell>
          <table:table-cell table:style-name="visualAcuity.A1" office:value-type="string">
            <text:p text:style-name="P3">6/6</text:p>
          </table:table-cell>
          <table:table-cell table:style-name="visualAcuity.A1" office:value-type="string">
            <text:p text:style-name="P3">6/60</text:p>
          </table:table-cell>
        </table:table-row>
        <table:table-row table:style-name="visualAcuity.4">
          <table:table-cell table:style-name="visualAcuity.A1" office:value-type="string">
            <text:p text:style-name="P2">Best corrected with both eyes</text:p>
          </table:table-cell>
          <table:table-cell table:style-name="visualAcuity.A1" table:number-columns-spanned="2" office:value-type="string">
            <text:p text:style-name="P3">3/60</text:p>
          </table:table-cell>
          <table:covered-table-cell/>
        </table:table-row>
      </table:table>
      <text:p text:style-name="P36"/>
      <table:table table:name="fieldOfVisionAndLowVisionStatus" table:style-name="fieldOfVisionAndLowVisionStatus">
        <table:table-column table:style-name="fieldOfVisionAndLowVisionStatus.A"/>
        <table:table-column table:style-name="fieldOfVisionAndLowVisionStatus.B"/>
        <table:table-column table:style-name="fieldOfVisionAndLowVisionStatus.C"/>
        <table:table-column table:style-name="fieldOfVisionAndLowVisionStatus.D"/>
        <table:table-row table:style-name="fieldOfVisionAndLowVisionStatus.1">
          <table:table-cell table:style-name="fieldOfVisionAndLowVisionStatus.A1" table:number-columns-spanned="2" office:value-type="string">
            <text:p text:style-name="P2">Field of vision (Put an ’X’ in the box if abnormal)</text:p>
          </table:table-cell>
          <table:covered-table-cell/>
          <table:table-cell table:style-name="fieldOfVisionAndLowVisionStatus.A1" table:number-columns-spanned="2" office:value-type="string">
            <text:p text:style-name="P2">Low vision service (Put an ’X’ in the box )</text:p>
          </table:table-cell>
          <table:covered-table-cell/>
        </table:table-row>
        <table:table-row table:style-name="fieldOfVisionAndLowVisionStatus.2">
          <table:table-cell table:style-name="fieldOfVisionAndLowVisionStatus.A2" office:value-type="string">
            <text:p text:style-name="P2">Total loss of visual field</text:p>
          </table:table-cell>
          <table:table-cell table:style-name="fieldOfVisionAndLowVisionStatus.B5" office:value-type="string">
            <text:p text:style-name="P2"/>
          </table:table-cell>
          <table:table-cell table:style-name="fieldOfVisionAndLowVisionStatus.C2" office:value-type="string">
            <text:p text:style-name="P2">Has been assessed</text:p>
          </table:table-cell>
          <table:table-cell table:style-name="fieldOfVisionAndLowVisionStatus.D5" office:value-type="string">
            <text:p text:style-name="P2"/>
          </table:table-cell>
        </table:table-row>
        <table:table-row table:style-name="fieldOfVisionAndLowVisionStatus.3">
          <table:table-cell table:style-name="fieldOfVisionAndLowVisionStatus.A1" office:value-type="string">
            <text:p text:style-name="P2">Extensive loss of visual field</text:p>
            <text:p text:style-name="P2">(including hemianopia)</text:p>
          </table:table-cell>
          <table:table-cell table:style-name="fieldOfVisionAndLowVisionStatus.B5" office:value-type="string">
            <text:p text:style-name="P2"/>
          </table:table-cell>
          <table:table-cell table:style-name="fieldOfVisionAndLowVisionStatus.A1" office:value-type="string">
            <text:p text:style-name="P2">To be referred / assessed</text:p>
          </table:table-cell>
          <table:table-cell table:style-name="fieldOfVisionAndLowVisionStatus.D5" office:value-type="string">
            <text:p text:style-name="P2"/>
          </table:table-cell>
        </table:table-row>
        <table:table-row table:style-name="fieldOfVisionAndLowVisionStatus.2">
          <table:table-cell table:style-name="fieldOfVisionAndLowVisionStatus.A1" office:value-type="string">
            <text:p text:style-name="P2">Primary loss of peripherial field</text:p>
          </table:table-cell>
          <table:table-cell table:style-name="fieldOfVisionAndLowVisionStatus.B5" office:value-type="string">
            <text:p text:style-name="P2"/>
          </table:table-cell>
          <table:table-cell table:style-name="fieldOfVisionAndLowVisionStatus.A1" table:number-rows-spanned="2" office:value-type="string">
            <text:p text:style-name="P2">Not relevant or the patient does not want an assessment</text:p>
          </table:table-cell>
          <table:table-cell table:style-name="fieldOfVisionAndLowVisionStatus.D5" table:number-rows-spanned="2" office:value-type="string">
            <text:p text:style-name="P2"/>
          </table:table-cell>
        </table:table-row>
        <table:table-row table:style-name="fieldOfVisionAndLowVisionStatus.5">
          <table:table-cell table:style-name="fieldOfVisionAndLowVisionStatus.A1" office:value-type="string">
            <text:p text:style-name="P2">Primary loss of central field</text:p>
          </table:table-cell>
          <table:table-cell table:style-name="fieldOfVisionAndLowVisionStatus.B5" office:value-type="string">
            <text:p text:style-name="P2"/>
          </table:table-cell>
          <table:covered-table-cell/>
          <table:covered-table-cell/>
        </table:table-row>
      </table:table>
      <text:p text:style-name="P34"/>
      <text:p text:style-name="Normál"><text:span text:style-name="Bekezdés_20_alapbetűtípusa"><text:span text:style-name="T8">Does sight vary markedly in different light levels? (Put an ’X’ by Yes or No)</text:span></text:span></text:p>
      <table:table table:name="Táblázat10" table:style-name="Táblázat10">
        <table:table-column table:style-name="Táblázat10.A"/>
        <table:table-column table:style-name="Táblázat10.B"/>
        <table:table-column table:style-name="Táblázat10.C"/>
        <table:table-column table:style-name="Táblázat10.D"/>
        <table:table-row table:style-name="Táblázat10.1">
          <table:table-cell table:style-name="Táblázat10.A1" office:value-type="string">
            <text:p text:style-name="P67">Yes</text:p>
          </table:table-cell>
          <table:table-cell table:style-name="Táblázat10.B1" office:value-type="string">
            <text:p text:style-name="P69"/>
          </table:table-cell>
          <table:table-cell table:style-name="Táblázat10.A1" office:value-type="string">
            <text:p text:style-name="P67">No</text:p>
          </table:table-cell>
          <table:table-cell table:style-name="Táblázat10.B1" office:value-type="string">
            <text:p text:style-name="P69"/>
          </table:table-cell>
        </table:table-row>
      </table:table>
      <text:p text:style-name="P1"><text:span text:style-name="Bekezdés_20_alapbetűtípusa"><text:span text:style-name="T3">Epidemiological Analysis: please send a copy of this page to the Royal College of Ophthalmologists, c/o certifications office, Moorfields Eye Hospital, City Road, London, EC1V 2PD.</text:span></text:span></text:p>
      <text:p text:style-name="P71"><text:span text:style-name="Bekezdés_20_alapbetűtípusa"><text:span text:style-name="T17">C. Diagnosis</text:span></text:span></text:p>
      <text:p text:style-name="P48"><text:span text:style-name="Bekezdés_20_alapbetűtípusa"><text:span text:style-name="T22"/></text:span></text:p>
      <table:table table:name="demographicSummaryTable" table:style-name="demographicSummaryTable">
        <table:table-column table:style-name="demographicSummaryTable.A"/>
        <table:table-column table:style-name="demographicSummaryTable.B"/>
        <table:table-column table:style-name="demographicSummaryTable.C"/>
        <table:table-column table:style-name="demographicSummaryTable.D"/>
        <table:table-column table:style-name="demographicSummaryTable.E"/>
        <table:table-column table:style-name="demographicSummaryTable.F"/>
        <table:table-column table:style-name="demographicSummaryTable.G"/>
        <table:table-column table:style-name="demographicSummaryTable.H"/>
        <table:table-column table:style-name="demographicSummaryTable.G"/>
        <table:table-column table:style-name="demographicSummaryTable.J"/>
        <table:table-column table:style-name="demographicSummaryTable.K"/>
        <table:table-column table:style-name="demographicSummaryTable.L"/>
        <table:table-column table:style-name="demographicSummaryTable.G"/>
        <table:table-column table:style-name="demographicSummaryTable.N"/>
        <table:table-column table:style-name="demographicSummaryTable.O"/>
        <table:table-column table:style-name="demographicSummaryTable.P"/>
        <table:table-row table:style-name="demographicSummaryTable.1">
          <table:table-cell table:style-name="demographicSummaryTable.A1" office:value-type="string">
            <text:p text:style-name="P77"><text:span text:style-name="Definition">Male</text:span></text:p>
          </table:table-cell>
          <table:table-cell table:style-name="demographicSummaryTable.A1" office:value-type="string">
            <text:p text:style-name="P77"><text:span text:style-name="Definition"/></text:p>
          </table:table-cell>
          <table:table-cell table:style-name="demographicSummaryTable.A1" office:value-type="string">
            <text:p text:style-name="P77"><text:span text:style-name="Definition">Female</text:span></text:p>
          </table:table-cell>
          <table:table-cell table:style-name="demographicSummaryTable.A1" office:value-type="string">
            <text:p text:style-name="P77"><text:span text:style-name="Definition"/></text:p>
          </table:table-cell>
          <table:table-cell table:style-name="demographicSummaryTable.E1" office:value-type="string">
            <text:p text:style-name="P77"><text:span text:style-name="Definition"/></text:p>
          </table:table-cell>
          <table:table-cell table:style-name="demographicSummaryTable.A1" office:value-type="string">
            <text:p text:style-name="P77"><text:span text:style-name="Definition">Year of birth</text:span></text:p>
          </table:table-cell>
          <table:table-cell table:style-name="demographicSummaryTable.A1" office:value-type="string">
            <text:p text:style-name="P77"><text:span text:style-name="Definition"/></text:p>
          </table:table-cell>
          <table:table-cell table:style-name="demographicSummaryTable.A1" office:value-type="string">
            <text:p text:style-name="P77"><text:span text:style-name="Definition"/></text:p>
          </table:table-cell>
          <table:table-cell table:style-name="demographicSummaryTable.A1" office:value-type="string">
            <text:p text:style-name="P77"><text:span text:style-name="Definition"/></text:p>
          </table:table-cell>
          <table:table-cell table:style-name="demographicSummaryTable.A1" office:value-type="string">
            <text:p text:style-name="P77"><text:span text:style-name="Definition"/></text:p>
          </table:table-cell>
          <table:table-cell table:style-name="demographicSummaryTable.E1" office:value-type="string">
            <text:p text:style-name="P77"><text:span text:style-name="Definition"/></text:p>
          </table:table-cell>
          <table:table-cell table:style-name="demographicSummaryTable.A1" office:value-type="string">
            <text:p text:style-name="P77"><text:span text:style-name="Definition">Postcode (first half)</text:span></text:p>
          </table:table-cell>
          <table:table-cell table:style-name="demographicSummaryTable.A1" office:value-type="string">
            <text:p text:style-name="P85"/>
          </table:table-cell>
          <table:table-cell table:style-name="demographicSummaryTable.A1" office:value-type="string">
            <text:p text:style-name="P85"/>
          </table:table-cell>
          <table:table-cell table:style-name="demographicSummaryTable.A1" office:value-type="string">
            <text:p text:style-name="P85"/>
          </table:table-cell>
          <table:table-cell table:style-name="demographicSummaryTable.A1" office:value-type="string">
            <text:p text:style-name="P85"/>
          </table:table-cell>
        </table:table-row>
      </table:table>
      <text:p text:style-name="P47">Where there is more than one cause of vision impairment please circle or asterisk the main cause.</text:p>
      <table:table table:name="disorderRetinaTable" table:style-name="disorderRetinaTable">
        <table:table-column table:style-name="disorderRetinaTable.A"/>
        <table:table-column table:style-name="disorderRetinaTable.B"/>
        <table:table-column table:style-name="disorderRetinaTable.C"/>
        <table:table-column table:style-name="disorderRetinaTable.D"/>
        <table:table-column table:style-name="disorderRetinaTable.E"/>
        <table:table-row table:style-name="disorderRetinaTable.1">
          <table:table-cell table:style-name="disorderRetinaTable.A1" office:value-type="string">
            <text:p text:style-name="P33"/>
          </table:table-cell>
          <table:table-cell table:style-name="disorderRetinaTable.A1" office:value-type="string">
            <text:p text:style-name="P28"/>
          </table:table-cell>
          <table:table-cell table:style-name="disorderRetinaTable.C1" office:value-type="string">
            <text:p text:style-name="P28"/>
          </table:table-cell>
          <table:table-cell table:style-name="disorderRetinaTable.D1" office:value-type="string">
            <text:p text:style-name="P30">Right eye</text:p>
          </table:table-cell>
          <table:table-cell table:style-name="disorderRetinaTable.D1" office:value-type="string">
            <text:p text:style-name="P30">Left eye</text:p>
          </table:table-cell>
        </table:table-row>
        <table:table-row table:style-name="disorderRetinaTable.2">
          <table:table-cell table:style-name="disorderRetinaTable.A7" table:number-rows-spanned="6" office:value-type="string">
            <text:p text:style-name="P1"><text:span text:style-name="Bekezdés_20_alapbetűtípusa"><text:span text:style-name="T19">Retina</text:span></text:span></text:p>
          </table:table-cell>
          <table:table-cell table:style-name="disorderRetinaTable.D1" office:value-type="string">
            <text:p text:style-name="P27">age-related macular degeneration –subretinal neovascularisation</text:p>
          </table:table-cell>
          <table:table-cell table:style-name="disorderRetinaTable.D1" office:value-type="string">
            <text:p text:style-name="P27">H35.3</text:p>
          </table:table-cell>
          <table:table-cell table:style-name="disorderRetinaTable.D6" office:value-type="string">
            <text:p text:style-name="P30"/>
          </table:table-cell>
          <table:table-cell table:style-name="disorderRetinaTable.E6" office:value-type="string">
            <text:p text:style-name="P30"/>
          </table:table-cell>
        </table:table-row>
        <table:table-row table:style-name="disorderRetinaTable.3">
          <table:covered-table-cell/>
          <table:table-cell table:style-name="disorderRetinaTable.D1" office:value-type="string">
            <text:p text:style-name="P27">age-related macular degeneration – atrophic /</text:p>
            <text:p text:style-name="P27">geographic macular atrophy<text:tab/></text:p>
          </table:table-cell>
          <table:table-cell table:style-name="disorderRetinaTable.D1" office:value-type="string">
            <text:p text:style-name="P27">H35.3</text:p>
          </table:table-cell>
          <table:table-cell table:style-name="disorderRetinaTable.D6" office:value-type="string">
            <text:p text:style-name="P30"/>
          </table:table-cell>
          <table:table-cell table:style-name="disorderRetinaTable.E6" office:value-type="string">
            <text:p text:style-name="P30"/>
          </table:table-cell>
        </table:table-row>
        <table:table-row table:style-name="disorderRetinaTable.3">
          <table:covered-table-cell/>
          <table:table-cell table:style-name="disorderRetinaTable.D1" office:value-type="string">
            <text:p text:style-name="P27">diabetic retinopathy</text:p>
          </table:table-cell>
          <table:table-cell table:style-name="disorderRetinaTable.D1" office:value-type="string">
            <text:p text:style-name="P27">E10.3 – E14.3</text:p>
            <text:p text:style-name="P27">H36.0</text:p>
          </table:table-cell>
          <table:table-cell table:style-name="disorderRetinaTable.D6" office:value-type="string">
            <text:p text:style-name="P30"/>
          </table:table-cell>
          <table:table-cell table:style-name="disorderRetinaTable.E6" office:value-type="string">
            <text:p text:style-name="P30"/>
          </table:table-cell>
        </table:table-row>
        <table:table-row table:style-name="disorderRetinaTable.3">
          <table:covered-table-cell/>
          <table:table-cell table:style-name="disorderRetinaTable.D1" office:value-type="string">
            <text:p text:style-name="P27">Hereditary retinal dystrophy</text:p>
          </table:table-cell>
          <table:table-cell table:style-name="disorderRetinaTable.D1" office:value-type="string">
            <text:p text:style-name="P27">H35.5</text:p>
          </table:table-cell>
          <table:table-cell table:style-name="disorderRetinaTable.D6" office:value-type="string">
            <text:p text:style-name="P30"/>
          </table:table-cell>
          <table:table-cell table:style-name="disorderRetinaTable.E6" office:value-type="string">
            <text:p text:style-name="P30"/>
          </table:table-cell>
        </table:table-row>
        <table:table-row table:style-name="disorderRetinaTable.6">
          <table:covered-table-cell/>
          <table:table-cell table:style-name="disorderRetinaTable.D1" office:value-type="string">
            <text:p text:style-name="P27">retinal vascular occlusions</text:p>
          </table:table-cell>
          <table:table-cell table:style-name="disorderRetinaTable.D1" office:value-type="string">
            <text:p text:style-name="P27"/>
          </table:table-cell>
          <table:table-cell table:style-name="disorderRetinaTable.D6" office:value-type="string">
            <text:p text:style-name="P30"/>
          </table:table-cell>
          <table:table-cell table:style-name="disorderRetinaTable.E6" office:value-type="string">
            <text:p text:style-name="P30"/>
          </table:table-cell>
        </table:table-row>
        <table:table-row table:style-name="disorderRetinaTable.7">
          <table:covered-table-cell/>
          <table:table-cell table:style-name="disorderRetinaTable.B7" table:number-columns-spanned="4" office:value-type="string">
            <text:p text:style-name="P27">other retinal : please specify</text:p>
          </table:table-cell>
          <table:covered-table-cell/>
          <table:covered-table-cell/>
          <table:covered-table-cell/>
        </table:table-row>
      </table:table>
      <text:p text:style-name="P43"/>
      <table:table table:name="disorderGlaucomaTable" table:style-name="disorderGlaucomaTable">
        <table:table-column table:style-name="disorderGlaucomaTable.A"/>
        <table:table-column table:style-name="disorderGlaucomaTable.B"/>
        <table:table-column table:style-name="disorderGlaucomaTable.C"/>
        <table:table-column table:style-name="disorderGlaucomaTable.D"/>
        <table:table-column table:style-name="disorderGlaucomaTable.E"/>
        <table:table-row>
          <table:table-cell table:style-name="disorderGlaucomaTable.A1" table:number-rows-spanned="4" office:value-type="string">
            <text:p text:style-name="P26">Glaucoma</text:p>
          </table:table-cell>
          <table:table-cell table:style-name="disorderGlaucomaTable.A1" office:value-type="string">
            <text:p text:style-name="P26">primary<text:tab/><text:tab/>open<text:tab/>angle<text:tab/></text:p>
          </table:table-cell>
          <table:table-cell table:style-name="disorderGlaucomaTable.A1" office:value-type="string">
            <text:p text:style-name="P26">H40.1</text:p>
          </table:table-cell>
          <table:table-cell table:style-name="disorderGlaucomaTable.A1" office:value-type="string">
            <text:p text:style-name="P29"/>
          </table:table-cell>
          <table:table-cell table:style-name="disorderGlaucomaTable.A1" office:value-type="string">
            <text:p text:style-name="P29"/>
          </table:table-cell>
        </table:table-row>
        <table:table-row>
          <table:covered-table-cell/>
          <table:table-cell table:style-name="disorderGlaucomaTable.A1" office:value-type="string">
            <text:p text:style-name="P26">primary angle closure</text:p>
          </table:table-cell>
          <table:table-cell table:style-name="disorderGlaucomaTable.A1" office:value-type="string">
            <text:p text:style-name="P26">H40.2</text:p>
          </table:table-cell>
          <table:table-cell table:style-name="disorderGlaucomaTable.A1" office:value-type="string">
            <text:p text:style-name="P29"/>
          </table:table-cell>
          <table:table-cell table:style-name="disorderGlaucomaTable.A1" office:value-type="string">
            <text:p text:style-name="P29"/>
          </table:table-cell>
        </table:table-row>
        <table:table-row>
          <table:covered-table-cell/>
          <table:table-cell table:style-name="disorderGlaucomaTable.A1" office:value-type="string">
            <text:p text:style-name="P26">secondary</text:p>
          </table:table-cell>
          <table:table-cell table:style-name="disorderGlaucomaTable.A1" office:value-type="string">
            <text:p text:style-name="P26">H40.5</text:p>
          </table:table-cell>
          <table:table-cell table:style-name="disorderGlaucomaTable.A1" office:value-type="string">
            <text:p text:style-name="P29"/>
          </table:table-cell>
          <table:table-cell table:style-name="disorderGlaucomaTable.A1" office:value-type="string">
            <text:p text:style-name="P29"/>
          </table:table-cell>
        </table:table-row>
        <table:table-row table:style-name="disorderGlaucomaTable.4">
          <table:covered-table-cell/>
          <table:table-cell table:style-name="disorderGlaucomaTable.A1" table:number-columns-spanned="4" office:value-type="string">
            <text:p text:style-name="P26">other glaucoma : please specify</text:p>
          </table:table-cell>
          <table:covered-table-cell/>
          <table:covered-table-cell/>
          <table:covered-table-cell/>
        </table:table-row>
      </table:table>
      <text:p text:style-name="P35"/>
      <table:table table:name="disorderGlobeTable" table:style-name="disorderGlobeTable">
        <table:table-column table:style-name="disorderGlobeTable.A"/>
        <table:table-column table:style-name="disorderGlobeTable.B"/>
        <table:table-column table:style-name="disorderGlobeTable.C"/>
        <table:table-column table:style-name="disorderGlobeTable.D"/>
        <table:table-column table:style-name="disorderGlobeTable.E"/>
        <table:table-row table:style-name="disorderGlobeTable.1">
          <table:table-cell table:style-name="disorderGlobeTable.A1" office:value-type="string">
            <text:p text:style-name="P26">Globe</text:p>
          </table:table-cell>
          <table:table-cell table:style-name="disorderGlobeTable.A1" office:value-type="string">
            <text:p text:style-name="P26">degenerative<text:tab/><text:tab/>myopia<text:tab/></text:p>
          </table:table-cell>
          <table:table-cell table:style-name="disorderGlobeTable.A1" office:value-type="string">
            <text:p text:style-name="P26">H44.2</text:p>
          </table:table-cell>
          <table:table-cell table:style-name="disorderGlobeTable.A1" office:value-type="string">
            <text:p text:style-name="P29"/>
          </table:table-cell>
          <table:table-cell table:style-name="disorderGlobeTable.A1" office:value-type="string">
            <text:p text:style-name="P29"/>
          </table:table-cell>
        </table:table-row>
      </table:table>
      <text:p text:style-name="P35"/>
      <table:table table:name="disorderNeurologicalTable" table:style-name="disorderNeurologicalTable">
        <table:table-column table:style-name="disorderNeurologicalTable.A"/>
        <table:table-column table:style-name="disorderNeurologicalTable.B"/>
        <table:table-column table:style-name="disorderNeurologicalTable.C"/>
        <table:table-column table:style-name="disorderNeurologicalTable.D"/>
        <table:table-column table:style-name="disorderNeurologicalTable.E"/>
        <table:table-row>
          <table:table-cell table:style-name="disorderNeurologicalTable.A1" table:number-rows-spanned="3" office:value-type="string">
            <text:p text:style-name="P26">Neurological</text:p>
          </table:table-cell>
          <table:table-cell table:style-name="disorderNeurologicalTable.A1" office:value-type="string">
            <text:p text:style-name="P26">optic<text:tab/>atrophy</text:p>
          </table:table-cell>
          <table:table-cell table:style-name="disorderNeurologicalTable.A1" office:value-type="string">
            <text:p text:style-name="P26">H47.2</text:p>
          </table:table-cell>
          <table:table-cell table:style-name="disorderNeurologicalTable.A1" office:value-type="string">
            <text:p text:style-name="P29"/>
          </table:table-cell>
          <table:table-cell table:style-name="disorderNeurologicalTable.A1" office:value-type="string">
            <text:p text:style-name="P29"/>
          </table:table-cell>
        </table:table-row>
        <table:table-row>
          <table:covered-table-cell/>
          <table:table-cell table:style-name="disorderNeurologicalTable.A1" office:value-type="string">
            <text:p text:style-name="P26">visual cortex disorder</text:p>
          </table:table-cell>
          <table:table-cell table:style-name="disorderNeurologicalTable.A1" office:value-type="string">
            <text:p text:style-name="P26">H47.6</text:p>
          </table:table-cell>
          <table:table-cell table:style-name="disorderNeurologicalTable.A1" office:value-type="string">
            <text:p text:style-name="P29"/>
          </table:table-cell>
          <table:table-cell table:style-name="disorderNeurologicalTable.A1" office:value-type="string">
            <text:p text:style-name="P29"/>
          </table:table-cell>
        </table:table-row>
        <table:table-row>
          <table:covered-table-cell/>
          <table:table-cell table:style-name="disorderNeurologicalTable.A1" office:value-type="string">
            <text:p text:style-name="P26">cerebrovascular<text:tab/><text:tab/>disease</text:p>
          </table:table-cell>
          <table:table-cell table:style-name="disorderNeurologicalTable.A1" office:value-type="string">
            <text:p text:style-name="P26"/>
          </table:table-cell>
          <table:table-cell table:style-name="disorderNeurologicalTable.A1" office:value-type="string">
            <text:p text:style-name="P29"/>
          </table:table-cell>
          <table:table-cell table:style-name="disorderNeurologicalTable.A1" office:value-type="string">
            <text:p text:style-name="P29"/>
          </table:table-cell>
        </table:table-row>
      </table:table>
      <text:p text:style-name="P35"/>
      <table:table table:name="disorderChoroidTable" table:style-name="disorderChoroidTable">
        <table:table-column table:style-name="disorderChoroidTable.A"/>
        <table:table-column table:style-name="disorderChoroidTable.B"/>
        <table:table-column table:style-name="disorderChoroidTable.C"/>
        <table:table-column table:style-name="disorderChoroidTable.D"/>
        <table:table-column table:style-name="disorderChoroidTable.E"/>
        <table:table-row>
          <table:table-cell table:style-name="disorderChoroidTable.A1" table:number-rows-spanned="2" office:value-type="string">
            <text:p text:style-name="P26">Choroid</text:p>
          </table:table-cell>
          <table:table-cell table:style-name="disorderChoroidTable.A1" office:value-type="string">
            <text:p text:style-name="P26">chorioretinitis</text:p>
          </table:table-cell>
          <table:table-cell table:style-name="disorderChoroidTable.A1" office:value-type="string">
            <text:p text:style-name="P26">H30.9</text:p>
          </table:table-cell>
          <table:table-cell table:style-name="disorderChoroidTable.A1" office:value-type="string">
            <text:p text:style-name="P29"/>
          </table:table-cell>
          <table:table-cell table:style-name="disorderChoroidTable.A1" office:value-type="string">
            <text:p text:style-name="P29"/>
          </table:table-cell>
        </table:table-row>
        <table:table-row>
          <table:covered-table-cell/>
          <table:table-cell table:style-name="disorderChoroidTable.A1" office:value-type="string">
            <text:p text:style-name="P26">choroidal degeneration</text:p>
          </table:table-cell>
          <table:table-cell table:style-name="disorderChoroidTable.A1" office:value-type="string">
            <text:p text:style-name="P26">H31.1</text:p>
          </table:table-cell>
          <table:table-cell table:style-name="disorderChoroidTable.A1" office:value-type="string">
            <text:p text:style-name="P29"/>
          </table:table-cell>
          <table:table-cell table:style-name="disorderChoroidTable.A1" office:value-type="string">
            <text:p text:style-name="P29"/>
          </table:table-cell>
        </table:table-row>
      </table:table>
      <text:p text:style-name="P35"/>
      <table:table table:name="disorderLensTable" table:style-name="disorderLensTable">
        <table:table-column table:style-name="disorderLensTable.A"/>
        <table:table-column table:style-name="disorderLensTable.B"/>
        <table:table-column table:style-name="disorderLensTable.C"/>
        <table:table-column table:style-name="disorderLensTable.D"/>
        <table:table-column table:style-name="disorderLensTable.E"/>
        <table:table-row>
          <table:table-cell table:style-name="disorderLensTable.A1" office:value-type="string">
            <text:p text:style-name="P26">Lens</text:p>
          </table:table-cell>
          <table:table-cell table:style-name="disorderLensTable.A1" office:value-type="string">
            <text:p text:style-name="P26">cataract (excludes congenital)</text:p>
          </table:table-cell>
          <table:table-cell table:style-name="disorderLensTable.A1" office:value-type="string">
            <text:p text:style-name="P26">H25.9</text:p>
          </table:table-cell>
          <table:table-cell table:style-name="disorderLensTable.A1" office:value-type="string">
            <text:p text:style-name="P29"/>
          </table:table-cell>
          <table:table-cell table:style-name="disorderLensTable.A1" office:value-type="string">
            <text:p text:style-name="P29"/>
          </table:table-cell>
        </table:table-row>
      </table:table>
      <text:p text:style-name="P36"/>
      <table:table table:name="disorderCorneaTable" table:style-name="disorderCorneaTable">
        <table:table-column table:style-name="disorderCorneaTable.A"/>
        <table:table-column table:style-name="disorderCorneaTable.B"/>
        <table:table-column table:style-name="disorderCorneaTable.C"/>
        <table:table-column table:style-name="disorderCorneaTable.D"/>
        <table:table-column table:style-name="disorderCorneaTable.E"/>
        <table:table-row>
          <table:table-cell table:style-name="disorderCorneaTable.A1" table:number-rows-spanned="2" office:value-type="string">
            <text:p text:style-name="P26">Cornea</text:p>
          </table:table-cell>
          <table:table-cell table:style-name="disorderCorneaTable.A1" office:value-type="string">
            <text:p text:style-name="P26">corneal scars and opacities</text:p>
          </table:table-cell>
          <table:table-cell table:style-name="disorderCorneaTable.A1" office:value-type="string">
            <text:p text:style-name="P26">H17.</text:p>
          </table:table-cell>
          <table:table-cell table:style-name="disorderCorneaTable.A1" office:value-type="string">
            <text:p text:style-name="P29"/>
          </table:table-cell>
          <table:table-cell table:style-name="disorderCorneaTable.A1" office:value-type="string">
            <text:p text:style-name="P29"/>
          </table:table-cell>
        </table:table-row>
        <table:table-row table:style-name="disorderCorneaTable.2">
          <table:covered-table-cell/>
          <table:table-cell table:style-name="disorderCorneaTable.A1" office:value-type="string">
            <text:p text:style-name="P26">keratitis</text:p>
          </table:table-cell>
          <table:table-cell table:style-name="disorderCorneaTable.A1" office:value-type="string">
            <text:p text:style-name="P26">H16.</text:p>
          </table:table-cell>
          <table:table-cell table:style-name="disorderCorneaTable.A1" office:value-type="string">
            <text:p text:style-name="P29"/>
          </table:table-cell>
          <table:table-cell table:style-name="disorderCorneaTable.A1" office:value-type="string">
            <text:p text:style-name="P29"/>
          </table:table-cell>
        </table:table-row>
      </table:table>
      <table:table table:name="disorderPaediatricTable" table:style-name="disorderPaediatricTable">
        <table:table-column table:style-name="disorderPaediatricTable.A"/>
        <table:table-column table:style-name="disorderPaediatricTable.B"/>
        <table:table-column table:style-name="disorderPaediatricTable.C"/>
        <table:table-column table:style-name="disorderPaediatricTable.D"/>
        <table:table-column table:style-name="disorderPaediatricTable.E"/>
        <table:table-row>
          <table:table-cell table:style-name="disorderPaediatricTable.A1" table:number-rows-spanned="4" office:value-type="string">
            <text:p text:style-name="P26"><text:span text:style-name="T35">Paediatric</text:span> </text:p>
          </table:table-cell>
          <table:table-cell table:style-name="disorderPaediatricTable.A1" office:value-type="string">
            <text:p text:style-name="P26"><text:span text:style-name="T35">retinopathy of prematurity</text:span> <text:tab/></text:p>
          </table:table-cell>
          <table:table-cell table:style-name="disorderPaediatricTable.A1" office:value-type="string">
            <text:p text:style-name="P26"><text:span text:style-name="T35">H35.1</text:span> </text:p>
          </table:table-cell>
          <table:table-cell table:style-name="disorderPaediatricTable.A1" office:value-type="string">
            <text:p text:style-name="P29"/>
          </table:table-cell>
          <table:table-cell table:style-name="disorderPaediatricTable.A1" office:value-type="string">
            <text:p text:style-name="P29"/>
          </table:table-cell>
        </table:table-row>
        <table:table-row>
          <table:covered-table-cell/>
          <table:table-cell table:style-name="disorderPaediatricTable.A1" office:value-type="string">
            <text:p text:style-name="P26"><text:span text:style-name="T35">congenital CNS malformations</text:span> </text:p>
          </table:table-cell>
          <table:table-cell table:style-name="disorderPaediatricTable.A1" office:value-type="string">
            <text:p text:style-name="P51">Q00-Q07</text:p>
          </table:table-cell>
          <table:table-cell table:style-name="disorderPaediatricTable.A1" office:value-type="string">
            <text:p text:style-name="P29"/>
          </table:table-cell>
          <table:table-cell table:style-name="disorderPaediatricTable.A1" office:value-type="string">
            <text:p text:style-name="P29"/>
          </table:table-cell>
        </table:table-row>
        <table:table-row>
          <table:covered-table-cell/>
          <table:table-cell table:style-name="disorderPaediatricTable.A1" office:value-type="string">
            <text:p text:style-name="P26"><text:span text:style-name="T35">congenital eye malformations</text:span> </text:p>
          </table:table-cell>
          <table:table-cell table:style-name="disorderPaediatricTable.A1" office:value-type="string">
            <text:p text:style-name="P26"><text:span text:style-name="T35">Q10-Q15</text:span> </text:p>
          </table:table-cell>
          <table:table-cell table:style-name="disorderPaediatricTable.A1" office:value-type="string">
            <text:p text:style-name="P29"/>
          </table:table-cell>
          <table:table-cell table:style-name="disorderPaediatricTable.A1" office:value-type="string">
            <text:p text:style-name="P29"/>
          </table:table-cell>
        </table:table-row>
        <table:table-row table:style-name="disorderPaediatricTable.4">
          <table:covered-table-cell/>
          <table:table-cell table:style-name="disorderPaediatricTable.A1" table:number-columns-spanned="4" office:value-type="string">
            <text:p text:style-name="P51">congenital: please specify syndrome or nature of the malformation </text:p>
          </table:table-cell>
          <table:covered-table-cell/>
          <table:covered-table-cell/>
          <table:covered-table-cell/>
        </table:table-row>
      </table:table>
      <text:p text:style-name="P35"/>
      <table:table table:name="disorderNeoplasiaTable" table:style-name="disorderNeoplasiaTable">
        <table:table-column table:style-name="disorderNeoplasiaTable.A"/>
        <table:table-column table:style-name="disorderNeoplasiaTable.B"/>
        <table:table-column table:style-name="disorderNeoplasiaTable.C"/>
        <table:table-column table:style-name="disorderNeoplasiaTable.D"/>
        <table:table-column table:style-name="disorderNeoplasiaTable.E"/>
        <table:table-row>
          <table:table-cell table:style-name="disorderNeoplasiaTable.A1" table:number-rows-spanned="3" office:value-type="string">
            <text:p text:style-name="P26">Neoplasia</text:p>
          </table:table-cell>
          <table:table-cell table:style-name="disorderNeoplasiaTable.A1" office:value-type="string">
            <text:p text:style-name="P26">eye</text:p>
          </table:table-cell>
          <table:table-cell table:style-name="disorderNeoplasiaTable.A1" office:value-type="string">
            <text:p text:style-name="P26"/>
          </table:table-cell>
          <table:table-cell table:style-name="disorderNeoplasiaTable.A1" office:value-type="string">
            <text:p text:style-name="P29"/>
          </table:table-cell>
          <table:table-cell table:style-name="disorderNeoplasiaTable.A1" office:value-type="string">
            <text:p text:style-name="P29"/>
          </table:table-cell>
        </table:table-row>
        <table:table-row>
          <table:covered-table-cell/>
          <table:table-cell table:style-name="disorderNeoplasiaTable.A1" office:value-type="string">
            <text:p text:style-name="P26">brain &amp; CNS</text:p>
          </table:table-cell>
          <table:table-cell table:style-name="disorderNeoplasiaTable.A1" office:value-type="string">
            <text:p text:style-name="P26"/>
          </table:table-cell>
          <table:table-cell table:style-name="disorderNeoplasiaTable.A1" office:value-type="string">
            <text:p text:style-name="P29"/>
          </table:table-cell>
          <table:table-cell table:style-name="disorderNeoplasiaTable.A1" office:value-type="string">
            <text:p text:style-name="P29"/>
          </table:table-cell>
        </table:table-row>
        <table:table-row table:style-name="disorderNeoplasiaTable.3">
          <table:covered-table-cell/>
          <table:table-cell table:style-name="disorderNeoplasiaTable.A1" table:number-columns-spanned="4" office:value-type="string">
            <text:p text:style-name="P26">other neoplasia: please specify</text:p>
          </table:table-cell>
          <table:covered-table-cell/>
          <table:covered-table-cell/>
          <table:covered-table-cell/>
        </table:table-row>
      </table:table>
      <text:p text:style-name="P35"/>
      <table:table table:name="Táblázat21" table:style-name="Táblázat21">
        <table:table-column table:style-name="Táblázat21.A"/>
        <table:table-row>
          <table:table-cell table:style-name="Táblázat21.A1" office:value-type="string">
            <text:p text:style-name="P26">Diagnosis not covered in any of the above – please specify, including ICD10 code (where known)</text:p>
          </table:table-cell>
        </table:table-row>
        <table:table-row table:style-name="Táblázat21.2">
          <table:table-cell table:style-name="Táblázat21.A2" office:value-type="string">
            <text:p text:style-name="P32"><text:span text:style-name="diagnosisNotCovered"><text:span text:style-name="T36">[not covered]</text:span></text:span></text:p>
          </table:table-cell>
        </table:table-row>
      </table:table>
      <text:p text:style-name="P37">Please note that this is not intended to be a comprehensive list of all possible diagnoses. It does include all but the rare causes of reduced vision abstracted from the 2001 BD8 part 5 returns. The codes above are ICD10.</text:p>
      <text:p text:style-name="Normál"><text:span text:style-name="Bekezdés_20_alapbetűtípusa"><text:span text:style-name="T3">Epidemiological Analysis: please send a copy of this page to the Royal College of Ophthalmologists, c/o certifications office, Moorfields Eye Hospital, City Road, London, EC1V 2PD.</text:span></text:span></text:p>
      <text:p text:style-name="P72">Part 3: to be completed by eye clinic staff in consultation with the patient</text:p>
      <text:p text:style-name="P2"/>
      <text:p text:style-name="P25">D. Other relevant factors about the patient (Mark all appropriate boxes)</text:p>
      <table:table table:name="patientFactors" table:style-name="patientFactors">
        <table:table-column table:style-name="patientFactors.A"/>
        <table:table-column table:style-name="patientFactors.B"/>
        <table:table-header-rows>
          <table:table-row>
            <table:table-cell table:style-name="patientFactors.A1" office:value-type="string">
              <text:p text:style-name="P2"/>
            </table:table-cell>
            <table:table-cell table:style-name="patientFactors.B1" office:value-type="string">
              <text:p text:style-name="P3">Y/N</text:p>
            </table:table-cell>
          </table:table-row>
        </table:table-header-rows>
        <table:table-row table:style-name="patientFactors.2">
          <table:table-cell table:style-name="patientFactors.B1" office:value-type="string">
            <text:p text:style-name="P10">Does the patient live alone?</text:p>
          </table:table-cell>
          <table:table-cell table:style-name="patientFactors.B1" office:value-type="string">
            <text:p text:style-name="P14"/>
          </table:table-cell>
        </table:table-row>
        <table:table-row table:style-name="patientFactors.3">
          <table:table-cell table:style-name="patientFactors.B1" office:value-type="string">
            <text:p text:style-name="P10">Does the patient also have a hearing impairment?</text:p>
          </table:table-cell>
          <table:table-cell table:style-name="patientFactors.B1" office:value-type="string">
            <text:p text:style-name="P14"/>
          </table:table-cell>
        </table:table-row>
        <table:table-row table:style-name="patientFactors.4">
          <table:table-cell table:style-name="patientFactors.B1" office:value-type="string">
            <text:p text:style-name="P10">Does the patient have poor physical mobility?</text:p>
          </table:table-cell>
          <table:table-cell table:style-name="patientFactors.B1" office:value-type="string">
            <text:p text:style-name="P14"/>
          </table:table-cell>
        </table:table-row>
        <table:table-row table:style-name="patientFactors.5">
          <table:table-cell table:style-name="patientFactors.A6" office:value-type="string">
            <text:p text:style-name="P15">Medical Conditions</text:p>
            <text:p text:style-name="P18"/>
          </table:table-cell>
          <table:table-cell table:style-name="patientFactors.B1" office:value-type="string">
            <text:p text:style-name="P14"/>
          </table:table-cell>
        </table:table-row>
        <table:table-row>
          <table:table-cell table:style-name="patientFactors.A6" office:value-type="string">
            <text:p text:style-name="P22">Emotional</text:p>
          </table:table-cell>
          <table:table-cell table:style-name="patientFactors.B1" office:value-type="string">
            <text:p text:style-name="P14"/>
          </table:table-cell>
        </table:table-row>
        <table:table-row table:style-name="patientFactors.7">
          <table:table-cell table:style-name="patientFactors.B1" office:value-type="string">
            <text:p text:style-name="P15">Mobility</text:p>
          </table:table-cell>
          <table:table-cell table:style-name="patientFactors.B1" office:value-type="string">
            <text:p text:style-name="P14"/>
          </table:table-cell>
        </table:table-row>
        <table:table-row table:style-name="patientFactors.8">
          <table:table-cell table:style-name="patientFactors.B1" office:value-type="string">
            <text:p text:style-name="P15">Living Skills.</text:p>
          </table:table-cell>
          <table:table-cell table:style-name="patientFactors.B1" office:value-type="string">
            <text:p text:style-name="P14"/>
          </table:table-cell>
        </table:table-row>
        <table:table-row table:style-name="patientFactors.9">
          <table:table-cell table:style-name="patientFactors.B1" office:value-type="string">
            <text:p text:style-name="P15">Employment</text:p>
          </table:table-cell>
          <table:table-cell table:style-name="patientFactors.B1" office:value-type="string">
            <text:p text:style-name="P14"/>
          </table:table-cell>
        </table:table-row>
        <table:table-row>
          <table:table-cell table:style-name="patientFactors.A10" office:value-type="string">
            <text:p text:style-name="P15">Parent/Guardians</text:p>
          </table:table-cell>
          <table:table-cell table:style-name="patientFactors.B1" office:value-type="string">
            <text:p text:style-name="P14"/>
          </table:table-cell>
        </table:table-row>
      </table:table>
      <table:table table:name="employmentStatus" table:style-name="employmentStatus">
        <table:table-column table:style-name="employmentStatus.A"/>
        <table:table-column table:style-name="employmentStatus.B"/>
        <table:table-column table:style-name="employmentStatus.C"/>
        <table:table-column table:style-name="employmentStatus.D"/>
        <table:table-column table:style-name="employmentStatus.E"/>
        <table:table-column table:style-name="employmentStatus.F"/>
        <table:table-column table:style-name="employmentStatus.E"/>
        <table:table-column table:style-name="employmentStatus.H"/>
        <table:table-column table:style-name="employmentStatus.E"/>
        <table:table-column table:style-name="employmentStatus.J"/>
        <table:table-column table:style-name="employmentStatus.K"/>
        <table:table-row table:style-name="employmentStatus.1">
          <table:table-cell table:style-name="employmentStatus.A1" office:value-type="string">
            <text:p text:style-name="P53">Is the patient:</text:p>
          </table:table-cell>
          <table:table-cell table:style-name="employmentStatus.B1" office:value-type="string">
            <text:p text:style-name="P54">Retired</text:p>
          </table:table-cell>
          <table:table-cell table:style-name="employmentStatus.A1" office:value-type="string">
            <text:p text:style-name="P54"/>
          </table:table-cell>
          <table:table-cell table:style-name="employmentStatus.A1" office:value-type="string">
            <text:p text:style-name="P54">Employed</text:p>
          </table:table-cell>
          <table:table-cell table:style-name="employmentStatus.A1" office:value-type="string">
            <text:p text:style-name="P54"/>
          </table:table-cell>
          <table:table-cell table:style-name="employmentStatus.A1" office:value-type="string">
            <text:p text:style-name="P54">Unemployed</text:p>
          </table:table-cell>
          <table:table-cell table:style-name="employmentStatus.A1" office:value-type="string">
            <text:p text:style-name="P54"/>
          </table:table-cell>
          <table:table-cell table:style-name="employmentStatus.A1" office:value-type="string">
            <text:p text:style-name="P54">Child</text:p>
          </table:table-cell>
          <table:table-cell table:style-name="employmentStatus.A1" office:value-type="string">
            <text:p text:style-name="P54"/>
          </table:table-cell>
          <table:table-cell table:style-name="employmentStatus.A1" office:value-type="string">
            <text:p text:style-name="P54">Student</text:p>
          </table:table-cell>
          <table:table-cell table:style-name="employmentStatus.K1" office:value-type="string">
            <text:p text:style-name="P53"/>
          </table:table-cell>
        </table:table-row>
      </table:table>
      <text:p text:style-name="P2"/>
      <text:p text:style-name="Normál"><text:span text:style-name="Bekezdés_20_alapbetűtípusa"><text:span text:style-name="T13">In the view of clinic staff these factors require contact with the patient</text:span></text:span> <text:span text:style-name="Bekezdés_20_alapbetűtípusa"><text:span text:style-name="T10">(mark the appropriate box):</text:span></text:span></text:p>
      <table:table table:name="contactUrgency" table:style-name="contactUrgency">
        <table:table-column table:style-name="contactUrgency.A"/>
        <table:table-column table:style-name="contactUrgency.B"/>
        <table:table-row table:style-name="contactUrgency.1">
          <table:table-cell table:style-name="contactUrgency.A1" office:value-type="string">
            <text:p text:style-name="P39"/>
          </table:table-cell>
          <table:table-cell table:style-name="contactUrgency.B1" office:value-type="string">
            <text:p text:style-name="P10">Immediately (i.e. potential risk factors present)</text:p>
          </table:table-cell>
        </table:table-row>
        <table:table-row table:style-name="contactUrgency.2">
          <table:table-cell table:style-name="contactUrgency.A2" office:value-type="string">
            <text:p text:style-name="P39"/>
          </table:table-cell>
          <table:table-cell table:style-name="contactUrgency.B1" office:value-type="string">
            <text:p text:style-name="P10">Within the next 2 weeks (in line with Association of Directors of Social Services’</text:p>
            <text:p text:style-name="P10">national standards)<text:tab/></text:p>
          </table:table-cell>
        </table:table-row>
        <table:table-row table:style-name="contactUrgency.3">
          <table:table-cell table:style-name="contactUrgency.A2" office:value-type="string">
            <text:p text:style-name="P39"/>
          </table:table-cell>
          <table:table-cell table:style-name="contactUrgency.B1" office:value-type="string">
            <text:p text:style-name="P21">As soon as possible and within the next 2 weeks</text:p>
          </table:table-cell>
        </table:table-row>
      </table:table>
      <text:p text:style-name="P2"/>
      <text:p text:style-name="P59"/>
      <text:p text:style-name="P59"/>
      <text:p text:style-name="P59"/>
      <text:p text:style-name="P59"/>
      <text:p text:style-name="P59"/>
      <text:p text:style-name="P59"/>
      <text:p text:style-name="P59"/>
      <text:p text:style-name="P59"/>
      <text:p text:style-name="P58"><text:span text:style-name="Bekezdés_20_alapbetűtípusa"><text:span text:style-name="T4">Epidemiological Analysis: please send a copy of this page to the Royal College of Ophthalmologists, c/o certifications office, Moorfields Eye Hospital, City Road, London, EC1V 2PD.</text:span></text:span></text:p>
      <text:p text:style-name="P73">E. Ethnic origin (This information is needed for service and epidemiological monitoring)</text:p>
      <text:p text:style-name="Normál"/>
      <text:section text:style-name="Sect1" text:name="Sect1">
        <text:p text:style-name="Text_20_body"><draw:frame draw:style-name="fr2" draw:name="Keret1" text:anchor-type="paragraph" svg:x="0.0043in" svg:y="0in" svg:width="3.239in" style:rel-width="scale" svg:height="0.8091in" style:rel-height="scale" draw:z-index="2"><draw:text-box><table:table table:name="Táblázat24" table:style-name="Táblázat24"><table:table-column table:style-name="Táblázat24.A"/><table:table-column table:style-name="Táblázat24.B"/><table:table-row><table:table-cell table:style-name="Táblázat24.A1" office:value-type="string"><text:p text:style-name="Normál"><text:span text:style-name="Bekezdés_20_alapbetűtípusa"><text:span text:style-name="T8">a) </text:span></text:span><text:span text:style-name="Bekezdés_20_alapbetűtípusa"><text:span text:style-name="T20">White</text:span></text:span></text:p></table:table-cell><table:table-cell table:style-name="Táblázat24.B1" office:value-type="string"><text:p text:style-name="P2"/></table:table-cell></table:table-row><table:table-row><table:table-cell table:style-name="Táblázat24.A2" office:value-type="string"><text:p text:style-name="P2">British</text:p></table:table-cell><table:table-cell table:style-name="Táblázat24.B4" office:value-type="string"><text:p text:style-name="P3"><text:span text:style-name="ethnicGroup_5f_A"><text:s/></text:span></text:p></table:table-cell></table:table-row><table:table-row><table:table-cell table:style-name="Táblázat24.A2" office:value-type="string"><text:p text:style-name="P2">Irish</text:p></table:table-cell><table:table-cell table:style-name="Táblázat24.B4" office:value-type="string"><text:p text:style-name="P3"><text:span text:style-name="ethnicGroup_5f_B"><text:s/></text:span></text:p></table:table-cell></table:table-row><table:table-row table:style-name="Táblázat24.4"><table:table-cell table:style-name="Táblázat24.A2" office:value-type="string"><text:p text:style-name="P2">Other White</text:p></table:table-cell><table:table-cell table:style-name="Táblázat24.B4" office:value-type="string"><text:p text:style-name="P3"><text:span text:style-name="ethnicGroup_5f_C"><text:s/></text:span></text:p></table:table-cell></table:table-row></table:table><text:p text:style-name="Standard"/></draw:text-box></draw:frame><draw:frame draw:style-name="fr2" draw:name="Keret2" text:anchor-type="paragraph" svg:x="3.3154in" svg:y="0in" svg:width="3.3543in" style:rel-width="scale" svg:height="1.0693in" style:rel-height="scale" draw:z-index="3"><draw:text-box><table:table table:name="Táblázat25" table:style-name="Táblázat25"><table:table-column table:style-name="Táblázat25.A"/><table:table-column table:style-name="Táblázat25.B"/><table:table-row><table:table-cell table:style-name="Táblázat25.A1" office:value-type="string"><text:p text:style-name="Normál"><text:span text:style-name="Bekezdés_20_alapbetűtípusa"><text:span text:style-name="T8">b) </text:span></text:span><text:span text:style-name="Bekezdés_20_alapbetűtípusa"><text:span text:style-name="T20">Mixed</text:span></text:span></text:p></table:table-cell><table:table-cell table:style-name="Táblázat25.B1" office:value-type="string"><text:p text:style-name="P2"/></table:table-cell></table:table-row><table:table-row><table:table-cell table:style-name="Táblázat25.A2" office:value-type="string"><text:p text:style-name="P2">White and Black Caribbean</text:p></table:table-cell><table:table-cell table:style-name="Táblázat25.B5" office:value-type="string"><text:p text:style-name="P3"><text:span text:style-name="ethnicGroup_5f_D"/></text:p></table:table-cell></table:table-row><table:table-row><table:table-cell table:style-name="Táblázat25.A2" office:value-type="string"><text:p text:style-name="P2">White and Black African</text:p></table:table-cell><table:table-cell table:style-name="Táblázat25.B5" office:value-type="string"><text:p text:style-name="P3"><text:span text:style-name="ethnicGroup_5f_E"/></text:p></table:table-cell></table:table-row><table:table-row><table:table-cell table:style-name="Táblázat25.A2" office:value-type="string"><text:p text:style-name="P2">White and Asian</text:p></table:table-cell><table:table-cell table:style-name="Táblázat25.B5" office:value-type="string"><text:p text:style-name="P3"><text:span text:style-name="ethnicGroup_5f_F"><text:s/></text:span></text:p></table:table-cell></table:table-row><table:table-row table:style-name="Táblázat25.5"><table:table-cell table:style-name="Táblázat25.A2" office:value-type="string"><text:p text:style-name="P2">Other Mixed</text:p></table:table-cell><table:table-cell table:style-name="Táblázat25.B5" office:value-type="string"><text:p text:style-name="P3"><text:span text:style-name="ethnicGroup_5f_G"/></text:p></table:table-cell></table:table-row></table:table><text:p text:style-name="Standard"/></draw:text-box></draw:frame><text:span text:style-name="Bekezdés_20_alapbetűtípusa"><text:span text:style-name="T23"/></text:span></text:p>
        <text:p text:style-name="P62"/>
        <text:p text:style-name="P62"/>
        <text:p text:style-name="P62"/>
        <text:p text:style-name="P62"/>
        <text:p text:style-name="P62"><draw:frame draw:style-name="fr2" draw:name="Keret3" text:anchor-type="paragraph" svg:x="0.0043in" svg:y="0.0398in" svg:width="3.3016in" style:rel-width="scale" svg:height="1.3752in" style:rel-height="scale" draw:z-index="6"><draw:text-box><table:table table:name="Táblázat26" table:style-name="Táblázat26"><table:table-column table:style-name="Táblázat26.A"/><table:table-column table:style-name="Táblázat26.B"/><table:table-row><table:table-cell table:style-name="Táblázat26.A1" office:value-type="string"><text:p text:style-name="Normál"><text:span text:style-name="Bekezdés_20_alapbetűtípusa"><text:span text:style-name="T8">c) </text:span></text:span><text:span text:style-name="Bekezdés_20_alapbetűtípusa"><text:span text:style-name="T20">Asian or Asian British</text:span></text:span></text:p></table:table-cell><table:table-cell table:style-name="Táblázat26.B1" office:value-type="string"><text:p text:style-name="P2"/></table:table-cell></table:table-row><table:table-row><table:table-cell table:style-name="Táblázat26.A2" office:value-type="string"><text:p text:style-name="P2">Indian</text:p></table:table-cell><table:table-cell table:style-name="Táblázat26.B5" office:value-type="string"><text:p text:style-name="P3"><text:span text:style-name="ethnicGroup_5f_H"><text:s/></text:span></text:p></table:table-cell></table:table-row><table:table-row><table:table-cell table:style-name="Táblázat26.A2" office:value-type="string"><text:p text:style-name="P2">Pakistani</text:p></table:table-cell><table:table-cell table:style-name="Táblázat26.B5" office:value-type="string"><text:p text:style-name="P3"><text:span text:style-name="ethnicGroup_5f_J"/></text:p></table:table-cell></table:table-row><table:table-row><table:table-cell table:style-name="Táblázat26.A2" office:value-type="string"><text:p text:style-name="P2">Bangladeshi</text:p></table:table-cell><table:table-cell table:style-name="Táblázat26.B5" office:value-type="string"><text:p text:style-name="P3"><text:span text:style-name="ethnicGroup_5f_K"><text:s/></text:span></text:p></table:table-cell></table:table-row><table:table-row><table:table-cell table:style-name="Táblázat26.A2" office:value-type="string"><text:p text:style-name="P2">Other Asian</text:p></table:table-cell><table:table-cell table:style-name="Táblázat26.B5" office:value-type="string"><text:p text:style-name="P3"><text:span text:style-name="ethnicGroup_5f_L"><text:s/></text:span></text:p></table:table-cell></table:table-row></table:table><text:p text:style-name="Standard"/></draw:text-box></draw:frame><draw:frame draw:style-name="fr2" draw:name="Keret4" text:anchor-type="paragraph" svg:x="3.378in" svg:y="0.0445in" svg:width="3.2591in" style:rel-width="scale" svg:height="1.3807in" style:rel-height="scale" draw:z-index="7"><draw:text-box><table:table table:name="Táblázat27" table:style-name="Táblázat27"><table:table-column table:style-name="Táblázat27.A"/><table:table-column table:style-name="Táblázat27.B"/><table:table-row><table:table-cell table:style-name="Táblázat27.A1" office:value-type="string"><text:p text:style-name="Normál"><text:span text:style-name="Bekezdés_20_alapbetűtípusa"><text:span text:style-name="T8">d) </text:span></text:span><text:span text:style-name="Bekezdés_20_alapbetűtípusa"><text:span text:style-name="T20">Black or Black British</text:span></text:span></text:p></table:table-cell><table:table-cell table:style-name="Táblázat27.B1" office:value-type="string"><text:p text:style-name="P2"/></table:table-cell></table:table-row><table:table-row><table:table-cell table:style-name="Táblázat27.A2" office:value-type="string"><text:p text:style-name="P2">Caribbean</text:p></table:table-cell><table:table-cell table:style-name="Táblázat27.B4" office:value-type="string"><text:p text:style-name="P3"><text:span text:style-name="ethnicGroup_5f_M"><text:s/></text:span></text:p></table:table-cell></table:table-row><table:table-row><table:table-cell table:style-name="Táblázat27.A2" office:value-type="string"><text:p text:style-name="P2">African</text:p></table:table-cell><table:table-cell table:style-name="Táblázat27.B4" office:value-type="string"><text:p text:style-name="P3"><text:span text:style-name="ethnicGroup_5f_N"><text:s/></text:span></text:p></table:table-cell></table:table-row><table:table-row><table:table-cell table:style-name="Táblázat27.A2" office:value-type="string"><text:p text:style-name="P2">Other Black</text:p></table:table-cell><table:table-cell table:style-name="Táblázat27.B4" office:value-type="string"><text:p text:style-name="P3"><text:span text:style-name="ethnicGroup_5f_P"/></text:p></table:table-cell></table:table-row></table:table><text:p text:style-name="Standard"/></draw:text-box></draw:frame><text:span text:style-name="Bekezdés_20_alapbetűtípusa"><text:span text:style-name="T23"/></text:span></text:p>
        <text:p text:style-name="P62"><text:span text:style-name="Bekezdés_20_alapbetűtípusa"><text:span text:style-name="T23"/></text:span></text:p>
        <text:p text:style-name="P62"/>
        <text:p text:style-name="P62"/>
        <text:p text:style-name="P62"/>
        <text:p text:style-name="P62"/>
        <text:p text:style-name="P62"/>
        <text:p text:style-name="P62"><draw:frame draw:style-name="fr2" draw:name="Keret5" text:anchor-type="paragraph" svg:x="0.0335in" svg:y="0.1717in" svg:width="3.2736in" style:rel-width="scale" svg:height="1.0217in" style:rel-height="scale" draw:z-index="1"><draw:text-box><table:table table:name="Táblázat28" table:style-name="Táblázat28"><table:table-column table:style-name="Táblázat28.A"/><table:table-column table:style-name="Táblázat28.B"/><table:table-row><table:table-cell table:style-name="Táblázat28.A1" office:value-type="string"><text:p text:style-name="Normál"><text:span text:style-name="Bekezdés_20_alapbetűtípusa"><text:span text:style-name="T8">e)</text:span></text:span> <text:span text:style-name="Bekezdés_20_alapbetűtípusa"><text:span text:style-name="T20">Other ethnic groups</text:span></text:span></text:p></table:table-cell><table:table-cell table:style-name="Táblázat28.A1" office:value-type="string"><text:p text:style-name="P2"/></table:table-cell></table:table-row><table:table-row><table:table-cell table:style-name="Táblázat28.A2" office:value-type="string"><text:p text:style-name="P2">Chinese</text:p></table:table-cell><table:table-cell table:style-name="Táblázat28.A2" office:value-type="string"><text:p text:style-name="P3"><text:span text:style-name="ethnicGroup_5f_R"><text:s/></text:span></text:p></table:table-cell></table:table-row><table:table-row><table:table-cell table:style-name="Táblázat28.A2" office:value-type="string"><text:p text:style-name="P2">Any other ethnic group</text:p></table:table-cell><table:table-cell table:style-name="Táblázat28.A2" office:value-type="string"><text:p text:style-name="P3"><text:span text:style-name="ethnicGroup_5f_S"><text:s/></text:span></text:p></table:table-cell></table:table-row></table:table><text:p text:style-name="Standard"/></draw:text-box></draw:frame><text:span text:style-name="Bekezdés_20_alapbetűtípusa"><text:span text:style-name="T23"/></text:span></text:p>
        <text:p text:style-name="P62"/>
        <text:p text:style-name="P62"/>
        <text:p text:style-name="P63"/>
        <text:p text:style-name="P2"/>
        <text:p text:style-name="P25"/>
        <text:p text:style-name="P25"/>
        <text:p text:style-name="P25"/>
        <text:p text:style-name="P25">F. Patient format preferences</text:p>
        <text:p text:style-name="P25"/>
        <table:table table:name="preferredInfoFormat" table:style-name="preferredInfoFormat">
          <table:table-column table:style-name="preferredInfoFormat.A"/>
          <table:table-column table:style-name="preferredInfoFormat.B"/>
          <table:table-column table:style-name="preferredInfoFormat.C"/>
          <table:table-column table:style-name="preferredInfoFormat.D"/>
          <table:table-column table:style-name="preferredInfoFormat.E"/>
          <table:table-column table:style-name="preferredInfoFormat.F"/>
          <table:table-column table:style-name="preferredInfoFormat.G"/>
          <table:table-column table:style-name="preferredInfoFormat.H"/>
          <table:table-row>
            <table:table-cell table:style-name="preferredInfoFormat.A1" table:number-columns-spanned="8" office:value-type="string">
              <text:p text:style-name="P65"/>
              <text:p text:style-name="P65">The patient would prefer further information:</text:p>
              <text:p text:style-name="P65"/>
            </table:table-cell>
            <table:covered-table-cell/>
            <table:covered-table-cell/>
            <table:covered-table-cell/>
            <table:covered-table-cell/>
            <table:covered-table-cell/>
            <table:covered-table-cell/>
            <table:covered-table-cell/>
          </table:table-row>
          <table:table-row table:style-name="preferredInfoFormat.2">
            <table:table-cell table:style-name="preferredInfoFormat.A2" office:value-type="string">
              <text:p text:style-name="P66"/>
            </table:table-cell>
            <table:table-cell table:style-name="preferredInfoFormat.B2" office:value-type="string">
              <text:p text:style-name="P65">In large print</text:p>
            </table:table-cell>
            <table:table-cell table:style-name="preferredInfoFormat.A2" office:value-type="string">
              <text:p text:style-name="P66"/>
            </table:table-cell>
            <table:table-cell table:style-name="preferredInfoFormat.B2" office:value-type="string">
              <text:p text:style-name="P68">On audio CD</text:p>
            </table:table-cell>
            <table:table-cell table:style-name="preferredInfoFormat.A2" office:value-type="string">
              <text:p text:style-name="P66"/>
            </table:table-cell>
            <table:table-cell table:style-name="preferredInfoFormat.B2" office:value-type="string">
              <text:p text:style-name="P65">In braille</text:p>
            </table:table-cell>
            <table:table-cell table:style-name="preferredInfoFormat.A2" office:value-type="string">
              <text:p text:style-name="P66"/>
            </table:table-cell>
            <table:table-cell table:style-name="preferredInfoFormat.B2" office:value-type="string">
              <text:p text:style-name="P65">By email to</text:p>
            </table:table-cell>
          </table:table-row>
        </table:table>
        <text:p text:style-name="P25"/>
        <text:p text:style-name="Normál"><text:span text:style-name="Bekezdés_20_alapbetűtípusa"><text:span text:style-name="T10">The language the patient prefers to receive information in is</text:span></text:span> <text:span text:style-name="Bekezdés_20_alapbetűtípusa"><text:span text:style-name="T8"><text:s/></text:span></text:span><text:span text:style-name="preferredLanguage"><text:span text:style-name="T31">[preferredLanguage]</text:span></text:span></text:p>
        <text:p text:style-name="P2"/>
        <text:list xml:id="list6416727020771470935" text:style-name="L1">
          <text:list-item>
            <text:p text:style-name="P81">See the checklist of people to send copies to, at the top of page 2 of this form. The local council / care trust will be the one which covers the place where the patient lives.</text:p>
          </text:list-item>
          <text:list-item>
            <text:p text:style-name="P81">For epidemiological analysis, please post all 5 pages, including this one to: (This address has been put here for placing in a window envelope)</text:p>
          </text:list-item>
        </text:list>
        <text:p text:style-name="P24"/>
        <text:p text:style-name="P24"/>
        <text:p text:style-name="P24"/>
        <text:p text:style-name="P24"/>
        <text:p text:style-name="P24"/>
        <text:p text:style-name="P24"/>
        <text:p text:style-name="P24">The Royal College of Ophthalmologists</text:p>
        <text:p text:style-name="P24">C/o Certifications Office</text:p>
        <text:p text:style-name="P24">Moorfields Eye Hospital</text:p>
        <text:p text:style-name="P24">City Road</text:p>
        <text:p text:style-name="P24">London EC1V 2PD</text:p>
        <text:p text:style-name="P74">Comments to the Social Services Department</text:p>
        <text:p text:style-name="P8"/>
        <text:p text:style-name="P8"/>
        <text:p text:style-name="P8"/>
        <text:p text:style-name="P8"/>
        <text:p text:style-name="P8"/>
        <text:p text:style-name="P8"/>
        <text:p text:style-name="P10">Please make the patient aware of any services/allowances/equipment available</text:p>
        <text:p text:style-name="P10"/>
        <text:p text:style-name="P10">Thank you</text:p>
        <text:p text:style-name="P75">About this Certificate</text:p>
        <text:p text:style-name="P23"/>
        <text:p text:style-name="P19">The Certificate of Vision Impairment (CVI) replaces form BD8 (1990).</text:p>
        <text:p text:style-name="P11">A consultant ophthalmologist may use it to certify that the 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assessment of needs, and provide information about the services and benefits available to people who are sight impaired or blind.</text:p>
        <text:p text:style-name="P10"/>
        <text:p text:style-name="P10"/>
        <text:p text:style-name="P76">Advice for patients</text:p>
        <text:p text:style-name="P11">Use of this form does not affect the provision of any medical care. It establishes that your consultant ophthalmologist considers you eligible to be registered. You will not be added to the local register until you have given your specific consent to the local council or primary care trust.</text:p>
        <text:p text:style-name="P11"/>
        <text:p text:style-name="P11">Registration is voluntary, and you can choose to have your name taken off at any time. Choosing not to be registered may affect your entitlement for some statutory financial benefits. Also, registration means that you will be regarded as ‘disabled’ under the <text:span text:style-name="T34">Equality Act (EqA)</text:span>. If you are registered, your local council or its agent should offer you a card confirming your registration.</text:p>
        <text:p text:style-name="P11"/>
        <text:p text:style-name="P11">Your council has a legal duty to advise you of the range of services available to people with sight problems and to carry out an assessment of your needs, irrespective of whether or not you choose to be registered.</text:p>
        <text:p text:style-name="P11"/>
        <text:p text:style-name="P11">If you have any difficulties in relation to these matters, you can obtain independent advice from your local:</text:p>
        <text:list xml:id="list7064648124452762106" text:style-name="L2">
          <text:list-item>
            <text:p text:style-name="P80">Citizens Advice Bureau</text:p>
          </text:list-item>
          <text:list-item>
            <text:p text:style-name="P80">society for visually impaired people, or</text:p>
          </text:list-item>
          <text:list-item>
            <text:p text:style-name="P80">the RNIB Helpline. Tel. 0303 1239999 ( local call rate)</text:p>
          </text:list-item>
        </text:list>
        <text:p text:style-name="P10"/>
        <text:p text:style-name="P10"/>
        <text:p text:style-name="P10"><text:s/></text:p>
        <text:p text:style-name="P10"/>
        <text:p text:style-name="P10"/>
        <text:p text:style-name="P10"/>
        <text:p text:style-name="P10"/>
        <text:p text:style-name="P10"/>
        <text:p text:style-name="P10"/>
        <text:p text:style-name="P10"/>
        <text:p text:style-name="P8">This page is for the patient only</text:p>
        <text:p text:style-name="P8"/>
        <text:p text:style-name="P8"/>
        <text:p text:style-name="P76">Patient Consent</text:p>
        <text:p text:style-name="P10"><text:soft-page-break/>I consent to <text:span text:style-name="T34">my</text:span> the personal and sensitive personal information contained within this form being <text:span text:style-name="T34">passed to my</text:span> local council, General Practitioner and Primary Care Trust for referral, assessment and registration purposes <text:span text:style-name="T34">and to my contact details being shared with RNIB for information on national and local services; in addition:</text:span></text:p>
        <text:p text:style-name="P10"/>
        <text:list xml:id="list2923387890384173853" text:style-name="L3">
          <text:list-item>
            <text:p text:style-name="P82">I acknowledge that my information will be used by the Royal College of Ophthalmologists on behalf of Moorfields Eye Hospital NHS Foundation Trust (MEH) and the Department of Health (DH) for epidemiological research and analysis;</text:p>
          </text:list-item>
          <text:list-item>
            <text:p text:style-name="P83"><text:span text:style-name="T34">I</text:span> understand that the Royal College, MEH,<text:span text:style-name="T34"> DH and RNIB</text:span> have a duty of confidentiality and duties under the Data Protection Act 1998 towards use of my information;</text:p>
          </text:list-item>
          <text:list-item>
            <text:p text:style-name="P83"><text:span text:style-name="T34">I</text:span> understand that I do not have to consent to my information being used for any of these purposes, and can withdraw my consent at any point</text:p>
          </text:list-item>
          <text:list-item>
            <text:p text:style-name="P83"><text:span text:style-name="T34">I</text:span> am aware that I will also be given a copy of this form.</text:p>
          </text:list-item>
        </text:list>
        <text:p text:style-name="P10"/>
        <text:p text:style-name="P8"/>
        <text:p text:style-name="P76">Information for driving licence holders</text:p>
        <text:p text:style-name="P10">In accordance with the advice shown on the driving licence, any driver with impaired vision should inform the DVLA, who will consider each case on an individual basis. The DVLA can be contacted at:</text:p>
        <text:p text:style-name="P10"/>
        <text:p text:style-name="P10">Drivers Medical Branch</text:p>
        <text:p text:style-name="P10">DVLA</text:p>
        <text:p text:style-name="P10">Swansea</text:p>
        <text:p text:style-name="P10">SA99 1TU</text:p>
        <text:p text:style-name="P10"/>
        <text:p text:style-name="P10">Tel.: 0300 790 6806 (Monday to Friday <text:span text:style-name="T34">8am - 5.30pm, Saturday 8am to 1pm</text:span>)</text:p>
        <text:p text:style-name="P10"/>
        <text:p text:style-name="P8"/>
        <text:p text:style-name="P8"/>
        <text:p text:style-name="P8"/>
        <text:p text:style-name="P8"/>
        <text:p text:style-name="P8"/>
        <text:p text:style-name="P8"/>
        <text:p text:style-name="P8"/>
        <text:p text:style-name="P8">This page is for the patient onl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Normál" style:family="paragraph">
      <style:paragraph-properties fo:margin-top="0in" fo:margin-bottom="0in" loext:contextual-spacing="false" fo:line-height="100%" fo:hyphenation-ladder-count="no-limit"/>
      <style:text-properties fo:hyphenate="false"/>
    </style:style>
    <style:style style:name="Header" style:family="paragraph" style:parent-style-name="Normá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Footer" style:family="paragraph" style:parent-style-name="Normá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Buborékszöveg" style:family="paragraph" style:parent-style-name="Normá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aszerű_20_bekezdés" style:display-name="Listaszerű bekezdés" style:family="paragraph" style:parent-style-name="Normál">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true"/>
    </style:style>
    <style:style style:name="Frame_20_contents" style:display-name="Frame contents" style:family="paragraph" style:parent-style-name="Text_20_body" style:class="extra">
      <style:paragraph-properties fo:hyphenation-ladder-count="no-limit"/>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List" style:family="paragraph" style:parent-style-name="Text_20_body" style:class="list"/>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signedBy_5f_representative" style:display-name="_signedBy_representative" style:family="paragraph" style:parent-style-name="Normál" style:class="text"/>
    <style:style style:name="_5f_signedBy_5f_patient" style:display-name="_signedBy_patient" style:family="paragraph" style:parent-style-name="Normál" style:class="text"/>
    <style:style style:name="_5f_signatureDate" style:display-name="_signatureDate" style:family="paragraph" style:parent-style-name="Normál" style:class="text"/>
    <style:style style:name="_5f_signature1" style:display-name="_signature1" style:family="paragraph" style:class="text"/>
    <style:style style:name="_5f_representativeName" style:display-name="_representativeName" style:family="paragraph" style:parent-style-name="Normál" style:class="text"/>
    <style:style style:name="_5f_hospitalAddress" style:display-name="_hospitalAddress" style:family="paragraph" style:parent-style-name="Normál" style:class="text"/>
    <style:style style:name="_5f_consultantName" style:display-name="_consultantName" style:family="paragraph" style:parent-style-name="Normál" style:class="text"/>
    <style:style style:name="_5f_signatureName" style:display-name="_signatureName" style:family="paragraph" style:parent-style-name="Normál"/>
    <style:style style:name="footer" style:family="paragraph" style:parent-style-name="Normál"/>
    <style:style style:name="gender" style:family="paragraph" style:parent-style-name="Table_20_Contents">
      <style:paragraph-properties style:vertical-align="middle"/>
    </style:style>
    <style:style style:name="otherRelevantFactors" style:family="paragraph" style:parent-style-name="Table_20_Contents"/>
    <style:style style:name="Bekezdés_20_alapbetűtípusa" style:display-name="Bekezdés alapbetűtípusa" style:family="text"/>
    <style:style style:name="Élőfej_20_Char" style:display-name="Élőfej Char" style:family="text" style:parent-style-name="Bekezdés_20_alapbetűtípusa"/>
    <style:style style:name="Élőláb_20_Char" style:display-name="Élőláb Char" style:family="text" style:parent-style-name="Bekezdés_20_alapbetűtípusa"/>
    <style:style style:name="Buborékszöveg_20_Char" style:display-name="Buborékszöveg Char" style:family="text" style:parent-style-name="Bekezdés_20_alapbetűtípusa">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Drop_20_Caps" style:display-name="Drop Caps" style:family="text"/>
    <style:style style:name="Variable" style:family="text">
      <style:text-properties fo:font-style="italic" style:font-style-asian="italic" style:font-style-complex="italic"/>
    </style:style>
    <style:style style:name="Endnote_20_Symbol" style:display-name="Endnote Symbol" style:family="text"/>
    <style:style style:name="signatureName" style:family="text"/>
    <style:style style:name="signatureDate" style:family="text" style:parent-style-name="Bekezdés_20_alapbetűtípusa"/>
    <style:style style:name="representativeName" style:family="text" style:parent-style-name="Bekezdés_20_alapbetűtípusa"/>
    <style:style style:name="consultantName" style:family="text" style:parent-style-name="Bekezdés_20_alapbetűtípusa"/>
    <style:style style:name="hospitalAddress" style:family="text" style:parent-style-name="Bekezdés_20_alapbetűtípusa"/>
    <style:style style:name="signedByPatient" style:family="text" style:parent-style-name="Bekezdés_20_alapbetűtípusa"/>
    <style:style style:name="signedByRepresentative" style:family="text" style:parent-style-name="Bekezdés_20_alapbetűtípusa"/>
    <style:style style:name="patientName" style:family="text"/>
    <style:style style:name="patientAddress" style:family="text"/>
    <style:style style:name="patientEmail" style:family="text"/>
    <style:style style:name="scName" style:family="text" style:parent-style-name="patientEmail"/>
    <style:style style:name="scAddress" style:family="text"/>
    <style:style style:name="scTel" style:family="text"/>
    <style:style style:name="gpTel" style:family="text" style:parent-style-name="Bekezdés_20_alapbetűtípusa"/>
    <style:style style:name="gpName" style:family="text" style:parent-style-name="Bekezdés_20_alapbetűtípusa"/>
    <style:style style:name="gpAddress" style:family="text" style:parent-style-name="Bekezdés_20_alapbetűtípusa"/>
    <style:style style:name="otherNames" style:family="text"/>
    <style:style style:name="patientDateOfBirth" style:family="text" style:parent-style-name="Bekezdés_20_alapbetűtípusa"/>
    <style:style style:name="nhsNumber" style:family="text" style:parent-style-name="Bekezdés_20_alapbetűtípusa"/>
    <style:style style:name="preferredLanguage" style:family="text"/>
    <style:style style:name="patientTel" style:family="text"/>
    <style:style style:name="examinationDate" style:family="text" style:parent-style-name="Bekezdés_20_alapbetűtípus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diagnosisNotCovered"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ethnicGroup_5f_A" style:display-name="ethnicGroup_A"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_5f_B" style:display-name="ethnicGroup_B"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_5f_C" style:display-name="ethnicGroup_C"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_5f_H" style:display-name="ethnicGroup_H"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_5f_J" style:display-name="ethnicGroup_J"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_5f_K" style:display-name="ethnicGroup_K"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_5f_L" style:display-name="ethnicGroup_L"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_5f_R" style:display-name="ethnicGroup_R"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_5f_S" style:display-name="ethnicGroup_S"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_5f_D" style:display-name="ethnicGroup_D"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_5f_E" style:display-name="ethnicGroup_E"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_5f_F" style:display-name="ethnicGroup_F"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_5f_G" style:display-name="ethnicGroup_G"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_5f_M" style:display-name="ethnicGroup_M"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_5f_N" style:display-name="ethnicGroup_N"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_5f_P" style:display-name="ethnicGroup_P" style:family="text">
      <style:text-properties style:font-name="Arial" fo:font-family="Arial" style:font-family-generic="swiss" style:font-pitch="variable" style:font-name-complex="Arial" style:font-family-complex="Arial" style:font-family-generic-complex="swiss" style:font-pitch-complex="variable"/>
    </style:style>
    <style:style style:name="Definition" style:family="text"/>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signature1" style:family="graphic" style:parent-style-name="Graphics"/>
    <style:style style:name="signature2" style:family="graphic" style:parent-style-name="Graphics"/>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MP2" style:family="paragraph" style:parent-style-name="Normál">
      <style:paragraph-properties fo:text-align="justify" style:justify-single-word="false" fo:orphans="0" fo:widows="0" style:text-autospace="none"/>
    </style:style>
    <style:style style:name="MT1" style:family="text">
      <style:text-properties officeooo:rsid="00203ddf"/>
    </style:style>
    <style:style style:name="MT2" style:family="text">
      <style:text-properties fo:color="#000000" style:font-name="Arial" fo:font-size="9.89999961853027pt" style:font-size-asian="9.89999961853027pt" style:font-name-complex="Arial" style:font-size-complex="9.89999961853027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335in" fo:margin-bottom="0.3335in" fo:margin-left="0.3335in" fo:margin-right="0.3335in" fo:border="0.51pt solid #000000" fo:padding-top="0.2508in" fo:padding-bottom="0.2508in" fo:padding-left="0.4472in" fo:padding-right="0.4472in" style:shadow="none" style:writing-mode="lr-tb" style:footnote-max-height="0in">
        <style:footnote-sep style:width="0.0071in" style:line-style="none" style:adjustment="left" style:rel-width="33%"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
      </style:footer>
    </style:master-page>
    <style:master-page style:name="MP0" style:page-layout-name="Mpm2">
      <style:header>
        <text:p text:style-name="MP1">Certif<text:span text:style-name="MT1">i</text:span>cate of Vision Impairment (CVI)</text:p>
      </style:header>
      <style:footer>
        <text:p text:style-name="MP2"><text:span text:style-name="Bekezdés_20_alapbetűtípusa"><text:span text:style-name="MT2">The CVI replaces the previous BD8 &amp; CVI 2003 from 1 September 2005 <text:s/>Page </text:span></text:span><text:span text:style-name="Bekezdés_20_alapbetűtípusa"><text:span text:style-name="MT2"><text:page-number text:select-page="current">8</text:page-number></text:span></text:span><text:span text:style-name="Bekezdés_20_alapbetűtípusa"><text:span text:style-name="MT2"> of </text:span></text:span><text:span text:style-name="Bekezdés_20_alapbetűtípusa"><text:span text:style-name="MT2"><text:page-count>8</text:page-count></text:span></text:span><text:span text:style-name="Bekezdés_20_alapbetűtípusa"><text:span text:style-name="MT2"> <text:s/>Updated August 2007</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MacOSX_X86_64 LibreOffice_project/066b007f5ebcc236395c7d282ba488bca6720265</meta:generator>
    <meta:initial-creator>K E</meta:initial-creator>
    <meta:creation-date>2016-08-08T16:59:00Z</meta:creation-date>
    <dc:date>2016-09-01T16:14:27.722563000</dc:date>
    <meta:editing-cycles>243</meta:editing-cycles>
    <meta:editing-duration>PT14H13M9S</meta:editing-duration>
    <meta:print-date>2016-08-14T18:39:32.62</meta:print-date>
    <meta:document-statistic meta:table-count="30" meta:image-count="2" meta:object-count="0" meta:page-count="8" meta:paragraph-count="251" meta:word-count="1538" meta:character-count="9518" meta:non-whitespace-character-count="8174"/>
    <meta:template xlink:type="simple" xlink:actuate="onRequest" xlink:title="" xlink:href="../example_certificate_4.odt/Normal"/>
  </office:meta>
</office:document-meta>
</file>